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size-complex="12pt"/>
    </style:style>
    <style:style style:name="T1" style:family="text">
      <style:text-properties fo:font-size="10pt" fo:font-weight="bold"/>
    </style:style>
    <style:style style:name="T2" style:family="text">
      <style:text-properties fo:font-weight="bold"/>
    </style:style>
    <style:style style:name="T3" style:family="text">
      <style:text-properties fo:font-size="12pt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t</text:p>
      <text:p text:style-name="P1"><text:span text:style-name="T2">Solution to Project Euler problem</text:span>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uters are fast, so we can implement this solution directly without any clever math.</text:p>
      <text:p text:style-name="P1">def compute():</text:p>
      <text:p text:style-name="P1"><text:tab/>ans = 0</text:p>
      <text:p text:style-name="P1"><text:tab/>x = 1 <text:s/>Represents the current Fibonacci number being processed</text:p>
      <text:p text:style-name="P1"><text:tab/>y = 2 <text:s/>Represents the next Fibonacci number in the sequence</text:p>
      <text:p text:style-name="P1"><text:tab/>while x &lt;= 4000000:</text:p>
      <text:p text:style-name="P1"><text:tab/><text:tab/>if x % 2 == 0:</text:p>
      <text:p text:style-name="P1"><text:tab/><text:tab/><text:tab/>ans += x</text:p>
      <text:p text:style-name="P1"><text:tab/><text:tab/>x, y = y, x + y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4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f compute():</text:p>
      <text:p text:style-name="P1"><text:tab/>i = 286</text:p>
      <text:p text:style-name="P1"><text:tab/>j = 166</text:p>
      <text:p text:style-name="P1"><text:tab/>k = 144</text:p>
      <text:p text:style-name="P1"><text:tab/>while True:</text:p>
      <text:p text:style-name="P1"><text:tab/><text:tab/>triangle = i * (i + 1) // 2</text:p>
      <text:p text:style-name="P1"><text:tab/><text:tab/>pentagon = j * (j * 3 - 1) // 2</text:p>
      <text:p text:style-name="P1"><text:tab/><text:tab/>hexagon <text:s/>= k * (k * 2 - 1)</text:p>
      <text:p text:style-name="P1"><text:tab/><text:tab/>minimum = min(triangle, pentagon, hexagon)</text:p>
      <text:p text:style-name="P1"><text:tab/><text:tab/>if minimum == max(triangle, pentagon, hexagon):</text:p>
      <text:p text:style-name="P1"><text:tab/><text:tab/><text:tab/>return str(triangle)</text:p>
      <text:p text:style-name="P1"><text:tab/><text:tab/>if minimum == triangle: i += 1</text:p>
      <text:p text:style-name="P1"><text:tab/><text:tab/>if minimum == pentagon: j += 1</text:p>
      <text:p text:style-name="P1"><text:tab/><text:tab/>if minimum == hexagon : k += 1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17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- For the numbers 0 to 19, we write the single word:</text:p>
      <text:p text:style-name="P1"><text:s text:c="2"/>{zero, one, two, three, four, five, six, seven, eight, nine,</text:p>
      <text:p text:style-name="P1"><text:s text:c="2"/>ten, eleven, twelve, thirteen, fourteen, fifteen, sixteen, seventeen, eighteen, nineteen}.</text:p>
      <text:p text:style-name="P1">- For the numbers 20 to 99, we write the word for the tens place:</text:p>
      <text:p text:style-name="P1"><text:s text:c="2"/>{twenty, thirty, forty, fifty, sixty, seventy, eighty, ninety}.</text:p>
      <text:p text:style-name="P1"><text:s text:c="2"/>Subsequently if the last digit is not 0, then we write the word for the ones place (one to nine).</text:p>
      <text:p text:style-name="P1">- For the numbers 100 to 999, we write the ones word for the hundreds place followed by "hundred":</text:p>
      <text:p text:style-name="P1"><text:s text:c="2"/>{one hundred, two hundred, three hundred, ..., eight hundred, nine hundred}.</text:p>
      <text:p text:style-name="P1"><text:s text:c="2"/>Subsequently if the last two digits are not 00, then we write the word "and"</text:p>
      <text:p text:style-name="P1"><text:s text:c="2"/>followed by the phrase for the last two digits (from 01 to 99).</text:p>
      <text:p text:style-name="P1">- For the numbers 1000 to 999999, we write the word for the three digits starting at the</text:p>
      <text:p text:style-name="P1"><text:s text:c="2"/>thousands place and going leftward, followed by "thousand". Subsequently if the last three</text:p>
      <text:p text:style-name="P1"><text:s text:c="2"/>digits are not 000, then we write the phrase for the last three digits (from 001 to 999).</text:p>
      <text:p text:style-name="P1">def compute():</text:p>
      <text:p text:style-name="P1"><text:tab/>ans = sum(len(to_english(i)) for i in range(1, 1001))</text:p>
      <text:p text:style-name="P1"><text:tab/>return str(ans)</text:p>
      <text:p text:style-name="P1"/>
      <text:p text:style-name="P1"/>
      <text:p text:style-name="P1">def to_english(n):</text:p>
      <text:p text:style-name="P1"><text:tab/>if 0 &lt;= n &lt; 20:</text:p>
      <text:p text:style-name="P1"><text:tab/><text:tab/>return ONES[n]</text:p>
      <text:p text:style-name="P1"><text:tab/>elif 20 &lt;= n &lt; 100:</text:p>
      <text:p text:style-name="P1"><text:tab/><text:tab/>return TENS[n // 10] + (ONES[n % 10] if (n % 10 != 0) else "")</text:p>
      <text:p text:style-name="P1"><text:tab/>elif 100 &lt;= n &lt; 1000:</text:p>
      <text:p text:style-name="P1"><text:tab/><text:tab/>return ONES[n // 100] + "hundred" + (("and" + to_english(n % 100)) if (n % 100 != 0) else "")</text:p>
      <text:p text:style-name="P1"><text:tab/>elif 1000 &lt;= n &lt; 1000000:</text:p>
      <text:p text:style-name="P1"><text:tab/><text:tab/>return to_english(n // 1000) + "thousand" + (to_english(n % 1000) if (n % 1000 != 0) else "")</text:p>
      <text:p text:style-name="P1"><text:tab/>else:</text:p>
      <text:p text:style-name="P1"><text:tab/><text:tab/>raise ValueError()</text:p>
      <text:p text:style-name="P1"/>
      <text:p text:style-name="P1"/>
      <text:p text:style-name="P1">ONES = ["zero", "one", "two", "three", "four", "five", "six", "seven", "eight", "nine",</text:p>
      <text:p text:style-name="P1"><text:s text:c="8"/>"ten", "eleven", "twelve", "thirteen", "fourteen", "fifteen", "sixteen", "seventeen", "eighteen", "nineteen"]</text:p>
      <text:p text:style-name="P1">TENS = ["", "", "twenty", "thirty", "forty", "fifty", "sixty", "seventy", "eighty", "ninety"]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2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generate all the possible powers in the given range, put each value</text:p>
      <text:p text:style-name="P1">into a set, and let the set count the number of unique values present.</text:p>
      <text:p text:style-name="P1"><text:soft-page-break/>def compute():</text:p>
      <text:p text:style-name="P1"><text:tab/>seen = set(a**b for a in range(2, 101) for b in range(2, 101))</text:p>
      <text:p text:style-name="P1"><text:tab/>return str(len(seen)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27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, itertools</text:p>
      <text:p text:style-name="P1"/>
      <text:p text:style-name="P1"/>
      <text:p text:style-name="P1">def compute():</text:p>
      <text:p text:style-name="P1"><text:tab/>ans = max(((a, b) for a in range(-999, 1000) for b in range(2, 1000)),</text:p>
      <text:p text:style-name="P1"><text:tab/><text:tab/>key=count_consecutive_primes)</text:p>
      <text:p text:style-name="P1"><text:tab/>return str(ans[0] * ans[1])</text:p>
      <text:p text:style-name="P1"/>
      <text:p text:style-name="P1"/>
      <text:p text:style-name="P1">def count_consecutive_primes(ab):</text:p>
      <text:p text:style-name="P1"><text:tab/>a, b = ab</text:p>
      <text:p text:style-name="P1"><text:tab/>for i in itertools.count():</text:p>
      <text:p text:style-name="P1"><text:tab/><text:tab/>n = i * i + i * a + b</text:p>
      <text:p text:style-name="P1"><text:tab/><text:tab/>if not is_prime(n):</text:p>
      <text:p text:style-name="P1"><text:tab/><text:tab/><text:tab/>return i</text:p>
      <text:p text:style-name="P1"/>
      <text:p text:style-name="P1"/>
      <text:p text:style-name="P1">isprimecache = eulerlib.list_primality(1000)</text:p>
      <text:p text:style-name="P1"/>
      <text:p text:style-name="P1">def is_prime(n):</text:p>
      <text:p text:style-name="P1"><text:tab/>if n &lt; 0:</text:p>
      <text:p text:style-name="P1"><text:tab/><text:tab/>return False</text:p>
      <text:p text:style-name="P1"><text:tab/>elif n &lt; len(isprimecache):</text:p>
      <text:p text:style-name="P1"><text:tab/><text:tab/>return isprimecache[n]</text:p>
      <text:p text:style-name="P1"><text:tab/>else:</text:p>
      <text:p text:style-name="P1"><text:tab/><text:tab/>return eulerlib.is_prime(n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first compute a table of sum-of-proper-divisors, then we use it to test which numbers are amicable.</text:p>
      <text:p text:style-name="P1"><text:soft-page-break/>This approach differs from the Java implementation because trying to directly compute</text:p>
      <text:p text:style-name="P1">the proper-divisor-sum of each number by brute force is unacceptably slow in Python.</text:p>
      <text:p text:style-name="P1">def compute():</text:p>
      <text:p text:style-name="P1"><text:tab/>Compute sum of proper divisors for each number</text:p>
      <text:p text:style-name="P1"><text:tab/>divisorsum = [0] * 10000</text:p>
      <text:p text:style-name="P1"><text:tab/>for i in range(1, len(divisorsum)):</text:p>
      <text:p text:style-name="P1"><text:tab/><text:tab/>for j in range(i * 2, len(divisorsum), i):</text:p>
      <text:p text:style-name="P1"><text:tab/><text:tab/><text:tab/>divisorsum[j] += i</text:p>
      <text:p text:style-name="P1"><text:tab/></text:p>
      <text:p text:style-name="P1"><text:tab/>Find all amicable pairs within range</text:p>
      <text:p text:style-name="P1"><text:tab/>ans = 0</text:p>
      <text:p text:style-name="P1"><text:tab/>for i in range(1, len(divisorsum)):</text:p>
      <text:p text:style-name="P1"><text:tab/><text:tab/>j = divisorsum[i]</text:p>
      <text:p text:style-name="P1"><text:tab/><text:tab/>if j != i and j &lt; len(divisorsum) and divisorsum[j] == i:</text:p>
      <text:p text:style-name="P1"><text:tab/><text:tab/><text:tab/>ans += i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25</text:p>
      <text:p text:style-name="P1"/>
      <text:p text:style-name="P1"/>
      <text:p text:style-name="P1"/>
      <text:p text:style-name="P1"/>
      <text:p text:style-name="P1"/>
      <text:p text:style-name="P1"/>
      <text:p text:style-name="P1">import itertools</text:p>
      <text:p text:style-name="P1"/>
      <text:p text:style-name="P1"/>
      <text:p text:style-name="P1">Because the target number is relatively small, we simply compute each Fibonacci number starting</text:p>
      <text:p text:style-name="P1">from the beginning until we encounter one with exactly 1000 digits. The Fibonacci sequence grows</text:p>
      <text:p text:style-name="P1">exponentially with a base of about 1.618, so the numbers in base 10 will lengthen by one digit</text:p>
      <text:p text:style-name="P1">after every log10(1.618) ~= 4.78 steps on average. This means the answer is at index around 4780.</text:p>
      <text:p text:style-name="P1">def compute():</text:p>
      <text:p text:style-name="P1"><text:tab/>DIGITS = 1000</text:p>
      <text:p text:style-name="P1"><text:tab/>prev = 1</text:p>
      <text:p text:style-name="P1"><text:tab/>cur = 0</text:p>
      <text:p text:style-name="P1"><text:tab/>for i in itertools.count():</text:p>
      <text:p text:style-name="P1"><text:tab/><text:tab/>At this point, prev = fibonacci(i - 1) and cur = fibonacci(i)</text:p>
      <text:p text:style-name="P1"><text:tab/><text:tab/>if len(str(cur)) &gt; DIGITS:</text:p>
      <text:p text:style-name="P1"><text:tab/><text:tab/><text:tab/>raise RuntimeError("Not found")</text:p>
      <text:p text:style-name="P1"><text:tab/><text:tab/>elif len(str(cur)) == DIGITS:</text:p>
      <text:p text:style-name="P1"><text:tab/><text:tab/><text:tab/>return str(i)</text:p>
      <text:p text:style-name="P1"><text:tab/><text:tab/></text:p>
      <text:p text:style-name="P1"><text:tab/><text:tab/>Advance the Fibonacci sequence by one step</text:p>
      <text:p text:style-name="P1"><text:tab/><text:tab/>prev, cur = cur, prev + cur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import math, sys</text:p>
      <text:p text:style-name="P1">if sys.version_info.major == 2:</text:p>
      <text:p text:style-name="P1"><text:tab/>range = xrange</text:p>
      <text:p text:style-name="P1"/>
      <text:p text:style-name="P1"/>
      <text:p text:style-name="P1">def compute():</text:p>
      <text:p text:style-name="P1"><text:tab/>As stated in the problem, 1 = 1! and 2 = 2! are excluded.</text:p>
      <text:p text:style-name="P1"><text:tab/>If a number has at least n &gt;= 8 digits, then even if every digit is 9,</text:p>
      <text:p text:style-name="P1"><text:tab/>n * 9! is still less than the number (which is at least 10^n).</text:p>
      <text:p text:style-name="P1"><text:tab/>ans = sum(i for i in range(3, 10000000) if i == factorial_digit_sum(i))</text:p>
      <text:p text:style-name="P1"><text:tab/>return str(ans)</text:p>
      <text:p text:style-name="P1"/>
      <text:p text:style-name="P1"/>
      <text:p text:style-name="P1">def factorial_digit_sum(n):</text:p>
      <text:p text:style-name="P1"><text:tab/>result = 0</text:p>
      <text:p text:style-name="P1"><text:tab/>while n &gt;= 10000:</text:p>
      <text:p text:style-name="P1"><text:tab/><text:tab/>result += FACTORIAL_DIGITS_SUM_WITH_LEADING_ZEROS[n % 10000]</text:p>
      <text:p text:style-name="P1"><text:tab/><text:tab/>n //= 10000</text:p>
      <text:p text:style-name="P1"><text:tab/>return result + FACTORIAL_DIGITS_SUM_WITHOUT_LEADING_ZEROS[n]</text:p>
      <text:p text:style-name="P1"/>
      <text:p text:style-name="P1">FACTORIAL_DIGITS_SUM_WITHOUT_LEADING_ZEROS = [sum(math.factorial(int(c)) for c in str(i)) for i in range(10000)]</text:p>
      <text:p text:style-name="P1">FACTORIAL_DIGITS_SUM_WITH_LEADING_ZEROS = [sum(math.factorial(int(c)) for c in str(i).zfill(4)) for i in range(10000)]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24</text:p>
      <text:p text:style-name="P1"/>
      <text:p text:style-name="P1"/>
      <text:p text:style-name="P1"/>
      <text:p text:style-name="P1"/>
      <text:p text:style-name="P1"/>
      <text:p text:style-name="P1"/>
      <text:p text:style-name="P1">import itertools, sys</text:p>
      <text:p text:style-name="P1"/>
      <text:p text:style-name="P1"/>
      <text:p text:style-name="P1">We initialize a list as the lowest permutation of the given digits, which is the sequence</text:p>
      <text:p text:style-name="P1">(0,1,2,3,4,5,6,7,8,9). Then we call a Python library function that generates a stream of</text:p>
      <text:p text:style-name="P1">all permutations of the values, seek to the 999 999th element (0-based indexing), and stringify it.</text:p>
      <text:p text:style-name="P1">def compute():</text:p>
      <text:p text:style-name="P1"><text:tab/>arr = list(range(10))</text:p>
      <text:p text:style-name="P1"><text:tab/>temp = itertools.islice(itertools.permutations(arr), 999999, None)</text:p>
      <text:p text:style-name="P1"><text:tab/>return "".join(str(x) for x in next(temp))</text:p>
      <text:p text:style-name="P1"/>
      <text:p text:style-name="P1"/>
      <text:p text:style-name="P1">if __name__ == "__main__":</text:p>
      <text:p text:style-name="P1"><text:tab/>print(compute())</text:p>
      <text:p text:style-name="P1"><text:soft-page-break/></text:p>
      <text:p text:style-name="P1"><text:span text:style-name="T2">Solution to Project Euler problem</text:span> 47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, itertools, sys</text:p>
      <text:p text:style-name="P1">if sys.version_info.major == 2:</text:p>
      <text:p text:style-name="P1"><text:tab/>filter = itertools.ifilter</text:p>
      <text:p text:style-name="P1"/>
      <text:p text:style-name="P1"/>
      <text:p text:style-name="P1">def compute():</text:p>
      <text:p text:style-name="P1"><text:tab/>cond = lambda i: all((count_distinct_prime_factors(i + j) == 4) for j in range(4))</text:p>
      <text:p text:style-name="P1"><text:tab/>ans = next(filter(cond, itertools.count()))</text:p>
      <text:p text:style-name="P1"><text:tab/>return str(ans)</text:p>
      <text:p text:style-name="P1"/>
      <text:p text:style-name="P1"/>
      <text:p text:style-name="P1">@eulerlib.memoize</text:p>
      <text:p text:style-name="P1">def count_distinct_prime_factors(n):</text:p>
      <text:p text:style-name="P1"><text:tab/>count = 0</text:p>
      <text:p text:style-name="P1"><text:tab/>while n &gt; 1:</text:p>
      <text:p text:style-name="P1"><text:tab/><text:tab/>count += 1</text:p>
      <text:p text:style-name="P1"><text:tab/><text:tab/>for i in range(2, eulerlib.sqrt(n) + 1):</text:p>
      <text:p text:style-name="P1"><text:tab/><text:tab/><text:tab/>if n % i == 0:</text:p>
      <text:p text:style-name="P1"><text:tab/><text:tab/><text:tab/><text:tab/>while True:</text:p>
      <text:p text:style-name="P1"><text:tab/><text:tab/><text:tab/><text:tab/><text:tab/>n //= i</text:p>
      <text:p text:style-name="P1"><text:tab/><text:tab/><text:tab/><text:tab/><text:tab/>if n % i != 0:</text:p>
      <text:p text:style-name="P1"><text:tab/><text:tab/><text:tab/><text:tab/><text:tab/><text:tab/>break</text:p>
      <text:p text:style-name="P1"><text:tab/><text:tab/><text:tab/><text:tab/>break</text:p>
      <text:p text:style-name="P1"><text:tab/><text:tab/>else:</text:p>
      <text:p text:style-name="P1"><text:tab/><text:tab/><text:tab/>break <text:s/>n is prime</text:p>
      <text:p text:style-name="P1"><text:tab/>return count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14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, sys</text:p>
      <text:p text:style-name="P1">if sys.version_info.major == 2:</text:p>
      <text:p text:style-name="P1"><text:tab/>range = xrange</text:p>
      <text:p text:style-name="P1"/>
      <text:p text:style-name="P1"/>
      <text:p text:style-name="P1">We compute the Collatz chain length for every integer in the range according to the iteration rule.</text:p>
      <text:p text:style-name="P1">Also, we cache the Collatz value for all integer arguments to speed up the computation.</text:p>
      <text:p text:style-name="P1">def compute():</text:p>
      <text:p text:style-name="P1"><text:tab/>sys.setrecursionlimit(3000)</text:p>
      <text:p text:style-name="P1"><text:soft-page-break/><text:tab/>ans = max(range(1, 1000000), key=collatz_chain_length)</text:p>
      <text:p text:style-name="P1"><text:tab/>return str(ans)</text:p>
      <text:p text:style-name="P1"/>
      <text:p text:style-name="P1"/>
      <text:p text:style-name="P1">@eulerlib.memoize</text:p>
      <text:p text:style-name="P1">def collatz_chain_length(x):</text:p>
      <text:p text:style-name="P1"><text:tab/>if x == 1:</text:p>
      <text:p text:style-name="P1"><text:tab/><text:tab/>return 1</text:p>
      <text:p text:style-name="P1"><text:tab/>if x % 2 == 0:</text:p>
      <text:p text:style-name="P1"><text:tab/><text:tab/>y = x // 2</text:p>
      <text:p text:style-name="P1"><text:tab/>else:</text:p>
      <text:p text:style-name="P1"><text:tab/><text:tab/>y = x * 3 + 1</text:p>
      <text:p text:style-name="P1"><text:tab/>return collatz_chain_length(y) + 1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use the standard dynamic programming algorithm to solve the subset sum problem over integers.</text:p>
      <text:p text:style-name="P1">The order of the coin values does not matter, but the values need to be unique.</text:p>
      <text:p text:style-name="P1">def compute():</text:p>
      <text:p text:style-name="P1"><text:tab/>TOTAL = 200</text:p>
      <text:p text:style-name="P1"><text:tab/></text:p>
      <text:p text:style-name="P1"><text:tab/>At the start of each loop iteration, ways[i] is the number of ways to use {any copies</text:p>
      <text:p text:style-name="P1"><text:tab/>of the all the coin values seen before this iteration} to form an unordered sum of i</text:p>
      <text:p text:style-name="P1"><text:tab/>ways = [1] + [0] * TOTAL</text:p>
      <text:p text:style-name="P1"><text:tab/>for coin in [1, 2, 5, 10, 20, 50, 100, 200]:</text:p>
      <text:p text:style-name="P1"><text:tab/><text:tab/>for i in range(len(ways) - coin):</text:p>
      <text:p text:style-name="P1"><text:tab/><text:tab/><text:tab/>ways[i + coin] += ways[i]</text:p>
      <text:p text:style-name="P1"><text:tab/>return str(ways[-1]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46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, itertools, sys</text:p>
      <text:p text:style-name="P1">if sys.version_info.major == 2:</text:p>
      <text:p text:style-name="P1"><text:tab/>filterfalse = itertools.ifilterfalse</text:p>
      <text:p text:style-name="P1">else:</text:p>
      <text:p text:style-name="P1"><text:tab/>filterfalse = itertools.filterfalse</text:p>
      <text:p text:style-name="P1"><text:soft-page-break/></text:p>
      <text:p text:style-name="P1"/>
      <text:p text:style-name="P1">def compute():</text:p>
      <text:p text:style-name="P1"><text:tab/>ans = next(filterfalse(test_goldbach, itertools.count(9, 2)))</text:p>
      <text:p text:style-name="P1"><text:tab/>return str(ans)</text:p>
      <text:p text:style-name="P1"/>
      <text:p text:style-name="P1"/>
      <text:p text:style-name="P1">def test_goldbach(n):</text:p>
      <text:p text:style-name="P1"><text:tab/>if n % 2 == 0 or eulerlib.is_prime(n):</text:p>
      <text:p text:style-name="P1"><text:tab/><text:tab/>return True</text:p>
      <text:p text:style-name="P1"><text:tab/>for i in itertools.count(1):</text:p>
      <text:p text:style-name="P1"><text:tab/><text:tab/>k = n - 2 * i * i</text:p>
      <text:p text:style-name="P1"><text:tab/><text:tab/>if k &lt;= 0:</text:p>
      <text:p text:style-name="P1"><text:tab/><text:tab/><text:tab/>return False</text:p>
      <text:p text:style-name="P1"><text:tab/><text:tab/>elif eulerlib.is_prime(k):</text:p>
      <text:p text:style-name="P1"><text:tab/><text:tab/><text:tab/>return True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19</text:p>
      <text:p text:style-name="P1"/>
      <text:p text:style-name="P1"/>
      <text:p text:style-name="P1"/>
      <text:p text:style-name="P1"/>
      <text:p text:style-name="P1"/>
      <text:p text:style-name="P1"/>
      <text:p text:style-name="P1">import datetime</text:p>
      <text:p text:style-name="P1"/>
      <text:p text:style-name="P1"/>
      <text:p text:style-name="P1">We simply use Python's built-in date library to compute the answer by brute force.</text:p>
      <text:p text:style-name="P1">def compute():</text:p>
      <text:p text:style-name="P1"><text:tab/>ans = sum(1</text:p>
      <text:p text:style-name="P1"><text:tab/><text:tab/>for y in range(1901, 2001)</text:p>
      <text:p text:style-name="P1"><text:tab/><text:tab/>for m in range(1, 13)</text:p>
      <text:p text:style-name="P1"><text:tab/><text:tab/>if datetime.date(y, m, 1).weekday() == 6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uters are fast, so we can implement this solution directly without any clever math.</text:p>
      <text:p text:style-name="P1">However for the mathematically inclined, there are closed-form formulas:</text:p>
      <text:p text:style-name="P1"><text:s text:c="2"/>s <text:s/>= N(N + 1) / 2.</text:p>
      <text:p text:style-name="P1"><text:s text:c="2"/>s2 = N(N + 1)(2N + 1) / 6.</text:p>
      <text:p text:style-name="P1"><text:soft-page-break/>Hence s^2 - s2 = (N^4 / 4) + (N^3 / 6) - (N^2 / 4) - (N / 6).</text:p>
      <text:p text:style-name="P1">def compute():</text:p>
      <text:p text:style-name="P1"><text:tab/>N = 100</text:p>
      <text:p text:style-name="P1"><text:tab/>s = sum(i for i in range(1, N + 1))</text:p>
      <text:p text:style-name="P1"><text:tab/>s2 = sum(i**2 for i in range(1, N + 1))</text:p>
      <text:p text:style-name="P1"><text:tab/>return str(s**2 - s2)</text:p>
      <text:p text:style-name="P1"/>
      <text:p text:style-name="P1"/>
      <text:p text:style-name="P1">if __name__ == "__main__":</text:p>
      <text:p text:style-name="P1"><text:tab/>print(compute())</text:p>
      <text:p text:style-name="P1">Open the file in read mode </text:p>
      <text:p text:style-name="P1"/>
      <text:p text:style-name="P1">Namelist = []</text:p>
      <text:p text:style-name="P1"/>
      <text:p text:style-name="P1">Totaltext = []</text:p>
      <text:p text:style-name="P1"/>
      <text:p text:style-name="P1">text1 = "print"</text:p>
      <text:p text:style-name="P1"/>
      <text:p text:style-name="P1"/>
      <text:p text:style-name="P1">import os</text:p>
      <text:p text:style-name="P1"/>
      <text:p text:style-name="P1">List all files in a directory using os.listdir</text:p>
      <text:p text:style-name="P1">basepath = '/home/amritpal/Downloads/Coding/Test'</text:p>
      <text:p text:style-name="P1">for entry in os.listdir(basepath):</text:p>
      <text:p text:style-name="P1"><text:s text:c="4"/>if os.path.isfile(os.path.join(basepath, entry)):</text:p>
      <text:p text:style-name="P1"><text:s text:c="8"/>Namelist.append(entry)</text:p>
      <text:p text:style-name="P1"><text:s text:c="4"/>#print(Namelist)</text:p>
      <text:p text:style-name="P1"/>
      <text:p text:style-name="P1">for n in range (0, len(Namelist)):</text:p>
      <text:p text:style-name="P1"><text:s text:c="4"/>'''print(n)</text:p>
      <text:p text:style-name="P1"><text:s text:c="4"/>print(Namelist[n])'''</text:p>
      <text:p text:style-name="P1"><text:s text:c="4"/>nameoffile = Namelist[n]</text:p>
      <text:p text:style-name="P1"><text:s text:c="4"/>text = open( nameoffile , <text:s/>"r")</text:p>
      <text:p text:style-name="P1"><text:s text:c="4"/></text:p>
      <text:p text:style-name="P1"><text:s text:c="4"/>for line in text:</text:p>
      <text:p text:style-name="P1"><text:s text:c="8"/>Totaltext.append(line)</text:p>
      <text:p text:style-name="P1"><text:s text:c="8"/>#print(line)</text:p>
      <text:p text:style-name="P1"><text:s text:c="8"/>text1 += line</text:p>
      <text:p text:style-name="P1"/>
      <text:p text:style-name="P1">print(text1)</text:p>
      <text:p text:style-name="P1"/>
      <text:p text:style-name="P1"/>
      <text:p text:style-name="P1">file1 = open("text.txt" , "w+")</text:p>
      <text:p text:style-name="P1">\n is placed to indicate EOL (End of Line) </text:p>
      <text:p text:style-name="P1">file1.write(text1) <text:s/></text:p>
      <text:p text:style-name="P1">file1.close()</text:p>
      <text:p text:style-name="P1"/>
      <text:p text:style-name="P1"/>
      <text:p text:style-name="P1"/>
      <text:p text:style-name="P1"><text:span text:style-name="T2">Solution to Project Euler problem</text:span> 28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From the diagram, let's observe the four corners of an n * n square (where n is odd).</text:p>
      <text:p text:style-name="P1">It's not hard to convince yourself that the top right corner always has the value n^2.</text:p>
      <text:p text:style-name="P1">Working counterclockwise (backwards), the top left corner has the value n^2 - (n - 1),</text:p>
      <text:p text:style-name="P1">the bottom left corner has the value n^2 - 2(n - 1), and the bottom right is n^2 - 3(n - 1).</text:p>
      <text:p text:style-name="P1">Putting it all together, this outermost ring contributes 4n^2 - 6(n - 1) to the final sum.</text:p>
      <text:p text:style-name="P1"/>
      <text:p text:style-name="P1">Incidentally, the closed form of this sum is (4m^3 + 3m^2 + 8m - 9) / 6, where m = size.</text:p>
      <text:p text:style-name="P1">def compute():</text:p>
      <text:p text:style-name="P1"><text:tab/>SIZE = 1001 <text:s/>Must be odd</text:p>
      <text:p text:style-name="P1"><text:tab/>ans = 1 <text:s/>Special case for size 1</text:p>
      <text:p text:style-name="P1"><text:tab/>ans += sum(4 * i * i - 6 * (i - 1) for i in range(3, SIZE + 1, 2)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f compute():</text:p>
      <text:p text:style-name="P1"><text:tab/>ans = max(range(1, 1001), key=count_solutions)</text:p>
      <text:p text:style-name="P1"><text:tab/>return str(ans)</text:p>
      <text:p text:style-name="P1"/>
      <text:p text:style-name="P1"/>
      <text:p text:style-name="P1">def count_solutions(p):</text:p>
      <text:p text:style-name="P1"><text:tab/>result = 0</text:p>
      <text:p text:style-name="P1"><text:tab/>for a in range(1, p + 1):</text:p>
      <text:p text:style-name="P1"><text:tab/><text:tab/>for b in range(a, (p - a) // 2 + 1):</text:p>
      <text:p text:style-name="P1"><text:tab/><text:tab/><text:tab/>c = p - a - b <text:s/>c &gt;= b</text:p>
      <text:p text:style-name="P1"><text:tab/><text:tab/><text:tab/>if a * a + b * b == c * c:</text:p>
      <text:p text:style-name="P1"><text:tab/><text:tab/><text:tab/><text:tab/>result += 1</text:p>
      <text:p text:style-name="P1"><text:tab/>return result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20</text:p>
      <text:p text:style-name="P1"/>
      <text:p text:style-name="P1"/>
      <text:p text:style-name="P1"/>
      <text:p text:style-name="P1"/>
      <text:p text:style-name="P1"/>
      <text:p text:style-name="P1"/>
      <text:p text:style-name="P1">import math</text:p>
      <text:p text:style-name="P1"/>
      <text:p text:style-name="P1"/>
      <text:p text:style-name="P1"><text:soft-page-break/>We do a straightforward computation thanks to Python's built-in arbitrary precision integer type.</text:p>
      <text:p text:style-name="P1">def compute():</text:p>
      <text:p text:style-name="P1"><text:tab/>n = math.factorial(100)</text:p>
      <text:p text:style-name="P1"><text:tab/>ans = sum(int(c) for c in str(n)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10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</text:p>
      <text:p text:style-name="P1"/>
      <text:p text:style-name="P1"/>
      <text:p text:style-name="P1">Call the sieve of Eratosthenes and sum the primes found.</text:p>
      <text:p text:style-name="P1">def compute():</text:p>
      <text:p text:style-name="P1"><text:tab/>ans = sum(eulerlib.list_primes(1999999)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implement a straightforward algorithm that examines every substring of length 13.</text:p>
      <text:p text:style-name="P1">def compute():</text:p>
      <text:p text:style-name="P1"><text:tab/>ans = max(digit_product(NUMBER[i : i + ADJACENT]) for i in range(len(NUMBER) - ADJACENT + 1))</text:p>
      <text:p text:style-name="P1"><text:tab/>return str(ans)</text:p>
      <text:p text:style-name="P1"/>
      <text:p text:style-name="P1"/>
      <text:p text:style-name="P1">def digit_product(s):</text:p>
      <text:p text:style-name="P1"><text:tab/>result = 1</text:p>
      <text:p text:style-name="P1"><text:tab/>for c in s:</text:p>
      <text:p text:style-name="P1"><text:tab/><text:tab/>result *= int(c)</text:p>
      <text:p text:style-name="P1"><text:tab/>return result</text:p>
      <text:p text:style-name="P1"/>
      <text:p text:style-name="P1"/>
      <text:p text:style-name="P1">NUMBER = "73167176531330624919225119674426574742355349194934969835203127745063262395783180169848018694788518438586156078911294949545950173795833195285320880551112540698747158523863050715693290963295227443043557668966489504452445231617318564030987111217223831136222989342<text:soft-page-break/>33803081353362766142828064444866452387493035890729629049156044077239071381051585930796086670172427121883998797908792274921901699720888093776657273330010533678812202354218097512545405947522435258490771167055601360483958644670632441572215539753697817977846174064955149290862569321978468622482839722413756570560574902614079729686524145351004748216637048440319989000889524345065854122758866688116427171479924442928230863465674813919123162824586178664583591245665294765456828489128831426076900422421902267105562632111110937054421750694165896040807198403850962455444362981230987879927244284909188845801561660979191338754992005240636899125607176060588611646710940507754100225698315520005593572972571636269561882670428252483600823257530420752963450"</text:p>
      <text:p text:style-name="P1">ADJACENT = 13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6</text:p>
      <text:p text:style-name="P1"/>
      <text:p text:style-name="P1"/>
      <text:p text:style-name="P1"/>
      <text:p text:style-name="P1"/>
      <text:p text:style-name="P1"/>
      <text:p text:style-name="P1"/>
      <text:p text:style-name="P1">import sys</text:p>
      <text:p text:style-name="P1">if sys.version_info.major == 2:</text:p>
      <text:p text:style-name="P1"><text:tab/>range = xrange</text:p>
      <text:p text:style-name="P1"/>
      <text:p text:style-name="P1"/>
      <text:p text:style-name="P1">def compute():</text:p>
      <text:p text:style-name="P1"><text:tab/>ans = sum(i for i in range(1000000) if is_decimal_binary_palindrome(i))</text:p>
      <text:p text:style-name="P1"><text:tab/>return str(ans)</text:p>
      <text:p text:style-name="P1"/>
      <text:p text:style-name="P1"/>
      <text:p text:style-name="P1">def is_decimal_binary_palindrome(n):</text:p>
      <text:p text:style-name="P1"><text:tab/>s = str(n)</text:p>
      <text:p text:style-name="P1"><text:tab/>if s != s[ : : -1]:</text:p>
      <text:p text:style-name="P1"><text:tab/><text:tab/>return False</text:p>
      <text:p text:style-name="P1"><text:tab/>t = bin(n)[2 : ]</text:p>
      <text:p text:style-name="P1"><text:tab/>return t == t[ : : -1]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apply straightforward algorithms to sort the names, sum the letter values, and multiply by the position.</text:p>
      <text:p text:style-name="P1">def compute():</text:p>
      <text:p text:style-name="P1"><text:tab/>ans = sum((i + 1) * (ord(c) - ord('A') + 1)</text:p>
      <text:p text:style-name="P1"><text:tab/><text:tab/>for (i, name) in enumerate(sorted(NAMES))</text:p>
      <text:p text:style-name="P1"><text:soft-page-break/><text:tab/><text:tab/>for c in name)</text:p>
      <text:p text:style-name="P1"><text:tab/>return str(ans)</text:p>
      <text:p text:style-name="P1"/>
      <text:p text:style-name="P1"/>
      <text:p text:style-name="P1">NAMES = [ <text:s/>10 strings per line, except final line</text:p>
      <text:p text:style-name="P1"><text:tab/>"MARY", "PATRICIA", "LINDA", "BARBARA", "ELIZABETH", "JENNIFER", "MARIA", "SUSAN", "MARGARET", "DOROTHY",</text:p>
      <text:p text:style-name="P1"><text:tab/>"LISA", "NANCY", "KAREN", "BETTY", "HELEN", "SANDRA", "DONNA", "CAROL", "RUTH", "SHARON",</text:p>
      <text:p text:style-name="P1"><text:tab/>"MICHELLE", "LAURA", "SARAH", "KIMBERLY", "DEBORAH", "JESSICA", "SHIRLEY", "CYNTHIA", "ANGELA", "MELISSA",</text:p>
      <text:p text:style-name="P1"><text:tab/>"BRENDA", "AMY", "ANNA", "REBECCA", "VIRGINIA", "KATHLEEN", "PAMELA", "MARTHA", "DEBRA", "AMANDA",</text:p>
      <text:p text:style-name="P1"><text:tab/>"STEPHANIE", "CAROLYN", "CHRISTINE", "MARIE", "JANET", "CATHERINE", "FRANCES", "ANN", "JOYCE", "DIANE",</text:p>
      <text:p text:style-name="P1"><text:tab/>"ALICE", "JULIE", "HEATHER", "TERESA", "DORIS", "GLORIA", "EVELYN", "JEAN", "CHERYL", "MILDRED",</text:p>
      <text:p text:style-name="P1"><text:tab/>"KATHERINE", "JOAN", "ASHLEY", "JUDITH", "ROSE", "JANICE", "KELLY", "NICOLE", "JUDY", "CHRISTINA",</text:p>
      <text:p text:style-name="P1"><text:tab/>"KATHY", "THERESA", "BEVERLY", "DENISE", "TAMMY", "IRENE", "JANE", "LORI", "RACHEL", "MARILYN",</text:p>
      <text:p text:style-name="P1"><text:tab/>"ANDREA", "KATHRYN", "LOUISE", "SARA", "ANNE", "JACQUELINE", "WANDA", "BONNIE", "JULIA", "RUBY",</text:p>
      <text:p text:style-name="P1"><text:tab/>"LOIS", "TINA", "PHYLLIS", "NORMA", "PAULA", "DIANA", "ANNIE", "LILLIAN", "EMILY", "ROBIN",</text:p>
      <text:p text:style-name="P1"><text:tab/>"PEGGY", "CRYSTAL", "GLADYS", "RITA", "DAWN", "CONNIE", "FLORENCE", "TRACY", "EDNA", "TIFFANY",</text:p>
      <text:p text:style-name="P1"><text:tab/>"CARMEN", "ROSA", "CINDY", "GRACE", "WENDY", "VICTORIA", "EDITH", "KIM", "SHERRY", "SYLVIA",</text:p>
      <text:p text:style-name="P1"><text:tab/>"JOSEPHINE", "THELMA", "SHANNON", "SHEILA", "ETHEL", "ELLEN", "ELAINE", "MARJORIE", "CARRIE", "CHARLOTTE",</text:p>
      <text:p text:style-name="P1"><text:tab/>"MONICA", "ESTHER", "PAULINE", "EMMA", "JUANITA", "ANITA", "RHONDA", "HAZEL", "AMBER", "EVA",</text:p>
      <text:p text:style-name="P1"><text:tab/>"DEBBIE", "APRIL", "LESLIE", "CLARA", "LUCILLE", "JAMIE", "JOANNE", "ELEANOR", "VALERIE", "DANIELLE",</text:p>
      <text:p text:style-name="P1"><text:tab/>"MEGAN", "ALICIA", "SUZANNE", "MICHELE", "GAIL", "BERTHA", "DARLENE", "VERONICA", "JILL", "ERIN",</text:p>
      <text:p text:style-name="P1"><text:tab/>"GERALDINE", "LAUREN", "CATHY", "JOANN", "LORRAINE", "LYNN", "SALLY", "REGINA", "ERICA", "BEATRICE",</text:p>
      <text:p text:style-name="P1"><text:tab/>"DOLORES", "BERNICE", "AUDREY", "YVONNE", "ANNETTE", "JUNE", "SAMANTHA", "MARION", "DANA", "STACY",</text:p>
      <text:p text:style-name="P1"><text:tab/>"ANA", "RENEE", "IDA", "VIVIAN", "ROBERTA", "HOLLY", "BRITTANY", "MELANIE", "LORETTA", "YOLANDA",</text:p>
      <text:p text:style-name="P1"><text:tab/>"JEANETTE", "LAURIE", "KATIE", "KRISTEN", "VANESSA", "ALMA", "SUE", "ELSIE", "BETH", "JEANNE",</text:p>
      <text:p text:style-name="P1"><text:tab/>"VICKI", "CARLA", "TARA", "ROSEMARY", "EILEEN", "TERRI", "GERTRUDE", "LUCY", "TONYA", "ELLA",</text:p>
      <text:p text:style-name="P1"><text:tab/>"STACEY", "WILMA", "GINA", "KRISTIN", "JESSIE", "NATALIE", "AGNES", "VERA", "WILLIE", "CHARLENE",</text:p>
      <text:p text:style-name="P1"><text:tab/>"BESSIE", "DELORES", "MELINDA", "PEARL", "ARLENE", "MAUREEN", "COLLEEN", "ALLISON", "TAMARA", "JOY",</text:p>
      <text:p text:style-name="P1"><text:tab/>"GEORGIA", "CONSTANCE", "LILLIE", "CLAUDIA", "JACKIE", "MARCIA", "TANYA", "NELLIE", "MINNIE", "MARLENE",</text:p>
      <text:p text:style-name="P1"><text:tab/>"HEIDI", "GLENDA", "LYDIA", "VIOLA", "COURTNEY", "MARIAN", "STELLA", "CAROLINE", "DORA", "JO",</text:p>
      <text:p text:style-name="P1"><text:soft-page-break/><text:tab/>"VICKIE", "MATTIE", "TERRY", "MAXINE", "IRMA", "MABEL", "MARSHA", "MYRTLE", "LENA", "CHRISTY",</text:p>
      <text:p text:style-name="P1"><text:tab/>"DEANNA", "PATSY", "HILDA", "GWENDOLYN", "JENNIE", "NORA", "MARGIE", "NINA", "CASSANDRA", "LEAH",</text:p>
      <text:p text:style-name="P1"><text:tab/>"PENNY", "KAY", "PRISCILLA", "NAOMI", "CAROLE", "BRANDY", "OLGA", "BILLIE", "DIANNE", "TRACEY",</text:p>
      <text:p text:style-name="P1"><text:tab/>"LEONA", "JENNY", "FELICIA", "SONIA", "MIRIAM", "VELMA", "BECKY", "BOBBIE", "VIOLET", "KRISTINA",</text:p>
      <text:p text:style-name="P1"><text:tab/>"TONI", "MISTY", "MAE", "SHELLY", "DAISY", "RAMONA", "SHERRI", "ERIKA", "KATRINA", "CLAIRE",</text:p>
      <text:p text:style-name="P1"><text:tab/>"LINDSEY", "LINDSAY", "GENEVA", "GUADALUPE", "BELINDA", "MARGARITA", "SHERYL", "CORA", "FAYE", "ADA",</text:p>
      <text:p text:style-name="P1"><text:tab/>"NATASHA", "SABRINA", "ISABEL", "MARGUERITE", "HATTIE", "HARRIET", "MOLLY", "CECILIA", "KRISTI", "BRANDI",</text:p>
      <text:p text:style-name="P1"><text:tab/>"BLANCHE", "SANDY", "ROSIE", "JOANNA", "IRIS", "EUNICE", "ANGIE", "INEZ", "LYNDA", "MADELINE",</text:p>
      <text:p text:style-name="P1"><text:tab/>"AMELIA", "ALBERTA", "GENEVIEVE", "MONIQUE", "JODI", "JANIE", "MAGGIE", "KAYLA", "SONYA", "JAN",</text:p>
      <text:p text:style-name="P1"><text:tab/>"LEE", "KRISTINE", "CANDACE", "FANNIE", "MARYANN", "OPAL", "ALISON", "YVETTE", "MELODY", "LUZ",</text:p>
      <text:p text:style-name="P1"><text:tab/>"SUSIE", "OLIVIA", "FLORA", "SHELLEY", "KRISTY", "MAMIE", "LULA", "LOLA", "VERNA", "BEULAH",</text:p>
      <text:p text:style-name="P1"><text:tab/>"ANTOINETTE", "CANDICE", "JUANA", "JEANNETTE", "PAM", "KELLI", "HANNAH", "WHITNEY", "BRIDGET", "KARLA",</text:p>
      <text:p text:style-name="P1"><text:tab/>"CELIA", "LATOYA", "PATTY", "SHELIA", "GAYLE", "DELLA", "VICKY", "LYNNE", "SHERI", "MARIANNE",</text:p>
      <text:p text:style-name="P1"><text:tab/>"KARA", "JACQUELYN", "ERMA", "BLANCA", "MYRA", "LETICIA", "PAT", "KRISTA", "ROXANNE", "ANGELICA",</text:p>
      <text:p text:style-name="P1"><text:tab/>"JOHNNIE", "ROBYN", "FRANCIS", "ADRIENNE", "ROSALIE", "ALEXANDRA", "BROOKE", "BETHANY", "SADIE", "BERNADETTE",</text:p>
      <text:p text:style-name="P1"><text:tab/>"TRACI", "JODY", "KENDRA", "JASMINE", "NICHOLE", "RACHAEL", "CHELSEA", "MABLE", "ERNESTINE", "MURIEL",</text:p>
      <text:p text:style-name="P1"><text:tab/>"MARCELLA", "ELENA", "KRYSTAL", "ANGELINA", "NADINE", "KARI", "ESTELLE", "DIANNA", "PAULETTE", "LORA",</text:p>
      <text:p text:style-name="P1"><text:tab/>"MONA", "DOREEN", "ROSEMARIE", "ANGEL", "DESIREE", "ANTONIA", "HOPE", "GINGER", "JANIS", "BETSY",</text:p>
      <text:p text:style-name="P1"><text:tab/>"CHRISTIE", "FREDA", "MERCEDES", "MEREDITH", "LYNETTE", "TERI", "CRISTINA", "EULA", "LEIGH", "MEGHAN",</text:p>
      <text:p text:style-name="P1"><text:tab/>"SOPHIA", "ELOISE", "ROCHELLE", "GRETCHEN", "CECELIA", "RAQUEL", "HENRIETTA", "ALYSSA", "JANA", "KELLEY",</text:p>
      <text:p text:style-name="P1"><text:tab/>"GWEN", "KERRY", "JENNA", "TRICIA", "LAVERNE", "OLIVE", "ALEXIS", "TASHA", "SILVIA", "ELVIRA",</text:p>
      <text:p text:style-name="P1"><text:tab/>"CASEY", "DELIA", "SOPHIE", "KATE", "PATTI", "LORENA", "KELLIE", "SONJA", "LILA", "LANA",</text:p>
      <text:p text:style-name="P1"><text:tab/>"DARLA", "MAY", "MINDY", "ESSIE", "MANDY", "LORENE", "ELSA", "JOSEFINA", "JEANNIE", "MIRANDA",</text:p>
      <text:p text:style-name="P1"><text:tab/>"DIXIE", "LUCIA", "MARTA", "FAITH", "LELA", "JOHANNA", "SHARI", "CAMILLE", "TAMI", "SHAWNA",</text:p>
      <text:p text:style-name="P1"><text:tab/>"ELISA", "EBONY", "MELBA", "ORA", "NETTIE", "TABITHA", "OLLIE", "JAIME", "WINIFRED", "KRISTIE",</text:p>
      <text:p text:style-name="P1"><text:tab/>"MARINA", "ALISHA", "AIMEE", "RENA", "MYRNA", "MARLA", "TAMMIE", "LATASHA", "BONITA", "PATRICE",</text:p>
      <text:p text:style-name="P1"><text:tab/>"RONDA", "SHERRIE", "ADDIE", "FRANCINE", "DELORIS", "STACIE", "ADRIANA", "CHERI", "SHELBY", "ABIGAIL",</text:p>
      <text:p text:style-name="P1"><text:soft-page-break/><text:tab/>"CELESTE", "JEWEL", "CARA", "ADELE", "REBEKAH", "LUCINDA", "DORTHY", "CHRIS", "EFFIE", "TRINA",</text:p>
      <text:p text:style-name="P1"><text:tab/>"REBA", "SHAWN", "SALLIE", "AURORA", "LENORA", "ETTA", "LOTTIE", "KERRI", "TRISHA", "NIKKI",</text:p>
      <text:p text:style-name="P1"><text:tab/>"ESTELLA", "FRANCISCA", "JOSIE", "TRACIE", "MARISSA", "KARIN", "BRITTNEY", "JANELLE", "LOURDES", "LAUREL",</text:p>
      <text:p text:style-name="P1"><text:tab/>"HELENE", "FERN", "ELVA", "CORINNE", "KELSEY", "INA", "BETTIE", "ELISABETH", "AIDA", "CAITLIN",</text:p>
      <text:p text:style-name="P1"><text:tab/>"INGRID", "IVA", "EUGENIA", "CHRISTA", "GOLDIE", "CASSIE", "MAUDE", "JENIFER", "THERESE", "FRANKIE",</text:p>
      <text:p text:style-name="P1"><text:tab/>"DENA", "LORNA", "JANETTE", "LATONYA", "CANDY", "MORGAN", "CONSUELO", "TAMIKA", "ROSETTA", "DEBORA",</text:p>
      <text:p text:style-name="P1"><text:tab/>"CHERIE", "POLLY", "DINA", "JEWELL", "FAY", "JILLIAN", "DOROTHEA", "NELL", "TRUDY", "ESPERANZA",</text:p>
      <text:p text:style-name="P1"><text:tab/>"PATRICA", "KIMBERLEY", "SHANNA", "HELENA", "CAROLINA", "CLEO", "STEFANIE", "ROSARIO", "OLA", "JANINE",</text:p>
      <text:p text:style-name="P1"><text:tab/>"MOLLIE", "LUPE", "ALISA", "LOU", "MARIBEL", "SUSANNE", "BETTE", "SUSANA", "ELISE", "CECILE",</text:p>
      <text:p text:style-name="P1"><text:tab/>"ISABELLE", "LESLEY", "JOCELYN", "PAIGE", "JONI", "RACHELLE", "LEOLA", "DAPHNE", "ALTA", "ESTER",</text:p>
      <text:p text:style-name="P1"><text:tab/>"PETRA", "GRACIELA", "IMOGENE", "JOLENE", "KEISHA", "LACEY", "GLENNA", "GABRIELA", "KERI", "URSULA",</text:p>
      <text:p text:style-name="P1"><text:tab/>"LIZZIE", "KIRSTEN", "SHANA", "ADELINE", "MAYRA", "JAYNE", "JACLYN", "GRACIE", "SONDRA", "CARMELA",</text:p>
      <text:p text:style-name="P1"><text:tab/>"MARISA", "ROSALIND", "CHARITY", "TONIA", "BEATRIZ", "MARISOL", "CLARICE", "JEANINE", "SHEENA", "ANGELINE",</text:p>
      <text:p text:style-name="P1"><text:tab/>"FRIEDA", "LILY", "ROBBIE", "SHAUNA", "MILLIE", "CLAUDETTE", "CATHLEEN", "ANGELIA", "GABRIELLE", "AUTUMN",</text:p>
      <text:p text:style-name="P1"><text:tab/>"KATHARINE", "SUMMER", "JODIE", "STACI", "LEA", "CHRISTI", "JIMMIE", "JUSTINE", "ELMA", "LUELLA",</text:p>
      <text:p text:style-name="P1"><text:tab/>"MARGRET", "DOMINIQUE", "SOCORRO", "RENE", "MARTINA", "MARGO", "MAVIS", "CALLIE", "BOBBI", "MARITZA",</text:p>
      <text:p text:style-name="P1"><text:tab/>"LUCILE", "LEANNE", "JEANNINE", "DEANA", "AILEEN", "LORIE", "LADONNA", "WILLA", "MANUELA", "GALE",</text:p>
      <text:p text:style-name="P1"><text:tab/>"SELMA", "DOLLY", "SYBIL", "ABBY", "LARA", "DALE", "IVY", "DEE", "WINNIE", "MARCY",</text:p>
      <text:p text:style-name="P1"><text:tab/>"LUISA", "JERI", "MAGDALENA", "OFELIA", "MEAGAN", "AUDRA", "MATILDA", "LEILA", "CORNELIA", "BIANCA",</text:p>
      <text:p text:style-name="P1"><text:tab/>"SIMONE", "BETTYE", "RANDI", "VIRGIE", "LATISHA", "BARBRA", "GEORGINA", "ELIZA", "LEANN", "BRIDGETTE",</text:p>
      <text:p text:style-name="P1"><text:tab/>"RHODA", "HALEY", "ADELA", "NOLA", "BERNADINE", "FLOSSIE", "ILA", "GRETA", "RUTHIE", "NELDA",</text:p>
      <text:p text:style-name="P1"><text:tab/>"MINERVA", "LILLY", "TERRIE", "LETHA", "HILARY", "ESTELA", "VALARIE", "BRIANNA", "ROSALYN", "EARLINE",</text:p>
      <text:p text:style-name="P1"><text:tab/>"CATALINA", "AVA", "MIA", "CLARISSA", "LIDIA", "CORRINE", "ALEXANDRIA", "CONCEPCION", "TIA", "SHARRON",</text:p>
      <text:p text:style-name="P1"><text:tab/>"RAE", "DONA", "ERICKA", "JAMI", "ELNORA", "CHANDRA", "LENORE", "NEVA", "MARYLOU", "MELISA",</text:p>
      <text:p text:style-name="P1"><text:tab/>"TABATHA", "SERENA", "AVIS", "ALLIE", "SOFIA", "JEANIE", "ODESSA", "NANNIE", "HARRIETT", "LORAINE",</text:p>
      <text:p text:style-name="P1"><text:tab/>"PENELOPE", "MILAGROS", "EMILIA", "BENITA", "ALLYSON", "ASHLEE", "TANIA", "TOMMIE", "ESMERALDA", "KARINA",</text:p>
      <text:p text:style-name="P1"><text:tab/>"EVE", "PEARLIE", "ZELMA", "MALINDA", "NOREEN", "TAMEKA", "SAUNDRA", "HILLARY", "AMIE", "ALTHEA",</text:p>
      <text:p text:style-name="P1"><text:soft-page-break/><text:tab/>"ROSALINDA", "JORDAN", "LILIA", "ALANA", "GAY", "CLARE", "ALEJANDRA", "ELINOR", "MICHAEL", "LORRIE",</text:p>
      <text:p text:style-name="P1"><text:tab/>"JERRI", "DARCY", "EARNESTINE", "CARMELLA", "TAYLOR", "NOEMI", "MARCIE", "LIZA", "ANNABELLE", "LOUISA",</text:p>
      <text:p text:style-name="P1"><text:tab/>"EARLENE", "MALLORY", "CARLENE", "NITA", "SELENA", "TANISHA", "KATY", "JULIANNE", "JOHN", "LAKISHA",</text:p>
      <text:p text:style-name="P1"><text:tab/>"EDWINA", "MARICELA", "MARGERY", "KENYA", "DOLLIE", "ROXIE", "ROSLYN", "KATHRINE", "NANETTE", "CHARMAINE",</text:p>
      <text:p text:style-name="P1"><text:tab/>"LAVONNE", "ILENE", "KRIS", "TAMMI", "SUZETTE", "CORINE", "KAYE", "JERRY", "MERLE", "CHRYSTAL",</text:p>
      <text:p text:style-name="P1"><text:tab/>"LINA", "DEANNE", "LILIAN", "JULIANA", "ALINE", "LUANN", "KASEY", "MARYANNE", "EVANGELINE", "COLETTE",</text:p>
      <text:p text:style-name="P1"><text:tab/>"MELVA", "LAWANDA", "YESENIA", "NADIA", "MADGE", "KATHIE", "EDDIE", "OPHELIA", "VALERIA", "NONA",</text:p>
      <text:p text:style-name="P1"><text:tab/>"MITZI", "MARI", "GEORGETTE", "CLAUDINE", "FRAN", "ALISSA", "ROSEANN", "LAKEISHA", "SUSANNA", "REVA",</text:p>
      <text:p text:style-name="P1"><text:tab/>"DEIDRE", "CHASITY", "SHEREE", "CARLY", "JAMES", "ELVIA", "ALYCE", "DEIRDRE", "GENA", "BRIANA",</text:p>
      <text:p text:style-name="P1"><text:tab/>"ARACELI", "KATELYN", "ROSANNE", "WENDI", "TESSA", "BERTA", "MARVA", "IMELDA", "MARIETTA", "MARCI",</text:p>
      <text:p text:style-name="P1"><text:tab/>"LEONOR", "ARLINE", "SASHA", "MADELYN", "JANNA", "JULIETTE", "DEENA", "AURELIA", "JOSEFA", "AUGUSTA",</text:p>
      <text:p text:style-name="P1"><text:tab/>"LILIANA", "YOUNG", "CHRISTIAN", "LESSIE", "AMALIA", "SAVANNAH", "ANASTASIA", "VILMA", "NATALIA", "ROSELLA",</text:p>
      <text:p text:style-name="P1"><text:tab/>"LYNNETTE", "CORINA", "ALFREDA", "LEANNA", "CAREY", "AMPARO", "COLEEN", "TAMRA", "AISHA", "WILDA",</text:p>
      <text:p text:style-name="P1"><text:tab/>"KARYN", "CHERRY", "QUEEN", "MAURA", "MAI", "EVANGELINA", "ROSANNA", "HALLIE", "ERNA", "ENID",</text:p>
      <text:p text:style-name="P1"><text:tab/>"MARIANA", "LACY", "JULIET", "JACKLYN", "FREIDA", "MADELEINE", "MARA", "HESTER", "CATHRYN", "LELIA",</text:p>
      <text:p text:style-name="P1"><text:tab/>"CASANDRA", "BRIDGETT", "ANGELITA", "JANNIE", "DIONNE", "ANNMARIE", "KATINA", "BERYL", "PHOEBE", "MILLICENT",</text:p>
      <text:p text:style-name="P1"><text:tab/>"KATHERYN", "DIANN", "CARISSA", "MARYELLEN", "LIZ", "LAURI", "HELGA", "GILDA", "ADRIAN", "RHEA",</text:p>
      <text:p text:style-name="P1"><text:tab/>"MARQUITA", "HOLLIE", "TISHA", "TAMERA", "ANGELIQUE", "FRANCESCA", "BRITNEY", "KAITLIN", "LOLITA", "FLORINE",</text:p>
      <text:p text:style-name="P1"><text:tab/>"ROWENA", "REYNA", "TWILA", "FANNY", "JANELL", "INES", "CONCETTA", "BERTIE", "ALBA", "BRIGITTE",</text:p>
      <text:p text:style-name="P1"><text:tab/>"ALYSON", "VONDA", "PANSY", "ELBA", "NOELLE", "LETITIA", "KITTY", "DEANN", "BRANDIE", "LOUELLA",</text:p>
      <text:p text:style-name="P1"><text:tab/>"LETA", "FELECIA", "SHARLENE", "LESA", "BEVERLEY", "ROBERT", "ISABELLA", "HERMINIA", "TERRA", "CELINA",</text:p>
      <text:p text:style-name="P1"><text:tab/>"TORI", "OCTAVIA", "JADE", "DENICE", "GERMAINE", "SIERRA", "MICHELL", "CORTNEY", "NELLY", "DORETHA",</text:p>
      <text:p text:style-name="P1"><text:tab/>"SYDNEY", "DEIDRA", "MONIKA", "LASHONDA", "JUDI", "CHELSEY", "ANTIONETTE", "MARGOT", "BOBBY", "ADELAIDE",</text:p>
      <text:p text:style-name="P1"><text:tab/>"NAN", "LEEANN", "ELISHA", "DESSIE", "LIBBY", "KATHI", "GAYLA", "LATANYA", "MINA", "MELLISA",</text:p>
      <text:p text:style-name="P1"><text:tab/>"KIMBERLEE", "JASMIN", "RENAE", "ZELDA", "ELDA", "MA", "JUSTINA", "GUSSIE", "EMILIE", "CAMILLA",</text:p>
      <text:p text:style-name="P1"><text:tab/>"ABBIE", "ROCIO", "KAITLYN", "JESSE", "EDYTHE", "ASHLEIGH", "SELINA", "LAKESHA", "GERI", "ALLENE",</text:p>
      <text:p text:style-name="P1"><text:tab/>"PAMALA", "MICHAELA", "DAYNA", "CARYN", "ROSALIA", "SUN", "JACQULINE", "REBECA", "MARYBETH", "KRYSTLE",</text:p>
      <text:p text:style-name="P1"><text:soft-page-break/><text:tab/>"IOLA", "DOTTIE", "BENNIE", "BELLE", "AUBREY", "GRISELDA", "ERNESTINA", "ELIDA", "ADRIANNE", "DEMETRIA",</text:p>
      <text:p text:style-name="P1"><text:tab/>"DELMA", "CHONG", "JAQUELINE", "DESTINY", "ARLEEN", "VIRGINA", "RETHA", "FATIMA", "TILLIE", "ELEANORE",</text:p>
      <text:p text:style-name="P1"><text:tab/>"CARI", "TREVA", "BIRDIE", "WILHELMINA", "ROSALEE", "MAURINE", "LATRICE", "YONG", "JENA", "TARYN",</text:p>
      <text:p text:style-name="P1"><text:tab/>"ELIA", "DEBBY", "MAUDIE", "JEANNA", "DELILAH", "CATRINA", "SHONDA", "HORTENCIA", "THEODORA", "TERESITA",</text:p>
      <text:p text:style-name="P1"><text:tab/>"ROBBIN", "DANETTE", "MARYJANE", "FREDDIE", "DELPHINE", "BRIANNE", "NILDA", "DANNA", "CINDI", "BESS",</text:p>
      <text:p text:style-name="P1"><text:tab/>"IONA", "HANNA", "ARIEL", "WINONA", "VIDA", "ROSITA", "MARIANNA", "WILLIAM", "RACHEAL", "GUILLERMINA",</text:p>
      <text:p text:style-name="P1"><text:tab/>"ELOISA", "CELESTINE", "CAREN", "MALISSA", "LONA", "CHANTEL", "SHELLIE", "MARISELA", "LEORA", "AGATHA",</text:p>
      <text:p text:style-name="P1"><text:tab/>"SOLEDAD", "MIGDALIA", "IVETTE", "CHRISTEN", "ATHENA", "JANEL", "CHLOE", "VEDA", "PATTIE", "TESSIE",</text:p>
      <text:p text:style-name="P1"><text:tab/>"TERA", "MARILYNN", "LUCRETIA", "KARRIE", "DINAH", "DANIELA", "ALECIA", "ADELINA", "VERNICE", "SHIELA",</text:p>
      <text:p text:style-name="P1"><text:tab/>"PORTIA", "MERRY", "LASHAWN", "DEVON", "DARA", "TAWANA", "OMA", "VERDA", "CHRISTIN", "ALENE",</text:p>
      <text:p text:style-name="P1"><text:tab/>"ZELLA", "SANDI", "RAFAELA", "MAYA", "KIRA", "CANDIDA", "ALVINA", "SUZAN", "SHAYLA", "LYN",</text:p>
      <text:p text:style-name="P1"><text:tab/>"LETTIE", "ALVA", "SAMATHA", "ORALIA", "MATILDE", "MADONNA", "LARISSA", "VESTA", "RENITA", "INDIA",</text:p>
      <text:p text:style-name="P1"><text:tab/>"DELOIS", "SHANDA", "PHILLIS", "LORRI", "ERLINDA", "CRUZ", "CATHRINE", "BARB", "ZOE", "ISABELL",</text:p>
      <text:p text:style-name="P1"><text:tab/>"IONE", "GISELA", "CHARLIE", "VALENCIA", "ROXANNA", "MAYME", "KISHA", "ELLIE", "MELLISSA", "DORRIS",</text:p>
      <text:p text:style-name="P1"><text:tab/>"DALIA", "BELLA", "ANNETTA", "ZOILA", "RETA", "REINA", "LAURETTA", "KYLIE", "CHRISTAL", "PILAR",</text:p>
      <text:p text:style-name="P1"><text:tab/>"CHARLA", "ELISSA", "TIFFANI", "TANA", "PAULINA", "LEOTA", "BREANNA", "JAYME", "CARMEL", "VERNELL",</text:p>
      <text:p text:style-name="P1"><text:tab/>"TOMASA", "MANDI", "DOMINGA", "SANTA", "MELODIE", "LURA", "ALEXA", "TAMELA", "RYAN", "MIRNA",</text:p>
      <text:p text:style-name="P1"><text:tab/>"KERRIE", "VENUS", "NOEL", "FELICITA", "CRISTY", "CARMELITA", "BERNIECE", "ANNEMARIE", "TIARA", "ROSEANNE",</text:p>
      <text:p text:style-name="P1"><text:tab/>"MISSY", "CORI", "ROXANA", "PRICILLA", "KRISTAL", "JUNG", "ELYSE", "HAYDEE", "ALETHA", "BETTINA",</text:p>
      <text:p text:style-name="P1"><text:tab/>"MARGE", "GILLIAN", "FILOMENA", "CHARLES", "ZENAIDA", "HARRIETTE", "CARIDAD", "VADA", "UNA", "ARETHA",</text:p>
      <text:p text:style-name="P1"><text:tab/>"PEARLINE", "MARJORY", "MARCELA", "FLOR", "EVETTE", "ELOUISE", "ALINA", "TRINIDAD", "DAVID", "DAMARIS",</text:p>
      <text:p text:style-name="P1"><text:tab/>"CATHARINE", "CARROLL", "BELVA", "NAKIA", "MARLENA", "LUANNE", "LORINE", "KARON", "DORENE", "DANITA",</text:p>
      <text:p text:style-name="P1"><text:tab/>"BRENNA", "TATIANA", "SAMMIE", "LOUANN", "LOREN", "JULIANNA", "ANDRIA", "PHILOMENA", "LUCILA", "LEONORA",</text:p>
      <text:p text:style-name="P1"><text:tab/>"DOVIE", "ROMONA", "MIMI", "JACQUELIN", "GAYE", "TONJA", "MISTI", "JOE", "GENE", "CHASTITY",</text:p>
      <text:p text:style-name="P1"><text:tab/>"STACIA", "ROXANN", "MICAELA", "NIKITA", "MEI", "VELDA", "MARLYS", "JOHNNA", "AURA", "LAVERN",</text:p>
      <text:p text:style-name="P1"><text:tab/>"IVONNE", "HAYLEY", "NICKI", "MAJORIE", "HERLINDA", "GEORGE", "ALPHA", "YADIRA", "PERLA", "GREGORIA",</text:p>
      <text:p text:style-name="P1"><text:tab/>"DANIEL", "ANTONETTE", "SHELLI", "MOZELLE", "MARIAH", "JOELLE", "CORDELIA", "JOSETTE", "CHIQUITA", "TRISTA",</text:p>
      <text:p text:style-name="P1"><text:soft-page-break/><text:tab/>"LOUIS", "LAQUITA", "GEORGIANA", "CANDI", "SHANON", "LONNIE", "HILDEGARD", "CECIL", "VALENTINA", "STEPHANY",</text:p>
      <text:p text:style-name="P1"><text:tab/>"MAGDA", "KAROL", "GERRY", "GABRIELLA", "TIANA", "ROMA", "RICHELLE", "RAY", "PRINCESS", "OLETA",</text:p>
      <text:p text:style-name="P1"><text:tab/>"JACQUE", "IDELLA", "ALAINA", "SUZANNA", "JOVITA", "BLAIR", "TOSHA", "RAVEN", "NEREIDA", "MARLYN",</text:p>
      <text:p text:style-name="P1"><text:tab/>"KYLA", "JOSEPH", "DELFINA", "TENA", "STEPHENIE", "SABINA", "NATHALIE", "MARCELLE", "GERTIE", "DARLEEN",</text:p>
      <text:p text:style-name="P1"><text:tab/>"THEA", "SHARONDA", "SHANTEL", "BELEN", "VENESSA", "ROSALINA", "ONA", "GENOVEVA", "COREY", "CLEMENTINE",</text:p>
      <text:p text:style-name="P1"><text:tab/>"ROSALBA", "RENATE", "RENATA", "MI", "IVORY", "GEORGIANNA", "FLOY", "DORCAS", "ARIANA", "TYRA",</text:p>
      <text:p text:style-name="P1"><text:tab/>"THEDA", "MARIAM", "JULI", "JESICA", "DONNIE", "VIKKI", "VERLA", "ROSELYN", "MELVINA", "JANNETTE",</text:p>
      <text:p text:style-name="P1"><text:tab/>"GINNY", "DEBRAH", "CORRIE", "ASIA", "VIOLETA", "MYRTIS", "LATRICIA", "COLLETTE", "CHARLEEN", "ANISSA",</text:p>
      <text:p text:style-name="P1"><text:tab/>"VIVIANA", "TWYLA", "PRECIOUS", "NEDRA", "LATONIA", "LAN", "HELLEN", "FABIOLA", "ANNAMARIE", "ADELL",</text:p>
      <text:p text:style-name="P1"><text:tab/>"SHARYN", "CHANTAL", "NIKI", "MAUD", "LIZETTE", "LINDY", "KIA", "KESHA", "JEANA", "DANELLE",</text:p>
      <text:p text:style-name="P1"><text:tab/>"CHARLINE", "CHANEL", "CARROL", "VALORIE", "LIA", "DORTHA", "CRISTAL", "SUNNY", "LEONE", "LEILANI",</text:p>
      <text:p text:style-name="P1"><text:tab/>"GERRI", "DEBI", "ANDRA", "KESHIA", "IMA", "EULALIA", "EASTER", "DULCE", "NATIVIDAD", "LINNIE",</text:p>
      <text:p text:style-name="P1"><text:tab/>"KAMI", "GEORGIE", "CATINA", "BROOK", "ALDA", "WINNIFRED", "SHARLA", "RUTHANN", "MEAGHAN", "MAGDALENE",</text:p>
      <text:p text:style-name="P1"><text:tab/>"LISSETTE", "ADELAIDA", "VENITA", "TRENA", "SHIRLENE", "SHAMEKA", "ELIZEBETH", "DIAN", "SHANTA", "MICKEY",</text:p>
      <text:p text:style-name="P1"><text:tab/>"LATOSHA", "CARLOTTA", "WINDY", "SOON", "ROSINA", "MARIANN", "LEISA", "JONNIE", "DAWNA", "CATHIE",</text:p>
      <text:p text:style-name="P1"><text:tab/>"BILLY", "ASTRID", "SIDNEY", "LAUREEN", "JANEEN", "HOLLI", "FAWN", "VICKEY", "TERESSA", "SHANTE",</text:p>
      <text:p text:style-name="P1"><text:tab/>"RUBYE", "MARCELINA", "CHANDA", "CARY", "TERESE", "SCARLETT", "MARTY", "MARNIE", "LULU", "LISETTE",</text:p>
      <text:p text:style-name="P1"><text:tab/>"JENIFFER", "ELENOR", "DORINDA", "DONITA", "CARMAN", "BERNITA", "ALTAGRACIA", "ALETA", "ADRIANNA", "ZORAIDA",</text:p>
      <text:p text:style-name="P1"><text:tab/>"RONNIE", "NICOLA", "LYNDSEY", "KENDALL", "JANINA", "CHRISSY", "AMI", "STARLA", "PHYLIS", "PHUONG",</text:p>
      <text:p text:style-name="P1"><text:tab/>"KYRA", "CHARISSE", "BLANCH", "SANJUANITA", "RONA", "NANCI", "MARILEE", "MARANDA", "CORY", "BRIGETTE",</text:p>
      <text:p text:style-name="P1"><text:tab/>"SANJUANA", "MARITA", "KASSANDRA", "JOYCELYN", "IRA", "FELIPA", "CHELSIE", "BONNY", "MIREYA", "LORENZA",</text:p>
      <text:p text:style-name="P1"><text:tab/>"KYONG", "ILEANA", "CANDELARIA", "TONY", "TOBY", "SHERIE", "OK", "MARK", "LUCIE", "LEATRICE",</text:p>
      <text:p text:style-name="P1"><text:tab/>"LAKESHIA", "GERDA", "EDIE", "BAMBI", "MARYLIN", "LAVON", "HORTENSE", "GARNET", "EVIE", "TRESSA",</text:p>
      <text:p text:style-name="P1"><text:tab/>"SHAYNA", "LAVINA", "KYUNG", "JEANETTA", "SHERRILL", "SHARA", "PHYLISS", "MITTIE", "ANABEL", "ALESIA",</text:p>
      <text:p text:style-name="P1"><text:tab/>"THUY", "TAWANDA", "RICHARD", "JOANIE", "TIFFANIE", "LASHANDA", "KARISSA", "ENRIQUETA", "DARIA", "DANIELLA",</text:p>
      <text:p text:style-name="P1"><text:tab/>"CORINNA", "ALANNA", "ABBEY", "ROXANE", "ROSEANNA", "MAGNOLIA", "LIDA", "KYLE", "JOELLEN", "ERA",</text:p>
      <text:p text:style-name="P1"><text:tab/>"CORAL", "CARLEEN", "TRESA", "PEGGIE", "NOVELLA", "NILA", "MAYBELLE", "JENELLE", "CARINA", "NOVA",</text:p>
      <text:p text:style-name="P1"><text:soft-page-break/><text:tab/>"MELINA", "MARQUERITE", "MARGARETTE", "JOSEPHINA", "EVONNE", "DEVIN", "CINTHIA", "ALBINA", "TOYA", "TAWNYA",</text:p>
      <text:p text:style-name="P1"><text:tab/>"SHERITA", "SANTOS", "MYRIAM", "LIZABETH", "LISE", "KEELY", "JENNI", "GISELLE", "CHERYLE", "ARDITH",</text:p>
      <text:p text:style-name="P1"><text:tab/>"ARDIS", "ALESHA", "ADRIANE", "SHAINA", "LINNEA", "KAROLYN", "HONG", "FLORIDA", "FELISHA", "DORI",</text:p>
      <text:p text:style-name="P1"><text:tab/>"DARCI", "ARTIE", "ARMIDA", "ZOLA", "XIOMARA", "VERGIE", "SHAMIKA", "NENA", "NANNETTE", "MAXIE",</text:p>
      <text:p text:style-name="P1"><text:tab/>"LOVIE", "JEANE", "JAIMIE", "INGE", "FARRAH", "ELAINA", "CAITLYN", "STARR", "FELICITAS", "CHERLY",</text:p>
      <text:p text:style-name="P1"><text:tab/>"CARYL", "YOLONDA", "YASMIN", "TEENA", "PRUDENCE", "PENNIE", "NYDIA", "MACKENZIE", "ORPHA", "MARVEL",</text:p>
      <text:p text:style-name="P1"><text:tab/>"LIZBETH", "LAURETTE", "JERRIE", "HERMELINDA", "CAROLEE", "TIERRA", "MIRIAN", "META", "MELONY", "KORI",</text:p>
      <text:p text:style-name="P1"><text:tab/>"JENNETTE", "JAMILA", "ENA", "ANH", "YOSHIKO", "SUSANNAH", "SALINA", "RHIANNON", "JOLEEN", "CRISTINE",</text:p>
      <text:p text:style-name="P1"><text:tab/>"ASHTON", "ARACELY", "TOMEKA", "SHALONDA", "MARTI", "LACIE", "KALA", "JADA", "ILSE", "HAILEY",</text:p>
      <text:p text:style-name="P1"><text:tab/>"BRITTANI", "ZONA", "SYBLE", "SHERRYL", "RANDY", "NIDIA", "MARLO", "KANDICE", "KANDI", "DEB",</text:p>
      <text:p text:style-name="P1"><text:tab/>"DEAN", "AMERICA", "ALYCIA", "TOMMY", "RONNA", "NORENE", "MERCY", "JOSE", "INGEBORG", "GIOVANNA",</text:p>
      <text:p text:style-name="P1"><text:tab/>"GEMMA", "CHRISTEL", "AUDRY", "ZORA", "VITA", "VAN", "TRISH", "STEPHAINE", "SHIRLEE", "SHANIKA",</text:p>
      <text:p text:style-name="P1"><text:tab/>"MELONIE", "MAZIE", "JAZMIN", "INGA", "HOA", "HETTIE", "GERALYN", "FONDA", "ESTRELLA", "ADELLA",</text:p>
      <text:p text:style-name="P1"><text:tab/>"SU", "SARITA", "RINA", "MILISSA", "MARIBETH", "GOLDA", "EVON", "ETHELYN", "ENEDINA", "CHERISE",</text:p>
      <text:p text:style-name="P1"><text:tab/>"CHANA", "VELVA", "TAWANNA", "SADE", "MIRTA", "LI", "KARIE", "JACINTA", "ELNA", "DAVINA",</text:p>
      <text:p text:style-name="P1"><text:tab/>"CIERRA", "ASHLIE", "ALBERTHA", "TANESHA", "STEPHANI", "NELLE", "MINDI", "LU", "LORINDA", "LARUE",</text:p>
      <text:p text:style-name="P1"><text:tab/>"FLORENE", "DEMETRA", "DEDRA", "CIARA", "CHANTELLE", "ASHLY", "SUZY", "ROSALVA", "NOELIA", "LYDA",</text:p>
      <text:p text:style-name="P1"><text:tab/>"LEATHA", "KRYSTYNA", "KRISTAN", "KARRI", "DARLINE", "DARCIE", "CINDA", "CHEYENNE", "CHERRIE", "AWILDA",</text:p>
      <text:p text:style-name="P1"><text:tab/>"ALMEDA", "ROLANDA", "LANETTE", "JERILYN", "GISELE", "EVALYN", "CYNDI", "CLETA", "CARIN", "ZINA",</text:p>
      <text:p text:style-name="P1"><text:tab/>"ZENA", "VELIA", "TANIKA", "PAUL", "CHARISSA", "THOMAS", "TALIA", "MARGARETE", "LAVONDA", "KAYLEE",</text:p>
      <text:p text:style-name="P1"><text:tab/>"KATHLENE", "JONNA", "IRENA", "ILONA", "IDALIA", "CANDIS", "CANDANCE", "BRANDEE", "ANITRA", "ALIDA",</text:p>
      <text:p text:style-name="P1"><text:tab/>"SIGRID", "NICOLETTE", "MARYJO", "LINETTE", "HEDWIG", "CHRISTIANA", "CASSIDY", "ALEXIA", "TRESSIE", "MODESTA",</text:p>
      <text:p text:style-name="P1"><text:tab/>"LUPITA", "LITA", "GLADIS", "EVELIA", "DAVIDA", "CHERRI", "CECILY", "ASHELY", "ANNABEL", "AGUSTINA",</text:p>
      <text:p text:style-name="P1"><text:tab/>"WANITA", "SHIRLY", "ROSAURA", "HULDA", "EUN", "BAILEY", "YETTA", "VERONA", "THOMASINA", "SIBYL",</text:p>
      <text:p text:style-name="P1"><text:tab/>"SHANNAN", "MECHELLE", "LUE", "LEANDRA", "LANI", "KYLEE", "KANDY", "JOLYNN", "FERNE", "EBONI",</text:p>
      <text:p text:style-name="P1"><text:tab/>"CORENE", "ALYSIA", "ZULA", "NADA", "MOIRA", "LYNDSAY", "LORRETTA", "JUAN", "JAMMIE", "HORTENSIA",</text:p>
      <text:p text:style-name="P1"><text:tab/>"GAYNELL", "CAMERON", "ADRIA", "VINA", "VICENTA", "TANGELA", "STEPHINE", "NORINE", "NELLA", "LIANA",</text:p>
      <text:p text:style-name="P1"><text:soft-page-break/><text:tab/>"LESLEE", "KIMBERELY", "ILIANA", "GLORY", "FELICA", "EMOGENE", "ELFRIEDE", "EDEN", "EARTHA", "CARMA",</text:p>
      <text:p text:style-name="P1"><text:tab/>"BEA", "OCIE", "MARRY", "LENNIE", "KIARA", "JACALYN", "CARLOTA", "ARIELLE", "YU", "STAR",</text:p>
      <text:p text:style-name="P1"><text:tab/>"OTILIA", "KIRSTIN", "KACEY", "JOHNETTA", "JOEY", "JOETTA", "JERALDINE", "JAUNITA", "ELANA", "DORTHEA",</text:p>
      <text:p text:style-name="P1"><text:tab/>"CAMI", "AMADA", "ADELIA", "VERNITA", "TAMAR", "SIOBHAN", "RENEA", "RASHIDA", "OUIDA", "ODELL",</text:p>
      <text:p text:style-name="P1"><text:tab/>"NILSA", "MERYL", "KRISTYN", "JULIETA", "DANICA", "BREANNE", "AUREA", "ANGLEA", "SHERRON", "ODETTE",</text:p>
      <text:p text:style-name="P1"><text:tab/>"MALIA", "LORELEI", "LIN", "LEESA", "KENNA", "KATHLYN", "FIONA", "CHARLETTE", "SUZIE", "SHANTELL",</text:p>
      <text:p text:style-name="P1"><text:tab/>"SABRA", "RACQUEL", "MYONG", "MIRA", "MARTINE", "LUCIENNE", "LAVADA", "JULIANN", "JOHNIE", "ELVERA",</text:p>
      <text:p text:style-name="P1"><text:tab/>"DELPHIA", "CLAIR", "CHRISTIANE", "CHAROLETTE", "CARRI", "AUGUSTINE", "ASHA", "ANGELLA", "PAOLA", "NINFA",</text:p>
      <text:p text:style-name="P1"><text:tab/>"LEDA", "LAI", "EDA", "SUNSHINE", "STEFANI", "SHANELL", "PALMA", "MACHELLE", "LISSA", "KECIA",</text:p>
      <text:p text:style-name="P1"><text:tab/>"KATHRYNE", "KARLENE", "JULISSA", "JETTIE", "JENNIFFER", "HUI", "CORRINA", "CHRISTOPHER", "CAROLANN", "ALENA",</text:p>
      <text:p text:style-name="P1"><text:tab/>"TESS", "ROSARIA", "MYRTICE", "MARYLEE", "LIANE", "KENYATTA", "JUDIE", "JANEY", "IN", "ELMIRA",</text:p>
      <text:p text:style-name="P1"><text:tab/>"ELDORA", "DENNA", "CRISTI", "CATHI", "ZAIDA", "VONNIE", "VIVA", "VERNIE", "ROSALINE", "MARIELA",</text:p>
      <text:p text:style-name="P1"><text:tab/>"LUCIANA", "LESLI", "KARAN", "FELICE", "DENEEN", "ADINA", "WYNONA", "TARSHA", "SHERON", "SHASTA",</text:p>
      <text:p text:style-name="P1"><text:tab/>"SHANITA", "SHANI", "SHANDRA", "RANDA", "PINKIE", "PARIS", "NELIDA", "MARILOU", "LYLA", "LAURENE",</text:p>
      <text:p text:style-name="P1"><text:tab/>"LACI", "JOI", "JANENE", "DOROTHA", "DANIELE", "DANI", "CAROLYNN", "CARLYN", "BERENICE", "AYESHA",</text:p>
      <text:p text:style-name="P1"><text:tab/>"ANNELIESE", "ALETHEA", "THERSA", "TAMIKO", "RUFINA", "OLIVA", "MOZELL", "MARYLYN", "MADISON", "KRISTIAN",</text:p>
      <text:p text:style-name="P1"><text:tab/>"KATHYRN", "KASANDRA", "KANDACE", "JANAE", "GABRIEL", "DOMENICA", "DEBBRA", "DANNIELLE", "CHUN", "BUFFY",</text:p>
      <text:p text:style-name="P1"><text:tab/>"BARBIE", "ARCELIA", "AJA", "ZENOBIA", "SHAREN", "SHAREE", "PATRICK", "PAGE", "MY", "LAVINIA",</text:p>
      <text:p text:style-name="P1"><text:tab/>"KUM", "KACIE", "JACKELINE", "HUONG", "FELISA", "EMELIA", "ELEANORA", "CYTHIA", "CRISTIN", "CLYDE",</text:p>
      <text:p text:style-name="P1"><text:tab/>"CLARIBEL", "CARON", "ANASTACIA", "ZULMA", "ZANDRA", "YOKO", "TENISHA", "SUSANN", "SHERILYN", "SHAY",</text:p>
      <text:p text:style-name="P1"><text:tab/>"SHAWANDA", "SABINE", "ROMANA", "MATHILDA", "LINSEY", "KEIKO", "JOANA", "ISELA", "GRETTA", "GEORGETTA",</text:p>
      <text:p text:style-name="P1"><text:tab/>"EUGENIE", "DUSTY", "DESIRAE", "DELORA", "CORAZON", "ANTONINA", "ANIKA", "WILLENE", "TRACEE", "TAMATHA",</text:p>
      <text:p text:style-name="P1"><text:tab/>"REGAN", "NICHELLE", "MICKIE", "MAEGAN", "LUANA", "LANITA", "KELSIE", "EDELMIRA", "BREE", "AFTON",</text:p>
      <text:p text:style-name="P1"><text:tab/>"TEODORA", "TAMIE", "SHENA", "MEG", "LINH", "KELI", "KACI", "DANYELLE", "BRITT", "ARLETTE",</text:p>
      <text:p text:style-name="P1"><text:tab/>"ALBERTINE", "ADELLE", "TIFFINY", "STORMY", "SIMONA", "NUMBERS", "NICOLASA", "NICHOL", "NIA", "NAKISHA",</text:p>
      <text:p text:style-name="P1"><text:tab/>"MEE", "MAIRA", "LOREEN", "KIZZY", "JOHNNY", "JAY", "FALLON", "CHRISTENE", "BOBBYE", "ANTHONY",</text:p>
      <text:p text:style-name="P1"><text:tab/>"YING", "VINCENZA", "TANJA", "RUBIE", "RONI", "QUEENIE", "MARGARETT", "KIMBERLI", "IRMGARD", "IDELL",</text:p>
      <text:p text:style-name="P1"><text:soft-page-break/><text:tab/>"HILMA", "EVELINA", "ESTA", "EMILEE", "DENNISE", "DANIA", "CARL", "CARIE", "ANTONIO", "WAI",</text:p>
      <text:p text:style-name="P1"><text:tab/>"SANG", "RISA", "RIKKI", "PARTICIA", "MUI", "MASAKO", "MARIO", "LUVENIA", "LOREE", "LONI",</text:p>
      <text:p text:style-name="P1"><text:tab/>"LIEN", "KEVIN", "GIGI", "FLORENCIA", "DORIAN", "DENITA", "DALLAS", "CHI", "BILLYE", "ALEXANDER",</text:p>
      <text:p text:style-name="P1"><text:tab/>"TOMIKA", "SHARITA", "RANA", "NIKOLE", "NEOMA", "MARGARITE", "MADALYN", "LUCINA", "LAILA", "KALI",</text:p>
      <text:p text:style-name="P1"><text:tab/>"JENETTE", "GABRIELE", "EVELYNE", "ELENORA", "CLEMENTINA", "ALEJANDRINA", "ZULEMA", "VIOLETTE", "VANNESSA", "THRESA",</text:p>
      <text:p text:style-name="P1"><text:tab/>"RETTA", "PIA", "PATIENCE", "NOELLA", "NICKIE", "JONELL", "DELTA", "CHUNG", "CHAYA", "CAMELIA",</text:p>
      <text:p text:style-name="P1"><text:tab/>"BETHEL", "ANYA", "ANDREW", "THANH", "SUZANN", "SPRING", "SHU", "MILA", "LILLA", "LAVERNA",</text:p>
      <text:p text:style-name="P1"><text:tab/>"KEESHA", "KATTIE", "GIA", "GEORGENE", "EVELINE", "ESTELL", "ELIZBETH", "VIVIENNE", "VALLIE", "TRUDIE",</text:p>
      <text:p text:style-name="P1"><text:tab/>"STEPHANE", "MICHEL", "MAGALY", "MADIE", "KENYETTA", "KARREN", "JANETTA", "HERMINE", "HARMONY", "DRUCILLA",</text:p>
      <text:p text:style-name="P1"><text:tab/>"DEBBI", "CELESTINA", "CANDIE", "BRITNI", "BECKIE", "AMINA", "ZITA", "YUN", "YOLANDE", "VIVIEN",</text:p>
      <text:p text:style-name="P1"><text:tab/>"VERNETTA", "TRUDI", "SOMMER", "PEARLE", "PATRINA", "OSSIE", "NICOLLE", "LOYCE", "LETTY", "LARISA",</text:p>
      <text:p text:style-name="P1"><text:tab/>"KATHARINA", "JOSELYN", "JONELLE", "JENELL", "IESHA", "HEIDE", "FLORINDA", "FLORENTINA", "FLO", "ELODIA",</text:p>
      <text:p text:style-name="P1"><text:tab/>"DORINE", "BRUNILDA", "BRIGID", "ASHLI", "ARDELLA", "TWANA", "THU", "TARAH", "SUNG", "SHEA",</text:p>
      <text:p text:style-name="P1"><text:tab/>"SHAVON", "SHANE", "SERINA", "RAYNA", "RAMONITA", "NGA", "MARGURITE", "LUCRECIA", "KOURTNEY", "KATI",</text:p>
      <text:p text:style-name="P1"><text:tab/>"JESUS", "JESENIA", "DIAMOND", "CRISTA", "AYANA", "ALICA", "ALIA", "VINNIE", "SUELLEN", "ROMELIA",</text:p>
      <text:p text:style-name="P1"><text:tab/>"RACHELL", "PIPER", "OLYMPIA", "MICHIKO", "KATHALEEN", "JOLIE", "JESSI", "JANESSA", "HANA", "HA",</text:p>
      <text:p text:style-name="P1"><text:tab/>"ELEASE", "CARLETTA", "BRITANY", "SHONA", "SALOME", "ROSAMOND", "REGENA", "RAINA", "NGOC", "NELIA",</text:p>
      <text:p text:style-name="P1"><text:tab/>"LOUVENIA", "LESIA", "LATRINA", "LATICIA", "LARHONDA", "JINA", "JACKI", "HOLLIS", "HOLLEY", "EMMY",</text:p>
      <text:p text:style-name="P1"><text:tab/>"DEEANN", "CORETTA", "ARNETTA", "VELVET", "THALIA", "SHANICE", "NETA", "MIKKI", "MICKI", "LONNA",</text:p>
      <text:p text:style-name="P1"><text:tab/>"LEANA", "LASHUNDA", "KILEY", "JOYE", "JACQULYN", "IGNACIA", "HYUN", "HIROKO", "HENRY", "HENRIETTE",</text:p>
      <text:p text:style-name="P1"><text:tab/>"ELAYNE", "DELINDA", "DARNELL", "DAHLIA", "COREEN", "CONSUELA", "CONCHITA", "CELINE", "BABETTE", "AYANNA",</text:p>
      <text:p text:style-name="P1"><text:tab/>"ANETTE", "ALBERTINA", "SKYE", "SHAWNEE", "SHANEKA", "QUIANA", "PAMELIA", "MIN", "MERRI", "MERLENE",</text:p>
      <text:p text:style-name="P1"><text:tab/>"MARGIT", "KIESHA", "KIERA", "KAYLENE", "JODEE", "JENISE", "ERLENE", "EMMIE", "ELSE", "DARYL",</text:p>
      <text:p text:style-name="P1"><text:tab/>"DALILA", "DAISEY", "CODY", "CASIE", "BELIA", "BABARA", "VERSIE", "VANESA", "SHELBA", "SHAWNDA",</text:p>
      <text:p text:style-name="P1"><text:tab/>"SAM", "NORMAN", "NIKIA", "NAOMA", "MARNA", "MARGERET", "MADALINE", "LAWANA", "KINDRA", "JUTTA",</text:p>
      <text:p text:style-name="P1"><text:tab/>"JAZMINE", "JANETT", "HANNELORE", "GLENDORA", "GERTRUD", "GARNETT", "FREEDA", "FREDERICA", "FLORANCE", "FLAVIA",</text:p>
      <text:p text:style-name="P1"><text:tab/>"DENNIS", "CARLINE", "BEVERLEE", "ANJANETTE", "VALDA", "TRINITY", "TAMALA", "STEVIE", "SHONNA", "SHA",</text:p>
      <text:p text:style-name="P1"><text:soft-page-break/><text:tab/>"SARINA", "ONEIDA", "MICAH", "MERILYN", "MARLEEN", "LURLINE", "LENNA", "KATHERIN", "JIN", "JENI",</text:p>
      <text:p text:style-name="P1"><text:tab/>"HAE", "GRACIA", "GLADY", "FARAH", "ERIC", "ENOLA", "EMA", "DOMINQUE", "DEVONA", "DELANA",</text:p>
      <text:p text:style-name="P1"><text:tab/>"CECILA", "CAPRICE", "ALYSHA", "ALI", "ALETHIA", "VENA", "THERESIA", "TAWNY", "SONG", "SHAKIRA",</text:p>
      <text:p text:style-name="P1"><text:tab/>"SAMARA", "SACHIKO", "RACHELE", "PAMELLA", "NICKY", "MARNI", "MARIEL", "MAREN", "MALISA", "LIGIA",</text:p>
      <text:p text:style-name="P1"><text:tab/>"LERA", "LATORIA", "LARAE", "KIMBER", "KATHERN", "KAREY", "JENNEFER", "JANETH", "HALINA", "FREDIA",</text:p>
      <text:p text:style-name="P1"><text:tab/>"DELISA", "DEBROAH", "CIERA", "CHIN", "ANGELIKA", "ANDREE", "ALTHA", "YEN", "VIVAN", "TERRESA",</text:p>
      <text:p text:style-name="P1"><text:tab/>"TANNA", "SUK", "SUDIE", "SOO", "SIGNE", "SALENA", "RONNI", "REBBECCA", "MYRTIE", "MCKENZIE",</text:p>
      <text:p text:style-name="P1"><text:tab/>"MALIKA", "MAIDA", "LOAN", "LEONARDA", "KAYLEIGH", "FRANCE", "ETHYL", "ELLYN", "DAYLE", "CAMMIE",</text:p>
      <text:p text:style-name="P1"><text:tab/>"BRITTNI", "BIRGIT", "AVELINA", "ASUNCION", "ARIANNA", "AKIKO", "VENICE", "TYESHA", "TONIE", "TIESHA",</text:p>
      <text:p text:style-name="P1"><text:tab/>"TAKISHA", "STEFFANIE", "SINDY", "SANTANA", "MEGHANN", "MANDA", "MACIE", "LADY", "KELLYE", "KELLEE",</text:p>
      <text:p text:style-name="P1"><text:tab/>"JOSLYN", "JASON", "INGER", "INDIRA", "GLINDA", "GLENNIS", "FERNANDA", "FAUSTINA", "ENEIDA", "ELICIA",</text:p>
      <text:p text:style-name="P1"><text:tab/>"DOT", "DIGNA", "DELL", "ARLETTA", "ANDRE", "WILLIA", "TAMMARA", "TABETHA", "SHERRELL", "SARI",</text:p>
      <text:p text:style-name="P1"><text:tab/>"REFUGIO", "REBBECA", "PAULETTA", "NIEVES", "NATOSHA", "NAKITA", "MAMMIE", "KENISHA", "KAZUKO", "KASSIE",</text:p>
      <text:p text:style-name="P1"><text:tab/>"GARY", "EARLEAN", "DAPHINE", "CORLISS", "CLOTILDE", "CAROLYNE", "BERNETTA", "AUGUSTINA", "AUDREA", "ANNIS",</text:p>
      <text:p text:style-name="P1"><text:tab/>"ANNABELL", "YAN", "TENNILLE", "TAMICA", "SELENE", "SEAN", "ROSANA", "REGENIA", "QIANA", "MARKITA",</text:p>
      <text:p text:style-name="P1"><text:tab/>"MACY", "LEEANNE", "LAURINE", "KYM", "JESSENIA", "JANITA", "GEORGINE", "GENIE", "EMIKO", "ELVIE",</text:p>
      <text:p text:style-name="P1"><text:tab/>"DEANDRA", "DAGMAR", "CORIE", "COLLEN", "CHERISH", "ROMAINE", "PORSHA", "PEARLENE", "MICHELINE", "MERNA",</text:p>
      <text:p text:style-name="P1"><text:tab/>"MARGORIE", "MARGARETTA", "LORE", "KENNETH", "JENINE", "HERMINA", "FREDERICKA", "ELKE", "DRUSILLA", "DORATHY",</text:p>
      <text:p text:style-name="P1"><text:tab/>"DIONE", "DESIRE", "CELENA", "BRIGIDA", "ANGELES", "ALLEGRA", "THEO", "TAMEKIA", "SYNTHIA", "STEPHEN",</text:p>
      <text:p text:style-name="P1"><text:tab/>"SOOK", "SLYVIA", "ROSANN", "REATHA", "RAYE", "MARQUETTA", "MARGART", "LING", "LAYLA", "KYMBERLY",</text:p>
      <text:p text:style-name="P1"><text:tab/>"KIANA", "KAYLEEN", "KATLYN", "KARMEN", "JOELLA", "IRINA", "EMELDA", "ELENI", "DETRA", "CLEMMIE",</text:p>
      <text:p text:style-name="P1"><text:tab/>"CHERYLL", "CHANTELL", "CATHEY", "ARNITA", "ARLA", "ANGLE", "ANGELIC", "ALYSE", "ZOFIA", "THOMASINE",</text:p>
      <text:p text:style-name="P1"><text:tab/>"TENNIE", "SON", "SHERLY", "SHERLEY", "SHARYL", "REMEDIOS", "PETRINA", "NICKOLE", "MYUNG", "MYRLE",</text:p>
      <text:p text:style-name="P1"><text:tab/>"MOZELLA", "LOUANNE", "LISHA", "LATIA", "LANE", "KRYSTA", "JULIENNE", "JOEL", "JEANENE", "JACQUALINE",</text:p>
      <text:p text:style-name="P1"><text:tab/>"ISAURA", "GWENDA", "EARLEEN", "DONALD", "CLEOPATRA", "CARLIE", "AUDIE", "ANTONIETTA", "ALISE", "ALEX",</text:p>
      <text:p text:style-name="P1"><text:tab/>"VERDELL", "VAL", "TYLER", "TOMOKO", "THAO", "TALISHA", "STEVEN", "SO", "SHEMIKA", "SHAUN",</text:p>
      <text:p text:style-name="P1"><text:tab/>"SCARLET", "SAVANNA", "SANTINA", "ROSIA", "RAEANN", "ODILIA", "NANA", "MINNA", "MAGAN", "LYNELLE",</text:p>
      <text:p text:style-name="P1"><text:soft-page-break/><text:tab/>"LE", "KARMA", "JOEANN", "IVANA", "INELL", "ILANA", "HYE", "HONEY", "HEE", "GUDRUN",</text:p>
      <text:p text:style-name="P1"><text:tab/>"FRANK", "DREAMA", "CRISSY", "CHANTE", "CARMELINA", "ARVILLA", "ARTHUR", "ANNAMAE", "ALVERA", "ALEIDA",</text:p>
      <text:p text:style-name="P1"><text:tab/>"AARON", "YEE", "YANIRA", "VANDA", "TIANNA", "TAM", "STEFANIA", "SHIRA", "PERRY", "NICOL",</text:p>
      <text:p text:style-name="P1"><text:tab/>"NANCIE", "MONSERRATE", "MINH", "MELYNDA", "MELANY", "MATTHEW", "LOVELLA", "LAURE", "KIRBY", "KACY",</text:p>
      <text:p text:style-name="P1"><text:tab/>"JACQUELYNN", "HYON", "GERTHA", "FRANCISCO", "ELIANA", "CHRISTENA", "CHRISTEEN", "CHARISE", "CATERINA", "CARLEY",</text:p>
      <text:p text:style-name="P1"><text:tab/>"CANDYCE", "ARLENA", "AMMIE", "YANG", "WILLETTE", "VANITA", "TUYET", "TINY", "SYREETA", "SILVA",</text:p>
      <text:p text:style-name="P1"><text:tab/>"SCOTT", "RONALD", "PENNEY", "NYLA", "MICHAL", "MAURICE", "MARYAM", "MARYA", "MAGEN", "LUDIE",</text:p>
      <text:p text:style-name="P1"><text:tab/>"LOMA", "LIVIA", "LANELL", "KIMBERLIE", "JULEE", "DONETTA", "DIEDRA", "DENISHA", "DEANE", "DAWNE",</text:p>
      <text:p text:style-name="P1"><text:tab/>"CLARINE", "CHERRYL", "BRONWYN", "BRANDON", "ALLA", "VALERY", "TONDA", "SUEANN", "SORAYA", "SHOSHANA",</text:p>
      <text:p text:style-name="P1"><text:tab/>"SHELA", "SHARLEEN", "SHANELLE", "NERISSA", "MICHEAL", "MERIDITH", "MELLIE", "MAYE", "MAPLE", "MAGARET",</text:p>
      <text:p text:style-name="P1"><text:tab/>"LUIS", "LILI", "LEONILA", "LEONIE", "LEEANNA", "LAVONIA", "LAVERA", "KRISTEL", "KATHEY", "KATHE",</text:p>
      <text:p text:style-name="P1"><text:tab/>"JUSTIN", "JULIAN", "JIMMY", "JANN", "ILDA", "HILDRED", "HILDEGARDE", "GENIA", "FUMIKO", "EVELIN",</text:p>
      <text:p text:style-name="P1"><text:tab/>"ERMELINDA", "ELLY", "DUNG", "DOLORIS", "DIONNA", "DANAE", "BERNEICE", "ANNICE", "ALIX", "VERENA",</text:p>
      <text:p text:style-name="P1"><text:tab/>"VERDIE", "TRISTAN", "SHAWNNA", "SHAWANA", "SHAUNNA", "ROZELLA", "RANDEE", "RANAE", "MILAGRO", "LYNELL",</text:p>
      <text:p text:style-name="P1"><text:tab/>"LUISE", "LOUIE", "LOIDA", "LISBETH", "KARLEEN", "JUNITA", "JONA", "ISIS", "HYACINTH", "HEDY",</text:p>
      <text:p text:style-name="P1"><text:tab/>"GWENN", "ETHELENE", "ERLINE", "EDWARD", "DONYA", "DOMONIQUE", "DELICIA", "DANNETTE", "CICELY", "BRANDA",</text:p>
      <text:p text:style-name="P1"><text:tab/>"BLYTHE", "BETHANN", "ASHLYN", "ANNALEE", "ALLINE", "YUKO", "VELLA", "TRANG", "TOWANDA", "TESHA",</text:p>
      <text:p text:style-name="P1"><text:tab/>"SHERLYN", "NARCISA", "MIGUELINA", "MERI", "MAYBELL", "MARLANA", "MARGUERITA", "MADLYN", "LUNA", "LORY",</text:p>
      <text:p text:style-name="P1"><text:tab/>"LORIANN", "LIBERTY", "LEONORE", "LEIGHANN", "LAURICE", "LATESHA", "LARONDA", "KATRICE", "KASIE", "KARL",</text:p>
      <text:p text:style-name="P1"><text:tab/>"KALEY", "JADWIGA", "GLENNIE", "GEARLDINE", "FRANCINA", "EPIFANIA", "DYAN", "DORIE", "DIEDRE", "DENESE",</text:p>
      <text:p text:style-name="P1"><text:tab/>"DEMETRICE", "DELENA", "DARBY", "CRISTIE", "CLEORA", "CATARINA", "CARISA", "BERNIE", "BARBERA", "ALMETA",</text:p>
      <text:p text:style-name="P1"><text:tab/>"TRULA", "TEREASA", "SOLANGE", "SHEILAH", "SHAVONNE", "SANORA", "ROCHELL", "MATHILDE", "MARGARETA", "MAIA",</text:p>
      <text:p text:style-name="P1"><text:tab/>"LYNSEY", "LAWANNA", "LAUNA", "KENA", "KEENA", "KATIA", "JAMEY", "GLYNDA", "GAYLENE", "ELVINA",</text:p>
      <text:p text:style-name="P1"><text:tab/>"ELANOR", "DANUTA", "DANIKA", "CRISTEN", "CORDIE", "COLETTA", "CLARITA", "CARMON", "BRYNN", "AZUCENA",</text:p>
      <text:p text:style-name="P1"><text:tab/>"AUNDREA", "ANGELE", "YI", "WALTER", "VERLIE", "VERLENE", "TAMESHA", "SILVANA", "SEBRINA", "SAMIRA",</text:p>
      <text:p text:style-name="P1"><text:tab/>"REDA", "RAYLENE", "PENNI", "PANDORA", "NORAH", "NOMA", "MIREILLE", "MELISSIA", "MARYALICE", "LARAINE",</text:p>
      <text:p text:style-name="P1"><text:tab/>"KIMBERY", "KARYL", "KARINE", "KAM", "JOLANDA", "JOHANA", "JESUSA", "JALEESA", "JAE", "JACQUELYNE",</text:p>
      <text:p text:style-name="P1"><text:soft-page-break/><text:tab/>"IRISH", "ILUMINADA", "HILARIA", "HANH", "GENNIE", "FRANCIE", "FLORETTA", "EXIE", "EDDA", "DREMA",</text:p>
      <text:p text:style-name="P1"><text:tab/>"DELPHA", "BEV", "BARBAR", "ASSUNTA", "ARDELL", "ANNALISA", "ALISIA", "YUKIKO", "YOLANDO", "WONDA",</text:p>
      <text:p text:style-name="P1"><text:tab/>"WEI", "WALTRAUD", "VETA", "TEQUILA", "TEMEKA", "TAMEIKA", "SHIRLEEN", "SHENITA", "PIEDAD", "OZELLA",</text:p>
      <text:p text:style-name="P1"><text:tab/>"MIRTHA", "MARILU", "KIMIKO", "JULIANE", "JENICE", "JEN", "JANAY", "JACQUILINE", "HILDE", "FE",</text:p>
      <text:p text:style-name="P1"><text:tab/>"FAE", "EVAN", "EUGENE", "ELOIS", "ECHO", "DEVORAH", "CHAU", "BRINDA", "BETSEY", "ARMINDA",</text:p>
      <text:p text:style-name="P1"><text:tab/>"ARACELIS", "APRYL", "ANNETT", "ALISHIA", "VEOLA", "USHA", "TOSHIKO", "THEOLA", "TASHIA", "TALITHA",</text:p>
      <text:p text:style-name="P1"><text:tab/>"SHERY", "RUDY", "RENETTA", "REIKO", "RASHEEDA", "OMEGA", "OBDULIA", "MIKA", "MELAINE", "MEGGAN",</text:p>
      <text:p text:style-name="P1"><text:tab/>"MARTIN", "MARLEN", "MARGET", "MARCELINE", "MANA", "MAGDALEN", "LIBRADA", "LEZLIE", "LEXIE", "LATASHIA",</text:p>
      <text:p text:style-name="P1"><text:tab/>"LASANDRA", "KELLE", "ISIDRA", "ISA", "INOCENCIA", "GWYN", "FRANCOISE", "ERMINIA", "ERINN", "DIMPLE",</text:p>
      <text:p text:style-name="P1"><text:tab/>"DEVORA", "CRISELDA", "ARMANDA", "ARIE", "ARIANE", "ANGELO", "ANGELENA", "ALLEN", "ALIZA", "ADRIENE",</text:p>
      <text:p text:style-name="P1"><text:tab/>"ADALINE", "XOCHITL", "TWANNA", "TRAN", "TOMIKO", "TAMISHA", "TAISHA", "SUSY", "SIU", "RUTHA",</text:p>
      <text:p text:style-name="P1"><text:tab/>"ROXY", "RHONA", "RAYMOND", "OTHA", "NORIKO", "NATASHIA", "MERRIE", "MELVIN", "MARINDA", "MARIKO",</text:p>
      <text:p text:style-name="P1"><text:tab/>"MARGERT", "LORIS", "LIZZETTE", "LEISHA", "KAILA", "KA", "JOANNIE", "JERRICA", "JENE", "JANNET",</text:p>
      <text:p text:style-name="P1"><text:tab/>"JANEE", "JACINDA", "HERTA", "ELENORE", "DORETTA", "DELAINE", "DANIELL", "CLAUDIE", "CHINA", "BRITTA",</text:p>
      <text:p text:style-name="P1"><text:tab/>"APOLONIA", "AMBERLY", "ALEASE", "YURI", "YUK", "WEN", "WANETA", "UTE", "TOMI", "SHARRI",</text:p>
      <text:p text:style-name="P1"><text:tab/>"SANDIE", "ROSELLE", "REYNALDA", "RAGUEL", "PHYLICIA", "PATRIA", "OLIMPIA", "ODELIA", "MITZIE", "MITCHELL",</text:p>
      <text:p text:style-name="P1"><text:tab/>"MISS", "MINDA", "MIGNON", "MICA", "MENDY", "MARIVEL", "MAILE", "LYNETTA", "LAVETTE", "LAURYN",</text:p>
      <text:p text:style-name="P1"><text:tab/>"LATRISHA", "LAKIESHA", "KIERSTEN", "KARY", "JOSPHINE", "JOLYN", "JETTA", "JANISE", "JACQUIE", "IVELISSE",</text:p>
      <text:p text:style-name="P1"><text:tab/>"GLYNIS", "GIANNA", "GAYNELLE", "EMERALD", "DEMETRIUS", "DANYELL", "DANILLE", "DACIA", "CORALEE", "CHER",</text:p>
      <text:p text:style-name="P1"><text:tab/>"CEOLA", "BRETT", "BELL", "ARIANNE", "ALESHIA", "YUNG", "WILLIEMAE", "TROY", "TRINH", "THORA",</text:p>
      <text:p text:style-name="P1"><text:tab/>"TAI", "SVETLANA", "SHERIKA", "SHEMEKA", "SHAUNDA", "ROSELINE", "RICKI", "MELDA", "MALLIE", "LAVONNA",</text:p>
      <text:p text:style-name="P1"><text:tab/>"LATINA", "LARRY", "LAQUANDA", "LALA", "LACHELLE", "KLARA", "KANDIS", "JOHNA", "JEANMARIE", "JAYE",</text:p>
      <text:p text:style-name="P1"><text:tab/>"HANG", "GRAYCE", "GERTUDE", "EMERITA", "EBONIE", "CLORINDA", "CHING", "CHERY", "CAROLA", "BREANN",</text:p>
      <text:p text:style-name="P1"><text:tab/>"BLOSSOM", "BERNARDINE", "BECKI", "ARLETHA", "ARGELIA", "ARA", "ALITA", "YULANDA", "YON", "YESSENIA",</text:p>
      <text:p text:style-name="P1"><text:tab/>"TOBI", "TASIA", "SYLVIE", "SHIRL", "SHIRELY", "SHERIDAN", "SHELLA", "SHANTELLE", "SACHA", "ROYCE",</text:p>
      <text:p text:style-name="P1"><text:tab/>"REBECKA", "REAGAN", "PROVIDENCIA", "PAULENE", "MISHA", "MIKI", "MARLINE", "MARICA", "LORITA", "LATOYIA",</text:p>
      <text:p text:style-name="P1"><text:tab/>"LASONYA", "KERSTIN", "KENDA", "KEITHA", "KATHRIN", "JAYMIE", "JACK", "GRICELDA", "GINETTE", "ERYN",</text:p>
      <text:p text:style-name="P1"><text:soft-page-break/><text:tab/>"ELINA", "ELFRIEDA", "DANYEL", "CHEREE", "CHANELLE", "BARRIE", "AVERY", "AURORE", "ANNAMARIA", "ALLEEN",</text:p>
      <text:p text:style-name="P1"><text:tab/>"AILENE", "AIDE", "YASMINE", "VASHTI", "VALENTINE", "TREASA", "TORY", "TIFFANEY", "SHERYLL", "SHARIE",</text:p>
      <text:p text:style-name="P1"><text:tab/>"SHANAE", "SAU", "RAISA", "PA", "NEDA", "MITSUKO", "MIRELLA", "MILDA", "MARYANNA", "MARAGRET",</text:p>
      <text:p text:style-name="P1"><text:tab/>"MABELLE", "LUETTA", "LORINA", "LETISHA", "LATARSHA", "LANELLE", "LAJUANA", "KRISSY", "KARLY", "KARENA",</text:p>
      <text:p text:style-name="P1"><text:tab/>"JON", "JESSIKA", "JERICA", "JEANELLE", "JANUARY", "JALISA", "JACELYN", "IZOLA", "IVEY", "GREGORY",</text:p>
      <text:p text:style-name="P1"><text:tab/>"EUNA", "ETHA", "DREW", "DOMITILA", "DOMINICA", "DAINA", "CREOLA", "CARLI", "CAMIE", "BUNNY",</text:p>
      <text:p text:style-name="P1"><text:tab/>"BRITTNY", "ASHANTI", "ANISHA", "ALEEN", "ADAH", "YASUKO", "WINTER", "VIKI", "VALRIE", "TONA",</text:p>
      <text:p text:style-name="P1"><text:tab/>"TINISHA", "THI", "TERISA", "TATUM", "TANEKA", "SIMONNE", "SHALANDA", "SERITA", "RESSIE", "REFUGIA",</text:p>
      <text:p text:style-name="P1"><text:tab/>"PAZ", "OLENE", "NA", "MERRILL", "MARGHERITA", "MANDIE", "MAN", "MAIRE", "LYNDIA", "LUCI",</text:p>
      <text:p text:style-name="P1"><text:tab/>"LORRIANE", "LORETA", "LEONIA", "LAVONA", "LASHAWNDA", "LAKIA", "KYOKO", "KRYSTINA", "KRYSTEN", "KENIA",</text:p>
      <text:p text:style-name="P1"><text:tab/>"KELSI", "JUDE", "JEANICE", "ISOBEL", "GEORGIANN", "GENNY", "FELICIDAD", "EILENE", "DEON", "DELOISE",</text:p>
      <text:p text:style-name="P1"><text:tab/>"DEEDEE", "DANNIE", "CONCEPTION", "CLORA", "CHERILYN", "CHANG", "CALANDRA", "BERRY", "ARMANDINA", "ANISA",</text:p>
      <text:p text:style-name="P1"><text:tab/>"ULA", "TIMOTHY", "TIERA", "THERESSA", "STEPHANIA", "SIMA", "SHYLA", "SHONTA", "SHERA", "SHAQUITA",</text:p>
      <text:p text:style-name="P1"><text:tab/>"SHALA", "SAMMY", "ROSSANA", "NOHEMI", "NERY", "MORIAH", "MELITA", "MELIDA", "MELANI", "MARYLYNN",</text:p>
      <text:p text:style-name="P1"><text:tab/>"MARISHA", "MARIETTE", "MALORIE", "MADELENE", "LUDIVINA", "LORIA", "LORETTE", "LORALEE", "LIANNE", "LEON",</text:p>
      <text:p text:style-name="P1"><text:tab/>"LAVENIA", "LAURINDA", "LASHON", "KIT", "KIMI", "KEILA", "KATELYNN", "KAI", "JONE", "JOANE",</text:p>
      <text:p text:style-name="P1"><text:tab/>"JI", "JAYNA", "JANELLA", "JA", "HUE", "HERTHA", "FRANCENE", "ELINORE", "DESPINA", "DELSIE",</text:p>
      <text:p text:style-name="P1"><text:tab/>"DEEDRA", "CLEMENCIA", "CARRY", "CAROLIN", "CARLOS", "BULAH", "BRITTANIE", "BOK", "BLONDELL", "BIBI",</text:p>
      <text:p text:style-name="P1"><text:tab/>"BEAULAH", "BEATA", "ANNITA", "AGRIPINA", "VIRGEN", "VALENE", "UN", "TWANDA", "TOMMYE", "TOI",</text:p>
      <text:p text:style-name="P1"><text:tab/>"TARRA", "TARI", "TAMMERA", "SHAKIA", "SADYE", "RUTHANNE", "ROCHEL", "RIVKA", "PURA", "NENITA",</text:p>
      <text:p text:style-name="P1"><text:tab/>"NATISHA", "MING", "MERRILEE", "MELODEE", "MARVIS", "LUCILLA", "LEENA", "LAVETA", "LARITA", "LANIE",</text:p>
      <text:p text:style-name="P1"><text:tab/>"KEREN", "ILEEN", "GEORGEANN", "GENNA", "GENESIS", "FRIDA", "EWA", "EUFEMIA", "EMELY", "ELA",</text:p>
      <text:p text:style-name="P1"><text:tab/>"EDYTH", "DEONNA", "DEADRA", "DARLENA", "CHANELL", "CHAN", "CATHERN", "CASSONDRA", "CASSAUNDRA", "BERNARDA",</text:p>
      <text:p text:style-name="P1"><text:tab/>"BERNA", "ARLINDA", "ANAMARIA", "ALBERT", "WESLEY", "VERTIE", "VALERI", "TORRI", "TATYANA", "STASIA",</text:p>
      <text:p text:style-name="P1"><text:tab/>"SHERISE", "SHERILL", "SEASON", "SCOTTIE", "SANDA", "RUTHE", "ROSY", "ROBERTO", "ROBBI", "RANEE",</text:p>
      <text:p text:style-name="P1"><text:tab/>"QUYEN", "PEARLY", "PALMIRA", "ONITA", "NISHA", "NIESHA", "NIDA", "NEVADA", "NAM", "MERLYN",</text:p>
      <text:p text:style-name="P1"><text:tab/>"MAYOLA", "MARYLOUISE", "MARYLAND", "MARX", "MARTH", "MARGENE", "MADELAINE", "LONDA", "LEONTINE", "LEOMA",</text:p>
      <text:p text:style-name="P1"><text:soft-page-break/><text:tab/>"LEIA", "LAWRENCE", "LAURALEE", "LANORA", "LAKITA", "KIYOKO", "KETURAH", "KATELIN", "KAREEN", "JONIE",</text:p>
      <text:p text:style-name="P1"><text:tab/>"JOHNETTE", "JENEE", "JEANETT", "IZETTA", "HIEDI", "HEIKE", "HASSIE", "HAROLD", "GIUSEPPINA", "GEORGANN",</text:p>
      <text:p text:style-name="P1"><text:tab/>"FIDELA", "FERNANDE", "ELWANDA", "ELLAMAE", "ELIZ", "DUSTI", "DOTTY", "CYNDY", "CORALIE", "CELESTA",</text:p>
      <text:p text:style-name="P1"><text:tab/>"ARGENTINA", "ALVERTA", "XENIA", "WAVA", "VANETTA", "TORRIE", "TASHINA", "TANDY", "TAMBRA", "TAMA",</text:p>
      <text:p text:style-name="P1"><text:tab/>"STEPANIE", "SHILA", "SHAUNTA", "SHARAN", "SHANIQUA", "SHAE", "SETSUKO", "SERAFINA", "SANDEE", "ROSAMARIA",</text:p>
      <text:p text:style-name="P1"><text:tab/>"PRISCILA", "OLINDA", "NADENE", "MUOI", "MICHELINA", "MERCEDEZ", "MARYROSE", "MARIN", "MARCENE", "MAO",</text:p>
      <text:p text:style-name="P1"><text:tab/>"MAGALI", "MAFALDA", "LOGAN", "LINN", "LANNIE", "KAYCE", "KAROLINE", "KAMILAH", "KAMALA", "JUSTA",</text:p>
      <text:p text:style-name="P1"><text:tab/>"JOLINE", "JENNINE", "JACQUETTA", "IRAIDA", "GERALD", "GEORGEANNA", "FRANCHESCA", "FAIRY", "EMELINE", "ELANE",</text:p>
      <text:p text:style-name="P1"><text:tab/>"EHTEL", "EARLIE", "DULCIE", "DALENE", "CRIS", "CLASSIE", "CHERE", "CHARIS", "CAROYLN", "CARMINA",</text:p>
      <text:p text:style-name="P1"><text:tab/>"CARITA", "BRIAN", "BETHANIE", "AYAKO", "ARICA", "AN", "ALYSA", "ALESSANDRA", "AKILAH", "ADRIEN",</text:p>
      <text:p text:style-name="P1"><text:tab/>"ZETTA", "YOULANDA", "YELENA", "YAHAIRA", "XUAN", "WENDOLYN", "VICTOR", "TIJUANA", "TERRELL", "TERINA",</text:p>
      <text:p text:style-name="P1"><text:tab/>"TERESIA", "SUZI", "SUNDAY", "SHERELL", "SHAVONDA", "SHAUNTE", "SHARDA", "SHAKITA", "SENA", "RYANN",</text:p>
      <text:p text:style-name="P1"><text:tab/>"RUBI", "RIVA", "REGINIA", "REA", "RACHAL", "PARTHENIA", "PAMULA", "MONNIE", "MONET", "MICHAELE",</text:p>
      <text:p text:style-name="P1"><text:tab/>"MELIA", "MARINE", "MALKA", "MAISHA", "LISANDRA", "LEO", "LEKISHA", "LEAN", "LAURENCE", "LAKENDRA",</text:p>
      <text:p text:style-name="P1"><text:tab/>"KRYSTIN", "KORTNEY", "KIZZIE", "KITTIE", "KERA", "KENDAL", "KEMBERLY", "KANISHA", "JULENE", "JULE",</text:p>
      <text:p text:style-name="P1"><text:tab/>"JOSHUA", "JOHANNE", "JEFFREY", "JAMEE", "HAN", "HALLEY", "GIDGET", "GALINA", "FREDRICKA", "FLETA",</text:p>
      <text:p text:style-name="P1"><text:tab/>"FATIMAH", "EUSEBIA", "ELZA", "ELEONORE", "DORTHEY", "DORIA", "DONELLA", "DINORAH", "DELORSE", "CLARETHA",</text:p>
      <text:p text:style-name="P1"><text:tab/>"CHRISTINIA", "CHARLYN", "BONG", "BELKIS", "AZZIE", "ANDERA", "AIKO", "ADENA", "YER", "YAJAIRA",</text:p>
      <text:p text:style-name="P1"><text:tab/>"WAN", "VANIA", "ULRIKE", "TOSHIA", "TIFANY", "STEFANY", "SHIZUE", "SHENIKA", "SHAWANNA", "SHAROLYN",</text:p>
      <text:p text:style-name="P1"><text:tab/>"SHARILYN", "SHAQUANA", "SHANTAY", "SEE", "ROZANNE", "ROSELEE", "RICKIE", "REMONA", "REANNA", "RAELENE",</text:p>
      <text:p text:style-name="P1"><text:tab/>"QUINN", "PHUNG", "PETRONILA", "NATACHA", "NANCEY", "MYRL", "MIYOKO", "MIESHA", "MERIDETH", "MARVELLA",</text:p>
      <text:p text:style-name="P1"><text:tab/>"MARQUITTA", "MARHTA", "MARCHELLE", "LIZETH", "LIBBIE", "LAHOMA", "LADAWN", "KINA", "KATHELEEN", "KATHARYN",</text:p>
      <text:p text:style-name="P1"><text:tab/>"KARISA", "KALEIGH", "JUNIE", "JULIEANN", "JOHNSIE", "JANEAN", "JAIMEE", "JACKQUELINE", "HISAKO", "HERMA",</text:p>
      <text:p text:style-name="P1"><text:tab/>"HELAINE", "GWYNETH", "GLENN", "GITA", "EUSTOLIA", "EMELINA", "ELIN", "EDRIS", "DONNETTE", "DONNETTA",</text:p>
      <text:p text:style-name="P1"><text:tab/>"DIERDRE", "DENAE", "DARCEL", "CLAUDE", "CLARISA", "CINDERELLA", "CHIA", "CHARLESETTA", "CHARITA", "CELSA",</text:p>
      <text:p text:style-name="P1"><text:tab/>"CASSY", "CASSI", "CARLEE", "BRUNA", "BRITTANEY", "BRANDE", "BILLI", "BAO", "ANTONETTA", "ANGLA",</text:p>
      <text:p text:style-name="P1"><text:tab/>"ANGELYN", "ANALISA", "ALANE", "WENONA", "WENDIE", "VERONIQUE", "VANNESA", "TOBIE", "TEMPIE", "SUMIKO",</text:p>
      <text:p text:style-name="P1"><text:soft-page-break/><text:tab/>"SULEMA", "SPARKLE", "SOMER", "SHEBA", "SHAYNE", "SHARICE", "SHANEL", "SHALON", "SAGE", "ROY",</text:p>
      <text:p text:style-name="P1"><text:tab/>"ROSIO", "ROSELIA", "RENAY", "REMA", "REENA", "PORSCHE", "PING", "PEG", "OZIE", "ORETHA",</text:p>
      <text:p text:style-name="P1"><text:tab/>"ORALEE", "ODA", "NU", "NGAN", "NAKESHA", "MILLY", "MARYBELLE", "MARLIN", "MARIS", "MARGRETT",</text:p>
      <text:p text:style-name="P1"><text:tab/>"MARAGARET", "MANIE", "LURLENE", "LILLIA", "LIESELOTTE", "LAVELLE", "LASHAUNDA", "LAKEESHA", "KEITH", "KAYCEE",</text:p>
      <text:p text:style-name="P1"><text:tab/>"KALYN", "JOYA", "JOETTE", "JENAE", "JANIECE", "ILLA", "GRISEL", "GLAYDS", "GENEVIE", "GALA",</text:p>
      <text:p text:style-name="P1"><text:tab/>"FREDDA", "FRED", "ELMER", "ELEONOR", "DEBERA", "DEANDREA", "DAN", "CORRINNE", "CORDIA", "CONTESSA",</text:p>
      <text:p text:style-name="P1"><text:tab/>"COLENE", "CLEOTILDE", "CHARLOTT", "CHANTAY", "CECILLE", "BEATRIS", "AZALEE", "ARLEAN", "ARDATH", "ANJELICA",</text:p>
      <text:p text:style-name="P1"><text:tab/>"ANJA", "ALFREDIA", "ALEISHA", "ADAM", "ZADA", "YUONNE", "XIAO", "WILLODEAN", "WHITLEY", "VENNIE",</text:p>
      <text:p text:style-name="P1"><text:tab/>"VANNA", "TYISHA", "TOVA", "TORIE", "TONISHA", "TILDA", "TIEN", "TEMPLE", "SIRENA", "SHERRIL",</text:p>
      <text:p text:style-name="P1"><text:tab/>"SHANTI", "SHAN", "SENAIDA", "SAMELLA", "ROBBYN", "RENDA", "REITA", "PHEBE", "PAULITA", "NOBUKO",</text:p>
      <text:p text:style-name="P1"><text:tab/>"NGUYET", "NEOMI", "MOON", "MIKAELA", "MELANIA", "MAXIMINA", "MARG", "MAISIE", "LYNNA", "LILLI",</text:p>
      <text:p text:style-name="P1"><text:tab/>"LAYNE", "LASHAUN", "LAKENYA", "LAEL", "KIRSTIE", "KATHLINE", "KASHA", "KARLYN", "KARIMA", "JOVAN",</text:p>
      <text:p text:style-name="P1"><text:tab/>"JOSEFINE", "JENNELL", "JACQUI", "JACKELYN", "HYO", "HIEN", "GRAZYNA", "FLORRIE", "FLORIA", "ELEONORA",</text:p>
      <text:p text:style-name="P1"><text:tab/>"DWANA", "DORLA", "DONG", "DELMY", "DEJA", "DEDE", "DANN", "CRYSTA", "CLELIA", "CLARIS",</text:p>
      <text:p text:style-name="P1"><text:tab/>"CLARENCE", "CHIEKO", "CHERLYN", "CHERELLE", "CHARMAIN", "CHARA", "CAMMY", "BEE", "ARNETTE", "ARDELLE",</text:p>
      <text:p text:style-name="P1"><text:tab/>"ANNIKA", "AMIEE", "AMEE", "ALLENA", "YVONE", "YUKI", "YOSHIE", "YEVETTE", "YAEL", "WILLETTA",</text:p>
      <text:p text:style-name="P1"><text:tab/>"VONCILE", "VENETTA", "TULA", "TONETTE", "TIMIKA", "TEMIKA", "TELMA", "TEISHA", "TAREN", "TA",</text:p>
      <text:p text:style-name="P1"><text:tab/>"STACEE", "SHIN", "SHAWNTA", "SATURNINA", "RICARDA", "POK", "PASTY", "ONIE", "NUBIA", "MORA",</text:p>
      <text:p text:style-name="P1"><text:tab/>"MIKE", "MARIELLE", "MARIELLA", "MARIANELA", "MARDELL", "MANY", "LUANNA", "LOISE", "LISABETH", "LINDSY",</text:p>
      <text:p text:style-name="P1"><text:tab/>"LILLIANA", "LILLIAM", "LELAH", "LEIGHA", "LEANORA", "LANG", "KRISTEEN", "KHALILAH", "KEELEY", "KANDRA",</text:p>
      <text:p text:style-name="P1"><text:tab/>"JUNKO", "JOAQUINA", "JERLENE", "JANI", "JAMIKA", "JAME", "HSIU", "HERMILA", "GOLDEN", "GENEVIVE",</text:p>
      <text:p text:style-name="P1"><text:tab/>"EVIA", "EUGENA", "EMMALINE", "ELFREDA", "ELENE", "DONETTE", "DELCIE", "DEEANNA", "DARCEY", "CUC",</text:p>
      <text:p text:style-name="P1"><text:tab/>"CLARINDA", "CIRA", "CHAE", "CELINDA", "CATHERYN", "CATHERIN", "CASIMIRA", "CARMELIA", "CAMELLIA", "BREANA",</text:p>
      <text:p text:style-name="P1"><text:tab/>"BOBETTE", "BERNARDINA", "BEBE", "BASILIA", "ARLYNE", "AMAL", "ALAYNA", "ZONIA", "ZENIA", "YURIKO",</text:p>
      <text:p text:style-name="P1"><text:tab/>"YAEKO", "WYNELL", "WILLOW", "WILLENA", "VERNIA", "TU", "TRAVIS", "TORA", "TERRILYN", "TERICA",</text:p>
      <text:p text:style-name="P1"><text:tab/>"TENESHA", "TAWNA", "TAJUANA", "TAINA", "STEPHNIE", "SONA", "SOL", "SINA", "SHONDRA", "SHIZUKO",</text:p>
      <text:p text:style-name="P1"><text:tab/>"SHERLENE", "SHERICE", "SHARIKA", "ROSSIE", "ROSENA", "RORY", "RIMA", "RIA", "RHEBA", "RENNA",</text:p>
      <text:p text:style-name="P1"><text:soft-page-break/><text:tab/>"PETER", "NATALYA", "NANCEE", "MELODI", "MEDA", "MAXIMA", "MATHA", "MARKETTA", "MARICRUZ", "MARCELENE",</text:p>
      <text:p text:style-name="P1"><text:tab/>"MALVINA", "LUBA", "LOUETTA", "LEIDA", "LECIA", "LAURAN", "LASHAWNA", "LAINE", "KHADIJAH", "KATERINE",</text:p>
      <text:p text:style-name="P1"><text:tab/>"KASI", "KALLIE", "JULIETTA", "JESUSITA", "JESTINE", "JESSIA", "JEREMY", "JEFFIE", "JANYCE", "ISADORA",</text:p>
      <text:p text:style-name="P1"><text:tab/>"GEORGIANNE", "FIDELIA", "EVITA", "EURA", "EULAH", "ESTEFANA", "ELSY", "ELIZABET", "ELADIA", "DODIE",</text:p>
      <text:p text:style-name="P1"><text:tab/>"DION", "DIA", "DENISSE", "DELORAS", "DELILA", "DAYSI", "DAKOTA", "CURTIS", "CRYSTLE", "CONCHA",</text:p>
      <text:p text:style-name="P1"><text:tab/>"COLBY", "CLARETTA", "CHU", "CHRISTIA", "CHARLSIE", "CHARLENA", "CARYLON", "BETTYANN", "ASLEY", "ASHLEA",</text:p>
      <text:p text:style-name="P1"><text:tab/>"AMIRA", "AI", "AGUEDA", "AGNUS", "YUETTE", "VINITA", "VICTORINA", "TYNISHA", "TREENA", "TOCCARA",</text:p>
      <text:p text:style-name="P1"><text:tab/>"TISH", "THOMASENA", "TEGAN", "SOILA", "SHILOH", "SHENNA", "SHARMAINE", "SHANTAE", "SHANDI", "SEPTEMBER",</text:p>
      <text:p text:style-name="P1"><text:tab/>"SARAN", "SARAI", "SANA", "SAMUEL", "SALLEY", "ROSETTE", "ROLANDE", "REGINE", "OTELIA", "OSCAR",</text:p>
      <text:p text:style-name="P1"><text:tab/>"OLEVIA", "NICHOLLE", "NECOLE", "NAIDA", "MYRTA", "MYESHA", "MITSUE", "MINTA", "MERTIE", "MARGY",</text:p>
      <text:p text:style-name="P1"><text:tab/>"MAHALIA", "MADALENE", "LOVE", "LOURA", "LOREAN", "LEWIS", "LESHA", "LEONIDA", "LENITA", "LAVONE",</text:p>
      <text:p text:style-name="P1"><text:tab/>"LASHELL", "LASHANDRA", "LAMONICA", "KIMBRA", "KATHERINA", "KARRY", "KANESHA", "JULIO", "JONG", "JENEVA",</text:p>
      <text:p text:style-name="P1"><text:tab/>"JAQUELYN", "HWA", "GILMA", "GHISLAINE", "GERTRUDIS", "FRANSISCA", "FERMINA", "ETTIE", "ETSUKO", "ELLIS",</text:p>
      <text:p text:style-name="P1"><text:tab/>"ELLAN", "ELIDIA", "EDRA", "DORETHEA", "DOREATHA", "DENYSE", "DENNY", "DEETTA", "DAINE", "CYRSTAL",</text:p>
      <text:p text:style-name="P1"><text:tab/>"CORRIN", "CAYLA", "CARLITA", "CAMILA", "BURMA", "BULA", "BUENA", "BLAKE", "BARABARA", "AVRIL",</text:p>
      <text:p text:style-name="P1"><text:tab/>"AUSTIN", "ALAINE", "ZANA", "WILHEMINA", "WANETTA", "VIRGIL", "VI", "VERONIKA", "VERNON", "VERLINE",</text:p>
      <text:p text:style-name="P1"><text:tab/>"VASILIKI", "TONITA", "TISA", "TEOFILA", "TAYNA", "TAUNYA", "TANDRA", "TAKAKO", "SUNNI", "SUANNE",</text:p>
      <text:p text:style-name="P1"><text:tab/>"SIXTA", "SHARELL", "SEEMA", "RUSSELL", "ROSENDA", "ROBENA", "RAYMONDE", "PEI", "PAMILA", "OZELL",</text:p>
      <text:p text:style-name="P1"><text:tab/>"NEIDA", "NEELY", "MISTIE", "MICHA", "MERISSA", "MAURITA", "MARYLN", "MARYETTA", "MARSHALL", "MARCELL",</text:p>
      <text:p text:style-name="P1"><text:tab/>"MALENA", "MAKEDA", "MADDIE", "LOVETTA", "LOURIE", "LORRINE", "LORILEE", "LESTER", "LAURENA", "LASHAY",</text:p>
      <text:p text:style-name="P1"><text:tab/>"LARRAINE", "LAREE", "LACRESHA", "KRISTLE", "KRISHNA", "KEVA", "KEIRA", "KAROLE", "JOIE", "JINNY",</text:p>
      <text:p text:style-name="P1"><text:tab/>"JEANNETTA", "JAMA", "HEIDY", "GILBERTE", "GEMA", "FAVIOLA", "EVELYNN", "ENDA", "ELLI", "ELLENA",</text:p>
      <text:p text:style-name="P1"><text:tab/>"DIVINA", "DAGNY", "COLLENE", "CODI", "CINDIE", "CHASSIDY", "CHASIDY", "CATRICE", "CATHERINA", "CASSEY",</text:p>
      <text:p text:style-name="P1"><text:tab/>"CAROLL", "CARLENA", "CANDRA", "CALISTA", "BRYANNA", "BRITTENY", "BEULA", "BARI", "AUDRIE", "AUDRIA",</text:p>
      <text:p text:style-name="P1"><text:tab/>"ARDELIA", "ANNELLE", "ANGILA", "ALONA", "ALLYN", "DOUGLAS", "ROGER", "JONATHAN", "RALPH", "NICHOLAS",</text:p>
      <text:p text:style-name="P1"><text:tab/>"BENJAMIN", "BRUCE", "HARRY", "WAYNE", "STEVE", "HOWARD", "ERNEST", "PHILLIP", "TODD", "CRAIG",</text:p>
      <text:p text:style-name="P1"><text:tab/>"ALAN", "PHILIP", "EARL", "DANNY", "BRYAN", "STANLEY", "LEONARD", "NATHAN", "MANUEL", "RODNEY",</text:p>
      <text:p text:style-name="P1"><text:soft-page-break/><text:tab/>"MARVIN", "VINCENT", "JEFFERY", "JEFF", "CHAD", "JACOB", "ALFRED", "BRADLEY", "HERBERT", "FREDERICK",</text:p>
      <text:p text:style-name="P1"><text:tab/>"EDWIN", "DON", "RICKY", "RANDALL", "BARRY", "BERNARD", "LEROY", "MARCUS", "THEODORE", "CLIFFORD",</text:p>
      <text:p text:style-name="P1"><text:tab/>"MIGUEL", "JIM", "TOM", "CALVIN", "BILL", "LLOYD", "DEREK", "WARREN", "DARRELL", "JEROME",</text:p>
      <text:p text:style-name="P1"><text:tab/>"FLOYD", "ALVIN", "TIM", "GORDON", "GREG", "JORGE", "DUSTIN", "PEDRO", "DERRICK", "ZACHARY",</text:p>
      <text:p text:style-name="P1"><text:tab/>"HERMAN", "GLEN", "HECTOR", "RICARDO", "RICK", "BRENT", "RAMON", "GILBERT", "MARC", "REGINALD",</text:p>
      <text:p text:style-name="P1"><text:tab/>"RUBEN", "NATHANIEL", "RAFAEL", "EDGAR", "MILTON", "RAUL", "BEN", "CHESTER", "DUANE", "FRANKLIN",</text:p>
      <text:p text:style-name="P1"><text:tab/>"BRAD", "RON", "ROLAND", "ARNOLD", "HARVEY", "JARED", "ERIK", "DARRYL", "NEIL", "JAVIER",</text:p>
      <text:p text:style-name="P1"><text:tab/>"FERNANDO", "CLINTON", "TED", "MATHEW", "TYRONE", "DARREN", "LANCE", "KURT", "ALLAN", "NELSON",</text:p>
      <text:p text:style-name="P1"><text:tab/>"GUY", "CLAYTON", "HUGH", "MAX", "DWAYNE", "DWIGHT", "ARMANDO", "FELIX", "EVERETT", "IAN",</text:p>
      <text:p text:style-name="P1"><text:tab/>"WALLACE", "KEN", "BOB", "ALFREDO", "ALBERTO", "DAVE", "IVAN", "BYRON", "ISAAC", "MORRIS",</text:p>
      <text:p text:style-name="P1"><text:tab/>"CLIFTON", "WILLARD", "ROSS", "ANDY", "SALVADOR", "KIRK", "SERGIO", "SETH", "KENT", "TERRANCE",</text:p>
      <text:p text:style-name="P1"><text:tab/>"EDUARDO", "TERRENCE", "ENRIQUE", "WADE", "STUART", "FREDRICK", "ARTURO", "ALEJANDRO", "NICK", "LUTHER",</text:p>
      <text:p text:style-name="P1"><text:tab/>"WENDELL", "JEREMIAH", "JULIUS", "OTIS", "TREVOR", "OLIVER", "LUKE", "HOMER", "GERARD", "DOUG",</text:p>
      <text:p text:style-name="P1"><text:tab/>"KENNY", "HUBERT", "LYLE", "MATT", "ALFONSO", "ORLANDO", "REX", "CARLTON", "ERNESTO", "NEAL",</text:p>
      <text:p text:style-name="P1"><text:tab/>"PABLO", "LORENZO", "OMAR", "WILBUR", "GRANT", "HORACE", "RODERICK", "ABRAHAM", "WILLIS", "RICKEY",</text:p>
      <text:p text:style-name="P1"><text:tab/>"ANDRES", "CESAR", "JOHNATHAN", "MALCOLM", "RUDOLPH", "DAMON", "KELVIN", "PRESTON", "ALTON", "ARCHIE",</text:p>
      <text:p text:style-name="P1"><text:tab/>"MARCO", "WM", "PETE", "RANDOLPH", "GARRY", "GEOFFREY", "JONATHON", "FELIPE", "GERARDO", "ED",</text:p>
      <text:p text:style-name="P1"><text:tab/>"DOMINIC", "DELBERT", "COLIN", "GUILLERMO", "EARNEST", "LUCAS", "BENNY", "SPENCER", "RODOLFO", "MYRON",</text:p>
      <text:p text:style-name="P1"><text:tab/>"EDMUND", "GARRETT", "SALVATORE", "CEDRIC", "LOWELL", "GREGG", "SHERMAN", "WILSON", "SYLVESTER", "ROOSEVELT",</text:p>
      <text:p text:style-name="P1"><text:tab/>"ISRAEL", "JERMAINE", "FORREST", "WILBERT", "LELAND", "SIMON", "CLARK", "IRVING", "BRYANT", "OWEN",</text:p>
      <text:p text:style-name="P1"><text:tab/>"RUFUS", "WOODROW", "KRISTOPHER", "MACK", "LEVI", "MARCOS", "GUSTAVO", "JAKE", "LIONEL", "GILBERTO",</text:p>
      <text:p text:style-name="P1"><text:tab/>"CLINT", "NICOLAS", "ISMAEL", "ORVILLE", "ERVIN", "DEWEY", "AL", "WILFRED", "JOSH", "HUGO",</text:p>
      <text:p text:style-name="P1"><text:tab/>"IGNACIO", "CALEB", "TOMAS", "SHELDON", "ERICK", "STEWART", "DOYLE", "DARREL", "ROGELIO", "TERENCE",</text:p>
      <text:p text:style-name="P1"><text:tab/>"SANTIAGO", "ALONZO", "ELIAS", "BERT", "ELBERT", "RAMIRO", "CONRAD", "NOAH", "GRADY", "PHIL",</text:p>
      <text:p text:style-name="P1"><text:tab/>"CORNELIUS", "LAMAR", "ROLANDO", "CLAY", "PERCY", "DEXTER", "BRADFORD", "DARIN", "AMOS", "MOSES",</text:p>
      <text:p text:style-name="P1"><text:tab/>"IRVIN", "SAUL", "ROMAN", "RANDAL", "TIMMY", "DARRIN", "WINSTON", "BRENDAN", "ABEL", "DOMINICK",</text:p>
      <text:p text:style-name="P1"><text:tab/>"BOYD", "EMILIO", "ELIJAH", "DOMINGO", "EMMETT", "MARLON", "EMANUEL", "JERALD", "EDMOND", "EMIL",</text:p>
      <text:p text:style-name="P1"><text:soft-page-break/><text:tab/>"DEWAYNE", "WILL", "OTTO", "TEDDY", "REYNALDO", "BRET", "JESS", "TRENT", "HUMBERTO", "EMMANUEL",</text:p>
      <text:p text:style-name="P1"><text:tab/>"STEPHAN", "VICENTE", "LAMONT", "GARLAND", "MILES", "EFRAIN", "HEATH", "RODGER", "HARLEY", "ETHAN",</text:p>
      <text:p text:style-name="P1"><text:tab/>"ELDON", "ROCKY", "PIERRE", "JUNIOR", "FREDDY", "ELI", "BRYCE", "ANTOINE", "STERLING", "CHASE",</text:p>
      <text:p text:style-name="P1"><text:tab/>"GROVER", "ELTON", "CLEVELAND", "DYLAN", "CHUCK", "DAMIAN", "REUBEN", "STAN", "AUGUST", "LEONARDO",</text:p>
      <text:p text:style-name="P1"><text:tab/>"JASPER", "RUSSEL", "ERWIN", "BENITO", "HANS", "MONTE", "BLAINE", "ERNIE", "CURT", "QUENTIN",</text:p>
      <text:p text:style-name="P1"><text:tab/>"AGUSTIN", "MURRAY", "JAMAL", "ADOLFO", "HARRISON", "TYSON", "BURTON", "BRADY", "ELLIOTT", "WILFREDO",</text:p>
      <text:p text:style-name="P1"><text:tab/>"BART", "JARROD", "VANCE", "DENIS", "DAMIEN", "JOAQUIN", "HARLAN", "DESMOND", "ELLIOT", "DARWIN",</text:p>
      <text:p text:style-name="P1"><text:tab/>"GREGORIO", "BUDDY", "XAVIER", "KERMIT", "ROSCOE", "ESTEBAN", "ANTON", "SOLOMON", "SCOTTY", "NORBERT",</text:p>
      <text:p text:style-name="P1"><text:tab/>"ELVIN", "WILLIAMS", "NOLAN", "ROD", "QUINTON", "HAL", "BRAIN", "ROB", "ELWOOD", "KENDRICK",</text:p>
      <text:p text:style-name="P1"><text:tab/>"DARIUS", "MOISES", "FIDEL", "THADDEUS", "CLIFF", "MARCEL", "JACKSON", "RAPHAEL", "BRYON", "ARMAND",</text:p>
      <text:p text:style-name="P1"><text:tab/>"ALVARO", "JEFFRY", "DANE", "JOESPH", "THURMAN", "NED", "RUSTY", "MONTY", "FABIAN", "REGGIE",</text:p>
      <text:p text:style-name="P1"><text:tab/>"MASON", "GRAHAM", "ISAIAH", "VAUGHN", "GUS", "LOYD", "DIEGO", "ADOLPH", "NORRIS", "MILLARD",</text:p>
      <text:p text:style-name="P1"><text:tab/>"ROCCO", "GONZALO", "DERICK", "RODRIGO", "WILEY", "RIGOBERTO", "ALPHONSO", "TY", "NOE", "VERN",</text:p>
      <text:p text:style-name="P1"><text:tab/>"REED", "JEFFERSON", "ELVIS", "BERNARDO", "MAURICIO", "HIRAM", "DONOVAN", "BASIL", "RILEY", "NICKOLAS",</text:p>
      <text:p text:style-name="P1"><text:tab/>"MAYNARD", "SCOT", "VINCE", "QUINCY", "EDDY", "SEBASTIAN", "FEDERICO", "ULYSSES", "HERIBERTO", "DONNELL",</text:p>
      <text:p text:style-name="P1"><text:tab/>"COLE", "DAVIS", "GAVIN", "EMERY", "WARD", "ROMEO", "JAYSON", "DANTE", "CLEMENT", "COY",</text:p>
      <text:p text:style-name="P1"><text:tab/>"MAXWELL", "JARVIS", "BRUNO", "ISSAC", "DUDLEY", "BROCK", "SANFORD", "CARMELO", "BARNEY", "NESTOR",</text:p>
      <text:p text:style-name="P1"><text:tab/>"STEFAN", "DONNY", "ART", "LINWOOD", "BEAU", "WELDON", "GALEN", "ISIDRO", "TRUMAN", "DELMAR",</text:p>
      <text:p text:style-name="P1"><text:tab/>"JOHNATHON", "SILAS", "FREDERIC", "DICK", "IRWIN", "MERLIN", "CHARLEY", "MARCELINO", "HARRIS", "CARLO",</text:p>
      <text:p text:style-name="P1"><text:tab/>"TRENTON", "KURTIS", "HUNTER", "AURELIO", "WINFRED", "VITO", "COLLIN", "DENVER", "CARTER", "LEONEL",</text:p>
      <text:p text:style-name="P1"><text:tab/>"EMORY", "PASQUALE", "MOHAMMAD", "MARIANO", "DANIAL", "LANDON", "DIRK", "BRANDEN", "ADAN", "BUFORD",</text:p>
      <text:p text:style-name="P1"><text:tab/>"GERMAN", "WILMER", "EMERSON", "ZACHERY", "FLETCHER", "JACQUES", "ERROL", "DALTON", "MONROE", "JOSUE",</text:p>
      <text:p text:style-name="P1"><text:tab/>"EDWARDO", "BOOKER", "WILFORD", "SONNY", "SHELTON", "CARSON", "THERON", "RAYMUNDO", "DAREN", "HOUSTON",</text:p>
      <text:p text:style-name="P1"><text:tab/>"ROBBY", "LINCOLN", "GENARO", "BENNETT", "OCTAVIO", "CORNELL", "HUNG", "ARRON", "ANTONY", "HERSCHEL",</text:p>
      <text:p text:style-name="P1"><text:tab/>"GIOVANNI", "GARTH", "CYRUS", "CYRIL", "RONNY", "LON", "FREEMAN", "DUNCAN", "KENNITH", "CARMINE",</text:p>
      <text:p text:style-name="P1"><text:tab/>"ERICH", "CHADWICK", "WILBURN", "RUSS", "REID", "MYLES", "ANDERSON", "MORTON", "JONAS", "FOREST",</text:p>
      <text:p text:style-name="P1"><text:tab/>"MITCHEL", "MERVIN", "ZANE", "RICH", "JAMEL", "LAZARO", "ALPHONSE", "RANDELL", "MAJOR", "JARRETT",</text:p>
      <text:p text:style-name="P1"><text:soft-page-break/><text:tab/>"BROOKS", "ABDUL", "LUCIANO", "SEYMOUR", "EUGENIO", "MOHAMMED", "VALENTIN", "CHANCE", "ARNULFO", "LUCIEN",</text:p>
      <text:p text:style-name="P1"><text:tab/>"FERDINAND", "THAD", "EZRA", "ALDO", "RUBIN", "ROYAL", "MITCH", "EARLE", "ABE", "WYATT",</text:p>
      <text:p text:style-name="P1"><text:tab/>"MARQUIS", "LANNY", "KAREEM", "JAMAR", "BORIS", "ISIAH", "EMILE", "ELMO", "ARON", "LEOPOLDO",</text:p>
      <text:p text:style-name="P1"><text:tab/>"EVERETTE", "JOSEF", "ELOY", "RODRICK", "REINALDO", "LUCIO", "JERROD", "WESTON", "HERSHEL", "BARTON",</text:p>
      <text:p text:style-name="P1"><text:tab/>"PARKER", "LEMUEL", "BURT", "JULES", "GIL", "ELISEO", "AHMAD", "NIGEL", "EFREN", "ANTWAN",</text:p>
      <text:p text:style-name="P1"><text:tab/>"ALDEN", "MARGARITO", "COLEMAN", "DINO", "OSVALDO", "LES", "DEANDRE", "NORMAND", "KIETH", "TREY",</text:p>
      <text:p text:style-name="P1"><text:tab/>"NORBERTO", "NAPOLEON", "JEROLD", "FRITZ", "ROSENDO", "MILFORD", "CHRISTOPER", "ALFONZO", "LYMAN", "JOSIAH",</text:p>
      <text:p text:style-name="P1"><text:tab/>"BRANT", "WILTON", "RICO", "JAMAAL", "DEWITT", "BRENTON", "OLIN", "FOSTER", "FAUSTINO", "CLAUDIO",</text:p>
      <text:p text:style-name="P1"><text:tab/>"JUDSON", "GINO", "EDGARDO", "ALEC", "TANNER", "JARRED", "DONN", "TAD", "PRINCE", "PORFIRIO",</text:p>
      <text:p text:style-name="P1"><text:tab/>"ODIS", "LENARD", "CHAUNCEY", "TOD", "MEL", "MARCELO", "KORY", "AUGUSTUS", "KEVEN", "HILARIO",</text:p>
      <text:p text:style-name="P1"><text:tab/>"BUD", "SAL", "ORVAL", "MAURO", "ZACHARIAH", "OLEN", "ANIBAL", "MILO", "JED", "DILLON",</text:p>
      <text:p text:style-name="P1"><text:tab/>"AMADO", "NEWTON", "LENNY", "RICHIE", "HORACIO", "BRICE", "MOHAMED", "DELMER", "DARIO", "REYES",</text:p>
      <text:p text:style-name="P1"><text:tab/>"MAC", "JONAH", "JERROLD", "ROBT", "HANK", "RUPERT", "ROLLAND", "KENTON", "DAMION", "ANTONE",</text:p>
      <text:p text:style-name="P1"><text:tab/>"WALDO", "FREDRIC", "BRADLY", "KIP", "BURL", "WALKER", "TYREE", "JEFFEREY", "AHMED", "WILLY",</text:p>
      <text:p text:style-name="P1"><text:tab/>"STANFORD", "OREN", "NOBLE", "MOSHE", "MIKEL", "ENOCH", "BRENDON", "QUINTIN", "JAMISON", "FLORENCIO",</text:p>
      <text:p text:style-name="P1"><text:tab/>"DARRICK", "TOBIAS", "HASSAN", "GIUSEPPE", "DEMARCUS", "CLETUS", "TYRELL", "LYNDON", "KEENAN", "WERNER",</text:p>
      <text:p text:style-name="P1"><text:tab/>"GERALDO", "COLUMBUS", "CHET", "BERTRAM", "MARKUS", "HUEY", "HILTON", "DWAIN", "DONTE", "TYRON",</text:p>
      <text:p text:style-name="P1"><text:tab/>"OMER", "ISAIAS", "HIPOLITO", "FERMIN", "ADALBERTO", "BO", "BARRETT", "TEODORO", "MCKINLEY", "MAXIMO",</text:p>
      <text:p text:style-name="P1"><text:tab/>"GARFIELD", "RALEIGH", "LAWERENCE", "ABRAM", "RASHAD", "KING", "EMMITT", "DARON", "SAMUAL", "MIQUEL",</text:p>
      <text:p text:style-name="P1"><text:tab/>"EUSEBIO", "DOMENIC", "DARRON", "BUSTER", "WILBER", "RENATO", "JC", "HOYT", "HAYWOOD", "EZEKIEL",</text:p>
      <text:p text:style-name="P1"><text:tab/>"CHAS", "FLORENTINO", "ELROY", "CLEMENTE", "ARDEN", "NEVILLE", "EDISON", "DESHAWN", "NATHANIAL", "JORDON",</text:p>
      <text:p text:style-name="P1"><text:tab/>"DANILO", "CLAUD", "SHERWOOD", "RAYMON", "RAYFORD", "CRISTOBAL", "AMBROSE", "TITUS", "HYMAN", "FELTON",</text:p>
      <text:p text:style-name="P1"><text:tab/>"EZEQUIEL", "ERASMO", "STANTON", "LONNY", "LEN", "IKE", "MILAN", "LINO", "JAROD", "HERB",</text:p>
      <text:p text:style-name="P1"><text:tab/>"ANDREAS", "WALTON", "RHETT", "PALMER", "DOUGLASS", "CORDELL", "OSWALDO", "ELLSWORTH", "VIRGILIO", "TONEY",</text:p>
      <text:p text:style-name="P1"><text:tab/>"NATHANAEL", "DEL", "BENEDICT", "MOSE", "JOHNSON", "ISREAL", "GARRET", "FAUSTO", "ASA", "ARLEN",</text:p>
      <text:p text:style-name="P1"><text:tab/>"ZACK", "WARNER", "MODESTO", "FRANCESCO", "MANUAL", "GAYLORD", "GASTON", "FILIBERTO", "DEANGELO", "MICHALE",</text:p>
      <text:p text:style-name="P1"><text:tab/>"GRANVILLE", "WES", "MALIK", "ZACKARY", "TUAN", "ELDRIDGE", "CRISTOPHER", "CORTEZ", "ANTIONE", "MALCOM",</text:p>
      <text:p text:style-name="P1"><text:soft-page-break/><text:tab/>"LONG", "KOREY", "JOSPEH", "COLTON", "WAYLON", "VON", "HOSEA", "SHAD", "SANTO", "RUDOLF",</text:p>
      <text:p text:style-name="P1"><text:tab/>"ROLF", "REY", "RENALDO", "MARCELLUS", "LUCIUS", "KRISTOFER", "BOYCE", "BENTON", "HAYDEN", "HARLAND",</text:p>
      <text:p text:style-name="P1"><text:tab/>"ARNOLDO", "RUEBEN", "LEANDRO", "KRAIG", "JERRELL", "JEROMY", "HOBERT", "CEDRICK", "ARLIE", "WINFORD",</text:p>
      <text:p text:style-name="P1"><text:tab/>"WALLY", "LUIGI", "KENETH", "JACINTO", "GRAIG", "FRANKLYN", "EDMUNDO", "SID", "PORTER", "LEIF",</text:p>
      <text:p text:style-name="P1"><text:tab/>"JERAMY", "BUCK", "WILLIAN", "VINCENZO", "SHON", "LYNWOOD", "JERE", "HAI", "ELDEN", "DORSEY",</text:p>
      <text:p text:style-name="P1"><text:tab/>"DARELL", "BRODERICK", "ALONSO",</text:p>
      <text:p text:style-name="P1">]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41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</text:p>
      <text:p text:style-name="P1"/>
      <text:p text:style-name="P1"/>
      <text:p text:style-name="P1">def compute():</text:p>
      <text:p text:style-name="P1"><text:tab/>Note: The only 1-digit pandigital number is 1, which is not prime. Thus we require n &gt;= 2.</text:p>
      <text:p text:style-name="P1"><text:tab/>for n in reversed(range(2, 10)):</text:p>
      <text:p text:style-name="P1"><text:tab/><text:tab/>arr = list(reversed(range(1, n + 1)))</text:p>
      <text:p text:style-name="P1"><text:tab/><text:tab/>while True:</text:p>
      <text:p text:style-name="P1"><text:tab/><text:tab/><text:tab/>if arr[-1] not in NONPRIME_LAST_DIGITS:</text:p>
      <text:p text:style-name="P1"><text:tab/><text:tab/><text:tab/><text:tab/>n = int("".join(str(x) for x in arr))</text:p>
      <text:p text:style-name="P1"><text:tab/><text:tab/><text:tab/><text:tab/>if eulerlib.is_prime(n):</text:p>
      <text:p text:style-name="P1"><text:tab/><text:tab/><text:tab/><text:tab/><text:tab/>return str(n)</text:p>
      <text:p text:style-name="P1"><text:tab/><text:tab/><text:tab/>if not prev_permutation(arr):</text:p>
      <text:p text:style-name="P1"><text:tab/><text:tab/><text:tab/><text:tab/>break</text:p>
      <text:p text:style-name="P1"><text:tab/>raise AssertionError()</text:p>
      <text:p text:style-name="P1"/>
      <text:p text:style-name="P1">NONPRIME_LAST_DIGITS = {0, 2, 4, 5, 6, 8}</text:p>
      <text:p text:style-name="P1"/>
      <text:p text:style-name="P1"/>
      <text:p text:style-name="P1">def prev_permutation(arr):</text:p>
      <text:p text:style-name="P1"><text:tab/>i = len(arr) - 1</text:p>
      <text:p text:style-name="P1"><text:tab/>while i &gt; 0 and arr[i - 1] &lt;= arr[i]:</text:p>
      <text:p text:style-name="P1"><text:tab/><text:tab/>i -= 1</text:p>
      <text:p text:style-name="P1"><text:tab/>if i &lt;= 0:</text:p>
      <text:p text:style-name="P1"><text:tab/><text:tab/>return False</text:p>
      <text:p text:style-name="P1"><text:tab/>j = len(arr) - 1</text:p>
      <text:p text:style-name="P1"><text:tab/>while arr[j] &gt;= arr[i - 1]:</text:p>
      <text:p text:style-name="P1"><text:tab/><text:tab/>j -= 1</text:p>
      <text:p text:style-name="P1"><text:tab/>arr[i - 1], arr[j] = arr[j], arr[i - 1]</text:p>
      <text:p text:style-name="P1"><text:tab/>arr[i : ] = arr[len(arr) - 1 : i - 1 : -1]</text:p>
      <text:p text:style-name="P1"><text:tab/>return True</text:p>
      <text:p text:style-name="P1"><text:soft-page-break/></text:p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50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, sys</text:p>
      <text:p text:style-name="P1">if sys.version_info.major == 2:</text:p>
      <text:p text:style-name="P1"><text:tab/>range = xrange</text:p>
      <text:p text:style-name="P1"/>
      <text:p text:style-name="P1"/>
      <text:p text:style-name="P1">def compute():</text:p>
      <text:p text:style-name="P1"><text:tab/>ans = 0</text:p>
      <text:p text:style-name="P1"><text:tab/>isprime = eulerlib.list_primality(999999)</text:p>
      <text:p text:style-name="P1"><text:tab/>primes = eulerlib.list_primes(999999)</text:p>
      <text:p text:style-name="P1"><text:tab/>consecutive = 0</text:p>
      <text:p text:style-name="P1"><text:tab/>for i in range(len(primes)):</text:p>
      <text:p text:style-name="P1"><text:tab/><text:tab/>sum = primes[i]</text:p>
      <text:p text:style-name="P1"><text:tab/><text:tab/>consec = 1</text:p>
      <text:p text:style-name="P1"><text:tab/><text:tab/>for j in range(i + 1, len(primes)):</text:p>
      <text:p text:style-name="P1"><text:tab/><text:tab/><text:tab/>sum += primes[j]</text:p>
      <text:p text:style-name="P1"><text:tab/><text:tab/><text:tab/>consec += 1</text:p>
      <text:p text:style-name="P1"><text:tab/><text:tab/><text:tab/>if sum &gt;= len(isprime):</text:p>
      <text:p text:style-name="P1"><text:tab/><text:tab/><text:tab/><text:tab/>break</text:p>
      <text:p text:style-name="P1"><text:tab/><text:tab/><text:tab/>if isprime[sum] and consec &gt; consecutive:</text:p>
      <text:p text:style-name="P1"><text:tab/><text:tab/><text:tab/><text:tab/>ans = sum</text:p>
      <text:p text:style-name="P1"><text:tab/><text:tab/><text:tab/><text:tab/>consecutive = consec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f compute():</text:p>
      <text:p text:style-name="P1"><text:tab/>ans = ""</text:p>
      <text:p text:style-name="P1"><text:tab/>for n in range(2, 10):</text:p>
      <text:p text:style-name="P1"><text:tab/><text:tab/>for i in range(1, 10**(9 // n)):</text:p>
      <text:p text:style-name="P1"><text:tab/><text:tab/><text:tab/>s = "".join(str(i * j) for j in range(1, n + 1))</text:p>
      <text:p text:style-name="P1"><text:tab/><text:tab/><text:tab/>if "".join(sorted(s)) == "123456789":</text:p>
      <text:p text:style-name="P1"><text:tab/><text:tab/><text:tab/><text:tab/>ans = max(s, ans)</text:p>
      <text:p text:style-name="P1"><text:tab/>return ans</text:p>
      <text:p text:style-name="P1"><text:soft-page-break/></text:p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42</text:p>
      <text:p text:style-name="P1"/>
      <text:p text:style-name="P1"/>
      <text:p text:style-name="P1"/>
      <text:p text:style-name="P1"/>
      <text:p text:style-name="P1"/>
      <text:p text:style-name="P1"/>
      <text:p text:style-name="P1">import itertools</text:p>
      <text:p text:style-name="P1"/>
      <text:p text:style-name="P1"/>
      <text:p text:style-name="P1">def compute():</text:p>
      <text:p text:style-name="P1"><text:tab/>ans = sum(1</text:p>
      <text:p text:style-name="P1"><text:tab/><text:tab/>for s in WORDS</text:p>
      <text:p text:style-name="P1"><text:tab/><text:tab/>if is_triangular_number(sum((ord(c) - ord('A') + 1) for c in s)))</text:p>
      <text:p text:style-name="P1"><text:tab/>return str(ans)</text:p>
      <text:p text:style-name="P1"/>
      <text:p text:style-name="P1"/>
      <text:p text:style-name="P1">def is_triangular_number(n):</text:p>
      <text:p text:style-name="P1"><text:tab/>temp = 0</text:p>
      <text:p text:style-name="P1"><text:tab/>for i in itertools.count():</text:p>
      <text:p text:style-name="P1"><text:tab/><text:tab/>temp += i</text:p>
      <text:p text:style-name="P1"><text:tab/><text:tab/>if n == temp:</text:p>
      <text:p text:style-name="P1"><text:tab/><text:tab/><text:tab/>return True</text:p>
      <text:p text:style-name="P1"><text:tab/><text:tab/>elif n &lt; temp:</text:p>
      <text:p text:style-name="P1"><text:tab/><text:tab/><text:tab/>return False</text:p>
      <text:p text:style-name="P1"/>
      <text:p text:style-name="P1"/>
      <text:p text:style-name="P1">WORDS = [ <text:s/>10 strings per line, except final line</text:p>
      <text:p text:style-name="P1"><text:tab/>"A", "ABILITY", "ABLE", "ABOUT", "ABOVE", "ABSENCE", "ABSOLUTELY", "ACADEMIC", "ACCEPT", "ACCESS",</text:p>
      <text:p text:style-name="P1"><text:tab/>"ACCIDENT", "ACCOMPANY", "ACCORDING", "ACCOUNT", "ACHIEVE", "ACHIEVEMENT", "ACID", "ACQUIRE", "ACROSS", "ACT",</text:p>
      <text:p text:style-name="P1"><text:tab/>"ACTION", "ACTIVE", "ACTIVITY", "ACTUAL", "ACTUALLY", "ADD", "ADDITION", "ADDITIONAL", "ADDRESS", "ADMINISTRATION",</text:p>
      <text:p text:style-name="P1"><text:tab/>"ADMIT", "ADOPT", "ADULT", "ADVANCE", "ADVANTAGE", "ADVICE", "ADVISE", "AFFAIR", "AFFECT", "AFFORD",</text:p>
      <text:p text:style-name="P1"><text:tab/>"AFRAID", "AFTER", "AFTERNOON", "AFTERWARDS", "AGAIN", "AGAINST", "AGE", "AGENCY", "AGENT", "AGO",</text:p>
      <text:p text:style-name="P1"><text:tab/>"AGREE", "AGREEMENT", "AHEAD", "AID", "AIM", "AIR", "AIRCRAFT", "ALL", "ALLOW", "ALMOST",</text:p>
      <text:p text:style-name="P1"><text:tab/>"ALONE", "ALONG", "ALREADY", "ALRIGHT", "ALSO", "ALTERNATIVE", "ALTHOUGH", "ALWAYS", "AMONG", "AMONGST",</text:p>
      <text:p text:style-name="P1"><text:tab/>"AMOUNT", "AN", "ANALYSIS", "ANCIENT", "AND", "ANIMAL", "ANNOUNCE", "ANNUAL", "ANOTHER", "ANSWER",</text:p>
      <text:p text:style-name="P1"><text:tab/>"ANY", "ANYBODY", "ANYONE", "ANYTHING", "ANYWAY", "APART", "APPARENT", "APPARENTLY", "APPEAL", "APPEAR",</text:p>
      <text:p text:style-name="P1"><text:tab/>"APPEARANCE", "APPLICATION", "APPLY", "APPOINT", "APPOINTMENT", "APPROACH", "APPROPRIATE", "APPROVE", "AREA", "ARGUE",</text:p>
      <text:p text:style-name="P1"><text:tab/>"ARGUMENT", "ARISE", "ARM", "ARMY", "AROUND", "ARRANGE", "ARRANGEMENT", "ARRIVE", "ART", "ARTICLE",</text:p>
      <text:p text:style-name="P1"><text:soft-page-break/><text:tab/>"ARTIST", "AS", "ASK", "ASPECT", "ASSEMBLY", "ASSESS", "ASSESSMENT", "ASSET", "ASSOCIATE", "ASSOCIATION",</text:p>
      <text:p text:style-name="P1"><text:tab/>"ASSUME", "ASSUMPTION", "AT", "ATMOSPHERE", "ATTACH", "ATTACK", "ATTEMPT", "ATTEND", "ATTENTION", "ATTITUDE",</text:p>
      <text:p text:style-name="P1"><text:tab/>"ATTRACT", "ATTRACTIVE", "AUDIENCE", "AUTHOR", "AUTHORITY", "AVAILABLE", "AVERAGE", "AVOID", "AWARD", "AWARE",</text:p>
      <text:p text:style-name="P1"><text:tab/>"AWAY", "AYE", "BABY", "BACK", "BACKGROUND", "BAD", "BAG", "BALANCE", "BALL", "BAND",</text:p>
      <text:p text:style-name="P1"><text:tab/>"BANK", "BAR", "BASE", "BASIC", "BASIS", "BATTLE", "BE", "BEAR", "BEAT", "BEAUTIFUL",</text:p>
      <text:p text:style-name="P1"><text:tab/>"BECAUSE", "BECOME", "BED", "BEDROOM", "BEFORE", "BEGIN", "BEGINNING", "BEHAVIOUR", "BEHIND", "BELIEF",</text:p>
      <text:p text:style-name="P1"><text:tab/>"BELIEVE", "BELONG", "BELOW", "BENEATH", "BENEFIT", "BESIDE", "BEST", "BETTER", "BETWEEN", "BEYOND",</text:p>
      <text:p text:style-name="P1"><text:tab/>"BIG", "BILL", "BIND", "BIRD", "BIRTH", "BIT", "BLACK", "BLOCK", "BLOOD", "BLOODY",</text:p>
      <text:p text:style-name="P1"><text:tab/>"BLOW", "BLUE", "BOARD", "BOAT", "BODY", "BONE", "BOOK", "BORDER", "BOTH", "BOTTLE",</text:p>
      <text:p text:style-name="P1"><text:tab/>"BOTTOM", "BOX", "BOY", "BRAIN", "BRANCH", "BREAK", "BREATH", "BRIDGE", "BRIEF", "BRIGHT",</text:p>
      <text:p text:style-name="P1"><text:tab/>"BRING", "BROAD", "BROTHER", "BUDGET", "BUILD", "BUILDING", "BURN", "BUS", "BUSINESS", "BUSY",</text:p>
      <text:p text:style-name="P1"><text:tab/>"BUT", "BUY", "BY", "CABINET", "CALL", "CAMPAIGN", "CAN", "CANDIDATE", "CAPABLE", "CAPACITY",</text:p>
      <text:p text:style-name="P1"><text:tab/>"CAPITAL", "CAR", "CARD", "CARE", "CAREER", "CAREFUL", "CAREFULLY", "CARRY", "CASE", "CASH",</text:p>
      <text:p text:style-name="P1"><text:tab/>"CAT", "CATCH", "CATEGORY", "CAUSE", "CELL", "CENTRAL", "CENTRE", "CENTURY", "CERTAIN", "CERTAINLY",</text:p>
      <text:p text:style-name="P1"><text:tab/>"CHAIN", "CHAIR", "CHAIRMAN", "CHALLENGE", "CHANCE", "CHANGE", "CHANNEL", "CHAPTER", "CHARACTER", "CHARACTERISTIC",</text:p>
      <text:p text:style-name="P1"><text:tab/>"CHARGE", "CHEAP", "CHECK", "CHEMICAL", "CHIEF", "CHILD", "CHOICE", "CHOOSE", "CHURCH", "CIRCLE",</text:p>
      <text:p text:style-name="P1"><text:tab/>"CIRCUMSTANCE", "CITIZEN", "CITY", "CIVIL", "CLAIM", "CLASS", "CLEAN", "CLEAR", "CLEARLY", "CLIENT",</text:p>
      <text:p text:style-name="P1"><text:tab/>"CLIMB", "CLOSE", "CLOSELY", "CLOTHES", "CLUB", "COAL", "CODE", "COFFEE", "COLD", "COLLEAGUE",</text:p>
      <text:p text:style-name="P1"><text:tab/>"COLLECT", "COLLECTION", "COLLEGE", "COLOUR", "COMBINATION", "COMBINE", "COME", "COMMENT", "COMMERCIAL", "COMMISSION",</text:p>
      <text:p text:style-name="P1"><text:tab/>"COMMIT", "COMMITMENT", "COMMITTEE", "COMMON", "COMMUNICATION", "COMMUNITY", "COMPANY", "COMPARE", "COMPARISON", "COMPETITION",</text:p>
      <text:p text:style-name="P1"><text:tab/>"COMPLETE", "COMPLETELY", "COMPLEX", "COMPONENT", "COMPUTER", "CONCENTRATE", "CONCENTRATION", "CONCEPT", "CONCERN", "CONCERNED",</text:p>
      <text:p text:style-name="P1"><text:tab/>"CONCLUDE", "CONCLUSION", "CONDITION", "CONDUCT", "CONFERENCE", "CONFIDENCE", "CONFIRM", "CONFLICT", "CONGRESS", "CONNECT",</text:p>
      <text:p text:style-name="P1"><text:tab/>"CONNECTION", "CONSEQUENCE", "CONSERVATIVE", "CONSIDER", "CONSIDERABLE", "CONSIDERATION", "CONSIST", "CONSTANT", "CONSTRUCTION", "CONSUMER",</text:p>
      <text:p text:style-name="P1"><text:tab/>"CONTACT", "CONTAIN", "CONTENT", "CONTEXT", "CONTINUE", "CONTRACT", "CONTRAST", "CONTRIBUTE", "CONTRIBUTION", "CONTROL",</text:p>
      <text:p text:style-name="P1"><text:tab/>"CONVENTION", "CONVERSATION", "COPY", "CORNER", "CORPORATE", "CORRECT", "COS", "COST", "COULD", "COUNCIL",</text:p>
      <text:p text:style-name="P1"><text:tab/>"COUNT", "COUNTRY", "COUNTY", "COUPLE", "COURSE", "COURT", "COVER", "CREATE", "CREATION", "CREDIT",</text:p>
      <text:p text:style-name="P1"><text:tab/>"CRIME", "CRIMINAL", "CRISIS", "CRITERION", "CRITICAL", "CRITICISM", "CROSS", "CROWD", "CRY", "CULTURAL",</text:p>
      <text:p text:style-name="P1"><text:tab/>"CULTURE", "CUP", "CURRENT", "CURRENTLY", "CURRICULUM", "CUSTOMER", "CUT", "DAMAGE", "DANGER", "DANGEROUS",</text:p>
      <text:p text:style-name="P1"><text:soft-page-break/><text:tab/>"DARK", "DATA", "DATE", "DAUGHTER", "DAY", "DEAD", "DEAL", "DEATH", "DEBATE", "DEBT",</text:p>
      <text:p text:style-name="P1"><text:tab/>"DECADE", "DECIDE", "DECISION", "DECLARE", "DEEP", "DEFENCE", "DEFENDANT", "DEFINE", "DEFINITION", "DEGREE",</text:p>
      <text:p text:style-name="P1"><text:tab/>"DELIVER", "DEMAND", "DEMOCRATIC", "DEMONSTRATE", "DENY", "DEPARTMENT", "DEPEND", "DEPUTY", "DERIVE", "DESCRIBE",</text:p>
      <text:p text:style-name="P1"><text:tab/>"DESCRIPTION", "DESIGN", "DESIRE", "DESK", "DESPITE", "DESTROY", "DETAIL", "DETAILED", "DETERMINE", "DEVELOP",</text:p>
      <text:p text:style-name="P1"><text:tab/>"DEVELOPMENT", "DEVICE", "DIE", "DIFFERENCE", "DIFFERENT", "DIFFICULT", "DIFFICULTY", "DINNER", "DIRECT", "DIRECTION",</text:p>
      <text:p text:style-name="P1"><text:tab/>"DIRECTLY", "DIRECTOR", "DISAPPEAR", "DISCIPLINE", "DISCOVER", "DISCUSS", "DISCUSSION", "DISEASE", "DISPLAY", "DISTANCE",</text:p>
      <text:p text:style-name="P1"><text:tab/>"DISTINCTION", "DISTRIBUTION", "DISTRICT", "DIVIDE", "DIVISION", "DO", "DOCTOR", "DOCUMENT", "DOG", "DOMESTIC",</text:p>
      <text:p text:style-name="P1"><text:tab/>"DOOR", "DOUBLE", "DOUBT", "DOWN", "DRAW", "DRAWING", "DREAM", "DRESS", "DRINK", "DRIVE",</text:p>
      <text:p text:style-name="P1"><text:tab/>"DRIVER", "DROP", "DRUG", "DRY", "DUE", "DURING", "DUTY", "EACH", "EAR", "EARLY",</text:p>
      <text:p text:style-name="P1"><text:tab/>"EARN", "EARTH", "EASILY", "EAST", "EASY", "EAT", "ECONOMIC", "ECONOMY", "EDGE", "EDITOR",</text:p>
      <text:p text:style-name="P1"><text:tab/>"EDUCATION", "EDUCATIONAL", "EFFECT", "EFFECTIVE", "EFFECTIVELY", "EFFORT", "EGG", "EITHER", "ELDERLY", "ELECTION",</text:p>
      <text:p text:style-name="P1"><text:tab/>"ELEMENT", "ELSE", "ELSEWHERE", "EMERGE", "EMPHASIS", "EMPLOY", "EMPLOYEE", "EMPLOYER", "EMPLOYMENT", "EMPTY",</text:p>
      <text:p text:style-name="P1"><text:tab/>"ENABLE", "ENCOURAGE", "END", "ENEMY", "ENERGY", "ENGINE", "ENGINEERING", "ENJOY", "ENOUGH", "ENSURE",</text:p>
      <text:p text:style-name="P1"><text:tab/>"ENTER", "ENTERPRISE", "ENTIRE", "ENTIRELY", "ENTITLE", "ENTRY", "ENVIRONMENT", "ENVIRONMENTAL", "EQUAL", "EQUALLY",</text:p>
      <text:p text:style-name="P1"><text:tab/>"EQUIPMENT", "ERROR", "ESCAPE", "ESPECIALLY", "ESSENTIAL", "ESTABLISH", "ESTABLISHMENT", "ESTATE", "ESTIMATE", "EVEN",</text:p>
      <text:p text:style-name="P1"><text:tab/>"EVENING", "EVENT", "EVENTUALLY", "EVER", "EVERY", "EVERYBODY", "EVERYONE", "EVERYTHING", "EVIDENCE", "EXACTLY",</text:p>
      <text:p text:style-name="P1"><text:tab/>"EXAMINATION", "EXAMINE", "EXAMPLE", "EXCELLENT", "EXCEPT", "EXCHANGE", "EXECUTIVE", "EXERCISE", "EXHIBITION", "EXIST",</text:p>
      <text:p text:style-name="P1"><text:tab/>"EXISTENCE", "EXISTING", "EXPECT", "EXPECTATION", "EXPENDITURE", "EXPENSE", "EXPENSIVE", "EXPERIENCE", "EXPERIMENT", "EXPERT",</text:p>
      <text:p text:style-name="P1"><text:tab/>"EXPLAIN", "EXPLANATION", "EXPLORE", "EXPRESS", "EXPRESSION", "EXTEND", "EXTENT", "EXTERNAL", "EXTRA", "EXTREMELY",</text:p>
      <text:p text:style-name="P1"><text:tab/>"EYE", "FACE", "FACILITY", "FACT", "FACTOR", "FACTORY", "FAIL", "FAILURE", "FAIR", "FAIRLY",</text:p>
      <text:p text:style-name="P1"><text:tab/>"FAITH", "FALL", "FAMILIAR", "FAMILY", "FAMOUS", "FAR", "FARM", "FARMER", "FASHION", "FAST",</text:p>
      <text:p text:style-name="P1"><text:tab/>"FATHER", "FAVOUR", "FEAR", "FEATURE", "FEE", "FEEL", "FEELING", "FEMALE", "FEW", "FIELD",</text:p>
      <text:p text:style-name="P1"><text:tab/>"FIGHT", "FIGURE", "FILE", "FILL", "FILM", "FINAL", "FINALLY", "FINANCE", "FINANCIAL", "FIND",</text:p>
      <text:p text:style-name="P1"><text:tab/>"FINDING", "FINE", "FINGER", "FINISH", "FIRE", "FIRM", "FIRST", "FISH", "FIT", "FIX",</text:p>
      <text:p text:style-name="P1"><text:tab/>"FLAT", "FLIGHT", "FLOOR", "FLOW", "FLOWER", "FLY", "FOCUS", "FOLLOW", "FOLLOWING", "FOOD",</text:p>
      <text:p text:style-name="P1"><text:tab/>"FOOT", "FOOTBALL", "FOR", "FORCE", "FOREIGN", "FOREST", "FORGET", "FORM", "FORMAL", "FORMER",</text:p>
      <text:p text:style-name="P1"><text:tab/>"FORWARD", "FOUNDATION", "FREE", "FREEDOM", "FREQUENTLY", "FRESH", "FRIEND", "FROM", "FRONT", "FRUIT",</text:p>
      <text:p text:style-name="P1"><text:tab/>"FUEL", "FULL", "FULLY", "FUNCTION", "FUND", "FUNNY", "FURTHER", "FUTURE", "GAIN", "GAME",</text:p>
      <text:p text:style-name="P1"><text:soft-page-break/><text:tab/>"GARDEN", "GAS", "GATE", "GATHER", "GENERAL", "GENERALLY", "GENERATE", "GENERATION", "GENTLEMAN", "GET",</text:p>
      <text:p text:style-name="P1"><text:tab/>"GIRL", "GIVE", "GLASS", "GO", "GOAL", "GOD", "GOLD", "GOOD", "GOVERNMENT", "GRANT",</text:p>
      <text:p text:style-name="P1"><text:tab/>"GREAT", "GREEN", "GREY", "GROUND", "GROUP", "GROW", "GROWING", "GROWTH", "GUEST", "GUIDE",</text:p>
      <text:p text:style-name="P1"><text:tab/>"GUN", "HAIR", "HALF", "HALL", "HAND", "HANDLE", "HANG", "HAPPEN", "HAPPY", "HARD",</text:p>
      <text:p text:style-name="P1"><text:tab/>"HARDLY", "HATE", "HAVE", "HE", "HEAD", "HEALTH", "HEAR", "HEART", "HEAT", "HEAVY",</text:p>
      <text:p text:style-name="P1"><text:tab/>"HELL", "HELP", "HENCE", "HER", "HERE", "HERSELF", "HIDE", "HIGH", "HIGHLY", "HILL",</text:p>
      <text:p text:style-name="P1"><text:tab/>"HIM", "HIMSELF", "HIS", "HISTORICAL", "HISTORY", "HIT", "HOLD", "HOLE", "HOLIDAY", "HOME",</text:p>
      <text:p text:style-name="P1"><text:tab/>"HOPE", "HORSE", "HOSPITAL", "HOT", "HOTEL", "HOUR", "HOUSE", "HOUSEHOLD", "HOUSING", "HOW",</text:p>
      <text:p text:style-name="P1"><text:tab/>"HOWEVER", "HUGE", "HUMAN", "HURT", "HUSBAND", "I", "IDEA", "IDENTIFY", "IF", "IGNORE",</text:p>
      <text:p text:style-name="P1"><text:tab/>"ILLUSTRATE", "IMAGE", "IMAGINE", "IMMEDIATE", "IMMEDIATELY", "IMPACT", "IMPLICATION", "IMPLY", "IMPORTANCE", "IMPORTANT",</text:p>
      <text:p text:style-name="P1"><text:tab/>"IMPOSE", "IMPOSSIBLE", "IMPRESSION", "IMPROVE", "IMPROVEMENT", "IN", "INCIDENT", "INCLUDE", "INCLUDING", "INCOME",</text:p>
      <text:p text:style-name="P1"><text:tab/>"INCREASE", "INCREASED", "INCREASINGLY", "INDEED", "INDEPENDENT", "INDEX", "INDICATE", "INDIVIDUAL", "INDUSTRIAL", "INDUSTRY",</text:p>
      <text:p text:style-name="P1"><text:tab/>"INFLUENCE", "INFORM", "INFORMATION", "INITIAL", "INITIATIVE", "INJURY", "INSIDE", "INSIST", "INSTANCE", "INSTEAD",</text:p>
      <text:p text:style-name="P1"><text:tab/>"INSTITUTE", "INSTITUTION", "INSTRUCTION", "INSTRUMENT", "INSURANCE", "INTEND", "INTENTION", "INTEREST", "INTERESTED", "INTERESTING",</text:p>
      <text:p text:style-name="P1"><text:tab/>"INTERNAL", "INTERNATIONAL", "INTERPRETATION", "INTERVIEW", "INTO", "INTRODUCE", "INTRODUCTION", "INVESTIGATE", "INVESTIGATION", "INVESTMENT",</text:p>
      <text:p text:style-name="P1"><text:tab/>"INVITE", "INVOLVE", "IRON", "IS", "ISLAND", "ISSUE", "IT", "ITEM", "ITS", "ITSELF",</text:p>
      <text:p text:style-name="P1"><text:tab/>"JOB", "JOIN", "JOINT", "JOURNEY", "JUDGE", "JUMP", "JUST", "JUSTICE", "KEEP", "KEY",</text:p>
      <text:p text:style-name="P1"><text:tab/>"KID", "KILL", "KIND", "KING", "KITCHEN", "KNEE", "KNOW", "KNOWLEDGE", "LABOUR", "LACK",</text:p>
      <text:p text:style-name="P1"><text:tab/>"LADY", "LAND", "LANGUAGE", "LARGE", "LARGELY", "LAST", "LATE", "LATER", "LATTER", "LAUGH",</text:p>
      <text:p text:style-name="P1"><text:tab/>"LAUNCH", "LAW", "LAWYER", "LAY", "LEAD", "LEADER", "LEADERSHIP", "LEADING", "LEAF", "LEAGUE",</text:p>
      <text:p text:style-name="P1"><text:tab/>"LEAN", "LEARN", "LEAST", "LEAVE", "LEFT", "LEG", "LEGAL", "LEGISLATION", "LENGTH", "LESS",</text:p>
      <text:p text:style-name="P1"><text:tab/>"LET", "LETTER", "LEVEL", "LIABILITY", "LIBERAL", "LIBRARY", "LIE", "LIFE", "LIFT", "LIGHT",</text:p>
      <text:p text:style-name="P1"><text:tab/>"LIKE", "LIKELY", "LIMIT", "LIMITED", "LINE", "LINK", "LIP", "LIST", "LISTEN", "LITERATURE",</text:p>
      <text:p text:style-name="P1"><text:tab/>"LITTLE", "LIVE", "LIVING", "LOAN", "LOCAL", "LOCATION", "LONG", "LOOK", "LORD", "LOSE",</text:p>
      <text:p text:style-name="P1"><text:tab/>"LOSS", "LOT", "LOVE", "LOVELY", "LOW", "LUNCH", "MACHINE", "MAGAZINE", "MAIN", "MAINLY",</text:p>
      <text:p text:style-name="P1"><text:tab/>"MAINTAIN", "MAJOR", "MAJORITY", "MAKE", "MALE", "MAN", "MANAGE", "MANAGEMENT", "MANAGER", "MANNER",</text:p>
      <text:p text:style-name="P1"><text:tab/>"MANY", "MAP", "MARK", "MARKET", "MARRIAGE", "MARRIED", "MARRY", "MASS", "MASTER", "MATCH",</text:p>
      <text:p text:style-name="P1"><text:tab/>"MATERIAL", "MATTER", "MAY", "MAYBE", "ME", "MEAL", "MEAN", "MEANING", "MEANS", "MEANWHILE",</text:p>
      <text:p text:style-name="P1"><text:soft-page-break/><text:tab/>"MEASURE", "MECHANISM", "MEDIA", "MEDICAL", "MEET", "MEETING", "MEMBER", "MEMBERSHIP", "MEMORY", "MENTAL",</text:p>
      <text:p text:style-name="P1"><text:tab/>"MENTION", "MERELY", "MESSAGE", "METAL", "METHOD", "MIDDLE", "MIGHT", "MILE", "MILITARY", "MILK",</text:p>
      <text:p text:style-name="P1"><text:tab/>"MIND", "MINE", "MINISTER", "MINISTRY", "MINUTE", "MISS", "MISTAKE", "MODEL", "MODERN", "MODULE",</text:p>
      <text:p text:style-name="P1"><text:tab/>"MOMENT", "MONEY", "MONTH", "MORE", "MORNING", "MOST", "MOTHER", "MOTION", "MOTOR", "MOUNTAIN",</text:p>
      <text:p text:style-name="P1"><text:tab/>"MOUTH", "MOVE", "MOVEMENT", "MUCH", "MURDER", "MUSEUM", "MUSIC", "MUST", "MY", "MYSELF",</text:p>
      <text:p text:style-name="P1"><text:tab/>"NAME", "NARROW", "NATION", "NATIONAL", "NATURAL", "NATURE", "NEAR", "NEARLY", "NECESSARILY", "NECESSARY",</text:p>
      <text:p text:style-name="P1"><text:tab/>"NECK", "NEED", "NEGOTIATION", "NEIGHBOUR", "NEITHER", "NETWORK", "NEVER", "NEVERTHELESS", "NEW", "NEWS",</text:p>
      <text:p text:style-name="P1"><text:tab/>"NEWSPAPER", "NEXT", "NICE", "NIGHT", "NO", "NOBODY", "NOD", "NOISE", "NONE", "NOR",</text:p>
      <text:p text:style-name="P1"><text:tab/>"NORMAL", "NORMALLY", "NORTH", "NORTHERN", "NOSE", "NOT", "NOTE", "NOTHING", "NOTICE", "NOTION",</text:p>
      <text:p text:style-name="P1"><text:tab/>"NOW", "NUCLEAR", "NUMBER", "NURSE", "OBJECT", "OBJECTIVE", "OBSERVATION", "OBSERVE", "OBTAIN", "OBVIOUS",</text:p>
      <text:p text:style-name="P1"><text:tab/>"OBVIOUSLY", "OCCASION", "OCCUR", "ODD", "OF", "OFF", "OFFENCE", "OFFER", "OFFICE", "OFFICER",</text:p>
      <text:p text:style-name="P1"><text:tab/>"OFFICIAL", "OFTEN", "OIL", "OKAY", "OLD", "ON", "ONCE", "ONE", "ONLY", "ONTO",</text:p>
      <text:p text:style-name="P1"><text:tab/>"OPEN", "OPERATE", "OPERATION", "OPINION", "OPPORTUNITY", "OPPOSITION", "OPTION", "OR", "ORDER", "ORDINARY",</text:p>
      <text:p text:style-name="P1"><text:tab/>"ORGANISATION", "ORGANISE", "ORGANIZATION", "ORIGIN", "ORIGINAL", "OTHER", "OTHERWISE", "OUGHT", "OUR", "OURSELVES",</text:p>
      <text:p text:style-name="P1"><text:tab/>"OUT", "OUTCOME", "OUTPUT", "OUTSIDE", "OVER", "OVERALL", "OWN", "OWNER", "PACKAGE", "PAGE",</text:p>
      <text:p text:style-name="P1"><text:tab/>"PAIN", "PAINT", "PAINTING", "PAIR", "PANEL", "PAPER", "PARENT", "PARK", "PARLIAMENT", "PART",</text:p>
      <text:p text:style-name="P1"><text:tab/>"PARTICULAR", "PARTICULARLY", "PARTLY", "PARTNER", "PARTY", "PASS", "PASSAGE", "PAST", "PATH", "PATIENT",</text:p>
      <text:p text:style-name="P1"><text:tab/>"PATTERN", "PAY", "PAYMENT", "PEACE", "PENSION", "PEOPLE", "PER", "PERCENT", "PERFECT", "PERFORM",</text:p>
      <text:p text:style-name="P1"><text:tab/>"PERFORMANCE", "PERHAPS", "PERIOD", "PERMANENT", "PERSON", "PERSONAL", "PERSUADE", "PHASE", "PHONE", "PHOTOGRAPH",</text:p>
      <text:p text:style-name="P1"><text:tab/>"PHYSICAL", "PICK", "PICTURE", "PIECE", "PLACE", "PLAN", "PLANNING", "PLANT", "PLASTIC", "PLATE",</text:p>
      <text:p text:style-name="P1"><text:tab/>"PLAY", "PLAYER", "PLEASE", "PLEASURE", "PLENTY", "PLUS", "POCKET", "POINT", "POLICE", "POLICY",</text:p>
      <text:p text:style-name="P1"><text:tab/>"POLITICAL", "POLITICS", "POOL", "POOR", "POPULAR", "POPULATION", "POSITION", "POSITIVE", "POSSIBILITY", "POSSIBLE",</text:p>
      <text:p text:style-name="P1"><text:tab/>"POSSIBLY", "POST", "POTENTIAL", "POUND", "POWER", "POWERFUL", "PRACTICAL", "PRACTICE", "PREFER", "PREPARE",</text:p>
      <text:p text:style-name="P1"><text:tab/>"PRESENCE", "PRESENT", "PRESIDENT", "PRESS", "PRESSURE", "PRETTY", "PREVENT", "PREVIOUS", "PREVIOUSLY", "PRICE",</text:p>
      <text:p text:style-name="P1"><text:tab/>"PRIMARY", "PRIME", "PRINCIPLE", "PRIORITY", "PRISON", "PRISONER", "PRIVATE", "PROBABLY", "PROBLEM", "PROCEDURE",</text:p>
      <text:p text:style-name="P1"><text:tab/>"PROCESS", "PRODUCE", "PRODUCT", "PRODUCTION", "PROFESSIONAL", "PROFIT", "PROGRAM", "PROGRAMME", "PROGRESS", "PROJECT",</text:p>
      <text:p text:style-name="P1"><text:tab/>"PROMISE", "PROMOTE", "PROPER", "PROPERLY", "PROPERTY", "PROPORTION", "PROPOSE", "PROPOSAL", "PROSPECT", "PROTECT",</text:p>
      <text:p text:style-name="P1"><text:tab/>"PROTECTION", "PROVE", "PROVIDE", "PROVIDED", "PROVISION", "PUB", "PUBLIC", "PUBLICATION", "PUBLISH", "PULL",</text:p>
      <text:p text:style-name="P1"><text:soft-page-break/><text:tab/>"PUPIL", "PURPOSE", "PUSH", "PUT", "QUALITY", "QUARTER", "QUESTION", "QUICK", "QUICKLY", "QUIET",</text:p>
      <text:p text:style-name="P1"><text:tab/>"QUITE", "RACE", "RADIO", "RAILWAY", "RAIN", "RAISE", "RANGE", "RAPIDLY", "RARE", "RATE",</text:p>
      <text:p text:style-name="P1"><text:tab/>"RATHER", "REACH", "REACTION", "READ", "READER", "READING", "READY", "REAL", "REALISE", "REALITY",</text:p>
      <text:p text:style-name="P1"><text:tab/>"REALIZE", "REALLY", "REASON", "REASONABLE", "RECALL", "RECEIVE", "RECENT", "RECENTLY", "RECOGNISE", "RECOGNITION",</text:p>
      <text:p text:style-name="P1"><text:tab/>"RECOGNIZE", "RECOMMEND", "RECORD", "RECOVER", "RED", "REDUCE", "REDUCTION", "REFER", "REFERENCE", "REFLECT",</text:p>
      <text:p text:style-name="P1"><text:tab/>"REFORM", "REFUSE", "REGARD", "REGION", "REGIONAL", "REGULAR", "REGULATION", "REJECT", "RELATE", "RELATION",</text:p>
      <text:p text:style-name="P1"><text:tab/>"RELATIONSHIP", "RELATIVE", "RELATIVELY", "RELEASE", "RELEVANT", "RELIEF", "RELIGION", "RELIGIOUS", "RELY", "REMAIN",</text:p>
      <text:p text:style-name="P1"><text:tab/>"REMEMBER", "REMIND", "REMOVE", "REPEAT", "REPLACE", "REPLY", "REPORT", "REPRESENT", "REPRESENTATION", "REPRESENTATIVE",</text:p>
      <text:p text:style-name="P1"><text:tab/>"REQUEST", "REQUIRE", "REQUIREMENT", "RESEARCH", "RESOURCE", "RESPECT", "RESPOND", "RESPONSE", "RESPONSIBILITY", "RESPONSIBLE",</text:p>
      <text:p text:style-name="P1"><text:tab/>"REST", "RESTAURANT", "RESULT", "RETAIN", "RETURN", "REVEAL", "REVENUE", "REVIEW", "REVOLUTION", "RICH",</text:p>
      <text:p text:style-name="P1"><text:tab/>"RIDE", "RIGHT", "RING", "RISE", "RISK", "RIVER", "ROAD", "ROCK", "ROLE", "ROLL",</text:p>
      <text:p text:style-name="P1"><text:tab/>"ROOF", "ROOM", "ROUND", "ROUTE", "ROW", "ROYAL", "RULE", "RUN", "RURAL", "SAFE",</text:p>
      <text:p text:style-name="P1"><text:tab/>"SAFETY", "SALE", "SAME", "SAMPLE", "SATISFY", "SAVE", "SAY", "SCALE", "SCENE", "SCHEME",</text:p>
      <text:p text:style-name="P1"><text:tab/>"SCHOOL", "SCIENCE", "SCIENTIFIC", "SCIENTIST", "SCORE", "SCREEN", "SEA", "SEARCH", "SEASON", "SEAT",</text:p>
      <text:p text:style-name="P1"><text:tab/>"SECOND", "SECONDARY", "SECRETARY", "SECTION", "SECTOR", "SECURE", "SECURITY", "SEE", "SEEK", "SEEM",</text:p>
      <text:p text:style-name="P1"><text:tab/>"SELECT", "SELECTION", "SELL", "SEND", "SENIOR", "SENSE", "SENTENCE", "SEPARATE", "SEQUENCE", "SERIES",</text:p>
      <text:p text:style-name="P1"><text:tab/>"SERIOUS", "SERIOUSLY", "SERVANT", "SERVE", "SERVICE", "SESSION", "SET", "SETTLE", "SETTLEMENT", "SEVERAL",</text:p>
      <text:p text:style-name="P1"><text:tab/>"SEVERE", "SEX", "SEXUAL", "SHAKE", "SHALL", "SHAPE", "SHARE", "SHE", "SHEET", "SHIP",</text:p>
      <text:p text:style-name="P1"><text:tab/>"SHOE", "SHOOT", "SHOP", "SHORT", "SHOT", "SHOULD", "SHOULDER", "SHOUT", "SHOW", "SHUT",</text:p>
      <text:p text:style-name="P1"><text:tab/>"SIDE", "SIGHT", "SIGN", "SIGNAL", "SIGNIFICANCE", "SIGNIFICANT", "SILENCE", "SIMILAR", "SIMPLE", "SIMPLY",</text:p>
      <text:p text:style-name="P1"><text:tab/>"SINCE", "SING", "SINGLE", "SIR", "SISTER", "SIT", "SITE", "SITUATION", "SIZE", "SKILL",</text:p>
      <text:p text:style-name="P1"><text:tab/>"SKIN", "SKY", "SLEEP", "SLIGHTLY", "SLIP", "SLOW", "SLOWLY", "SMALL", "SMILE", "SO",</text:p>
      <text:p text:style-name="P1"><text:tab/>"SOCIAL", "SOCIETY", "SOFT", "SOFTWARE", "SOIL", "SOLDIER", "SOLICITOR", "SOLUTION", "SOME", "SOMEBODY",</text:p>
      <text:p text:style-name="P1"><text:tab/>"SOMEONE", "SOMETHING", "SOMETIMES", "SOMEWHAT", "SOMEWHERE", "SON", "SONG", "SOON", "SORRY", "SORT",</text:p>
      <text:p text:style-name="P1"><text:tab/>"SOUND", "SOURCE", "SOUTH", "SOUTHERN", "SPACE", "SPEAK", "SPEAKER", "SPECIAL", "SPECIES", "SPECIFIC",</text:p>
      <text:p text:style-name="P1"><text:tab/>"SPEECH", "SPEED", "SPEND", "SPIRIT", "SPORT", "SPOT", "SPREAD", "SPRING", "STAFF", "STAGE",</text:p>
      <text:p text:style-name="P1"><text:tab/>"STAND", "STANDARD", "STAR", "START", "STATE", "STATEMENT", "STATION", "STATUS", "STAY", "STEAL",</text:p>
      <text:p text:style-name="P1"><text:tab/>"STEP", "STICK", "STILL", "STOCK", "STONE", "STOP", "STORE", "STORY", "STRAIGHT", "STRANGE",</text:p>
      <text:p text:style-name="P1"><text:soft-page-break/><text:tab/>"STRATEGY", "STREET", "STRENGTH", "STRIKE", "STRONG", "STRONGLY", "STRUCTURE", "STUDENT", "STUDIO", "STUDY",</text:p>
      <text:p text:style-name="P1"><text:tab/>"STUFF", "STYLE", "SUBJECT", "SUBSTANTIAL", "SUCCEED", "SUCCESS", "SUCCESSFUL", "SUCH", "SUDDENLY", "SUFFER",</text:p>
      <text:p text:style-name="P1"><text:tab/>"SUFFICIENT", "SUGGEST", "SUGGESTION", "SUITABLE", "SUM", "SUMMER", "SUN", "SUPPLY", "SUPPORT", "SUPPOSE",</text:p>
      <text:p text:style-name="P1"><text:tab/>"SURE", "SURELY", "SURFACE", "SURPRISE", "SURROUND", "SURVEY", "SURVIVE", "SWITCH", "SYSTEM", "TABLE",</text:p>
      <text:p text:style-name="P1"><text:tab/>"TAKE", "TALK", "TALL", "TAPE", "TARGET", "TASK", "TAX", "TEA", "TEACH", "TEACHER",</text:p>
      <text:p text:style-name="P1"><text:tab/>"TEACHING", "TEAM", "TEAR", "TECHNICAL", "TECHNIQUE", "TECHNOLOGY", "TELEPHONE", "TELEVISION", "TELL", "TEMPERATURE",</text:p>
      <text:p text:style-name="P1"><text:tab/>"TEND", "TERM", "TERMS", "TERRIBLE", "TEST", "TEXT", "THAN", "THANK", "THANKS", "THAT",</text:p>
      <text:p text:style-name="P1"><text:tab/>"THE", "THEATRE", "THEIR", "THEM", "THEME", "THEMSELVES", "THEN", "THEORY", "THERE", "THEREFORE",</text:p>
      <text:p text:style-name="P1"><text:tab/>"THESE", "THEY", "THIN", "THING", "THINK", "THIS", "THOSE", "THOUGH", "THOUGHT", "THREAT",</text:p>
      <text:p text:style-name="P1"><text:tab/>"THREATEN", "THROUGH", "THROUGHOUT", "THROW", "THUS", "TICKET", "TIME", "TINY", "TITLE", "TO",</text:p>
      <text:p text:style-name="P1"><text:tab/>"TODAY", "TOGETHER", "TOMORROW", "TONE", "TONIGHT", "TOO", "TOOL", "TOOTH", "TOP", "TOTAL",</text:p>
      <text:p text:style-name="P1"><text:tab/>"TOTALLY", "TOUCH", "TOUR", "TOWARDS", "TOWN", "TRACK", "TRADE", "TRADITION", "TRADITIONAL", "TRAFFIC",</text:p>
      <text:p text:style-name="P1"><text:tab/>"TRAIN", "TRAINING", "TRANSFER", "TRANSPORT", "TRAVEL", "TREAT", "TREATMENT", "TREATY", "TREE", "TREND",</text:p>
      <text:p text:style-name="P1"><text:tab/>"TRIAL", "TRIP", "TROOP", "TROUBLE", "TRUE", "TRUST", "TRUTH", "TRY", "TURN", "TWICE",</text:p>
      <text:p text:style-name="P1"><text:tab/>"TYPE", "TYPICAL", "UNABLE", "UNDER", "UNDERSTAND", "UNDERSTANDING", "UNDERTAKE", "UNEMPLOYMENT", "UNFORTUNATELY", "UNION",</text:p>
      <text:p text:style-name="P1"><text:tab/>"UNIT", "UNITED", "UNIVERSITY", "UNLESS", "UNLIKELY", "UNTIL", "UP", "UPON", "UPPER", "URBAN",</text:p>
      <text:p text:style-name="P1"><text:tab/>"US", "USE", "USED", "USEFUL", "USER", "USUAL", "USUALLY", "VALUE", "VARIATION", "VARIETY",</text:p>
      <text:p text:style-name="P1"><text:tab/>"VARIOUS", "VARY", "VAST", "VEHICLE", "VERSION", "VERY", "VIA", "VICTIM", "VICTORY", "VIDEO",</text:p>
      <text:p text:style-name="P1"><text:tab/>"VIEW", "VILLAGE", "VIOLENCE", "VISION", "VISIT", "VISITOR", "VITAL", "VOICE", "VOLUME", "VOTE",</text:p>
      <text:p text:style-name="P1"><text:tab/>"WAGE", "WAIT", "WALK", "WALL", "WANT", "WAR", "WARM", "WARN", "WASH", "WATCH",</text:p>
      <text:p text:style-name="P1"><text:tab/>"WATER", "WAVE", "WAY", "WE", "WEAK", "WEAPON", "WEAR", "WEATHER", "WEEK", "WEEKEND",</text:p>
      <text:p text:style-name="P1"><text:tab/>"WEIGHT", "WELCOME", "WELFARE", "WELL", "WEST", "WESTERN", "WHAT", "WHATEVER", "WHEN", "WHERE",</text:p>
      <text:p text:style-name="P1"><text:tab/>"WHEREAS", "WHETHER", "WHICH", "WHILE", "WHILST", "WHITE", "WHO", "WHOLE", "WHOM", "WHOSE",</text:p>
      <text:p text:style-name="P1"><text:tab/>"WHY", "WIDE", "WIDELY", "WIFE", "WILD", "WILL", "WIN", "WIND", "WINDOW", "WINE",</text:p>
      <text:p text:style-name="P1"><text:tab/>"WING", "WINNER", "WINTER", "WISH", "WITH", "WITHDRAW", "WITHIN", "WITHOUT", "WOMAN", "WONDER",</text:p>
      <text:p text:style-name="P1"><text:tab/>"WONDERFUL", "WOOD", "WORD", "WORK", "WORKER", "WORKING", "WORKS", "WORLD", "WORRY", "WORTH",</text:p>
      <text:p text:style-name="P1"><text:tab/>"WOULD", "WRITE", "WRITER", "WRITING", "WRONG", "YARD", "YEAH", "YEAR", "YES", "YESTERDAY",</text:p>
      <text:p text:style-name="P1"><text:tab/>"YET", "YOU", "YOUNG", "YOUR", "YOURSELF", "YOUTH",</text:p>
      <text:p text:style-name="P1"><text:soft-page-break/>]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5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, sys</text:p>
      <text:p text:style-name="P1">if sys.version_info.major == 2:</text:p>
      <text:p text:style-name="P1"><text:tab/>range = xrange</text:p>
      <text:p text:style-name="P1"/>
      <text:p text:style-name="P1"/>
      <text:p text:style-name="P1">def compute():</text:p>
      <text:p text:style-name="P1"><text:tab/>isprime = eulerlib.list_primality(999999)</text:p>
      <text:p text:style-name="P1"><text:tab/>def is_circular_prime(n):</text:p>
      <text:p text:style-name="P1"><text:tab/><text:tab/>s = str(n)</text:p>
      <text:p text:style-name="P1"><text:tab/><text:tab/>return all(isprime[int(s[i : ] + s[ : i])] for i in range(len(s)))</text:p>
      <text:p text:style-name="P1"><text:tab/></text:p>
      <text:p text:style-name="P1"><text:tab/>ans = sum(1</text:p>
      <text:p text:style-name="P1"><text:tab/><text:tab/>for i in range(len(isprime))</text:p>
      <text:p text:style-name="P1"><text:tab/><text:tab/>if is_circular_prime(i)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create a new blank triangle with the same dimensions as the original big triangle.</text:p>
      <text:p text:style-name="P1">For each cell of the big triangle, we consider the sub-triangle whose top is at this cell,</text:p>
      <text:p text:style-name="P1">calculate the maximum path sum when starting from this cell, and store the result</text:p>
      <text:p text:style-name="P1">in the corresponding cell of the blank triangle.</text:p>
      <text:p text:style-name="P1"/>
      <text:p text:style-name="P1">If we start at a particular cell, what is the maximum path total? If the cell is at the</text:p>
      <text:p text:style-name="P1">bottom of the big triangle, then it is simply the cell's value. Otherwise the answer is</text:p>
      <text:p text:style-name="P1">the cell's value plus either {the maximum path total of the cell down and to the left}</text:p>
      <text:p text:style-name="P1">or {the maximum path total of the cell down and to the right}, whichever is greater.</text:p>
      <text:p text:style-name="P1">By computing the blank triangle's values from bottom up, the dependent values are always</text:p>
      <text:p text:style-name="P1">computed before they are utilized. This technique is known as dynamic programming.</text:p>
      <text:p text:style-name="P1">def compute():</text:p>
      <text:p text:style-name="P1"><text:tab/>for i in reversed(range(len(triangle) - 1)):</text:p>
      <text:p text:style-name="P1"><text:tab/><text:tab/>for j in range(len(triangle[i])):</text:p>
      <text:p text:style-name="P1"><text:soft-page-break/><text:tab/><text:tab/><text:tab/>triangle[i][j] += max(triangle[i + 1][j], triangle[i + 1][j + 1])</text:p>
      <text:p text:style-name="P1"><text:tab/>return str(triangle[0][0])</text:p>
      <text:p text:style-name="P1"/>
      <text:p text:style-name="P1"/>
      <text:p text:style-name="P1">triangle = [ <text:s/>Mutable</text:p>
      <text:p text:style-name="P1"><text:tab/>[75],</text:p>
      <text:p text:style-name="P1"><text:tab/>[95,64],</text:p>
      <text:p text:style-name="P1"><text:tab/>[17,47,82],</text:p>
      <text:p text:style-name="P1"><text:tab/>[18,35,87,10],</text:p>
      <text:p text:style-name="P1"><text:tab/>[20, 4,82,47,65],</text:p>
      <text:p text:style-name="P1"><text:tab/>[19, 1,23,75, 3,34],</text:p>
      <text:p text:style-name="P1"><text:tab/>[88, 2,77,73, 7,63,67],</text:p>
      <text:p text:style-name="P1"><text:tab/>[99,65, 4,28, 6,16,70,92],</text:p>
      <text:p text:style-name="P1"><text:tab/>[41,41,26,56,83,40,80,70,33],</text:p>
      <text:p text:style-name="P1"><text:tab/>[41,48,72,33,47,32,37,16,94,29],</text:p>
      <text:p text:style-name="P1"><text:tab/>[53,71,44,65,25,43,91,52,97,51,14],</text:p>
      <text:p text:style-name="P1"><text:tab/>[70,11,33,28,77,73,17,78,39,68,17,57],</text:p>
      <text:p text:style-name="P1"><text:tab/>[91,71,52,38,17,14,91,43,58,50,27,29,48],</text:p>
      <text:p text:style-name="P1"><text:tab/>[63,66, 4,68,89,53,67,30,73,16,69,87,40,31],</text:p>
      <text:p text:style-name="P1"><text:tab/>[ 4,62,98,27,23, 9,70,98,73,93,38,53,60, 4,23],</text:p>
      <text:p text:style-name="P1">]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15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</text:p>
      <text:p text:style-name="P1"/>
      <text:p text:style-name="P1"/>
      <text:p text:style-name="P1">This is a classic combinatorics problem. To get from the top left corner to the bottom right corner of an N*N grid,</text:p>
      <text:p text:style-name="P1">it involves making exactly N moves right and N moves down in some order. Because each individual down or right move</text:p>
      <text:p text:style-name="P1">is indistinguishable, there are exactly 2N choose N (binomial coefficient) ways of arranging these moves.</text:p>
      <text:p text:style-name="P1">def compute():</text:p>
      <text:p text:style-name="P1"><text:tab/>return str(eulerlib.binomial(40, 20)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7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port eulerlib, itertools, sys</text:p>
      <text:p text:style-name="P1">if sys.version_info.major == 2:</text:p>
      <text:p text:style-name="P1"><text:tab/>filter = itertools.ifilter</text:p>
      <text:p text:style-name="P1"/>
      <text:p text:style-name="P1"/>
      <text:p text:style-name="P1">Computers are fast, so we can implement this solution by testing each number</text:p>
      <text:p text:style-name="P1">individually for primeness, instead of using the more efficient sieve of Eratosthenes.</text:p>
      <text:p text:style-name="P1"/>
      <text:p text:style-name="P1">The algorithm starts with an infinite stream of incrementing integers starting at 2,</text:p>
      <text:p text:style-name="P1">filters them to keep only the prime numbers, drops the first 10000 items,</text:p>
      <text:p text:style-name="P1">and finally returns the first item thereafter.</text:p>
      <text:p text:style-name="P1">def compute():</text:p>
      <text:p text:style-name="P1"><text:tab/>ans = next(itertools.islice(filter(eulerlib.is_prime, itertools.count(2)), 10000, None)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7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, itertools, sys</text:p>
      <text:p text:style-name="P1">if sys.version_info.major == 2:</text:p>
      <text:p text:style-name="P1"><text:tab/>filter = itertools.ifilter</text:p>
      <text:p text:style-name="P1"/>
      <text:p text:style-name="P1"/>
      <text:p text:style-name="P1">def compute():</text:p>
      <text:p text:style-name="P1"><text:tab/>ans = sum(itertools.islice(filter(is_truncatable_prime, itertools.count(10)), 11))</text:p>
      <text:p text:style-name="P1"><text:tab/>return str(ans)</text:p>
      <text:p text:style-name="P1"/>
      <text:p text:style-name="P1"/>
      <text:p text:style-name="P1">def is_truncatable_prime(n):</text:p>
      <text:p text:style-name="P1"><text:tab/>Test if left-truncatable</text:p>
      <text:p text:style-name="P1"><text:tab/>i = 10</text:p>
      <text:p text:style-name="P1"><text:tab/>while i &lt;= n:</text:p>
      <text:p text:style-name="P1"><text:tab/><text:tab/>if not eulerlib.is_prime(n % i):</text:p>
      <text:p text:style-name="P1"><text:tab/><text:tab/><text:tab/>return False</text:p>
      <text:p text:style-name="P1"><text:tab/><text:tab/>i *= 10</text:p>
      <text:p text:style-name="P1"><text:tab/></text:p>
      <text:p text:style-name="P1"><text:tab/>Test if right-truncatable</text:p>
      <text:p text:style-name="P1"><text:tab/>while n &gt; 0:</text:p>
      <text:p text:style-name="P1"><text:tab/><text:tab/>if not eulerlib.is_prime(n):</text:p>
      <text:p text:style-name="P1"><text:tab/><text:tab/><text:tab/>return False</text:p>
      <text:p text:style-name="P1"><text:tab/><text:tab/>n //= 10</text:p>
      <text:p text:style-name="P1"><text:tab/>return True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oft-page-break/><text:span text:style-name="T2">Solution to Project Euler problem</text:span> 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visit each grid cell and compute the product in the 4 directions starting from that cell.</text:p>
      <text:p text:style-name="P1">def compute():</text:p>
      <text:p text:style-name="P1"><text:tab/>ans = -1</text:p>
      <text:p text:style-name="P1"><text:tab/>width = len(GRID[0])</text:p>
      <text:p text:style-name="P1"><text:tab/>height = len(GRID)</text:p>
      <text:p text:style-name="P1"><text:tab/>for y in range(height):</text:p>
      <text:p text:style-name="P1"><text:tab/><text:tab/>for x in range(width):</text:p>
      <text:p text:style-name="P1"><text:tab/><text:tab/><text:tab/>if x + CONSECUTIVE &lt;= width:</text:p>
      <text:p text:style-name="P1"><text:tab/><text:tab/><text:tab/><text:tab/>ans = max(grid_product(x, y, <text:s/>1, 0, CONSECUTIVE), ans)</text:p>
      <text:p text:style-name="P1"><text:tab/><text:tab/><text:tab/>if y + CONSECUTIVE &lt;= height:</text:p>
      <text:p text:style-name="P1"><text:tab/><text:tab/><text:tab/><text:tab/>ans = max(grid_product(x, y, <text:s/>0, 1, CONSECUTIVE), ans)</text:p>
      <text:p text:style-name="P1"><text:tab/><text:tab/><text:tab/>if x + CONSECUTIVE &lt;= width and y + CONSECUTIVE &lt;= height:</text:p>
      <text:p text:style-name="P1"><text:tab/><text:tab/><text:tab/><text:tab/>ans = max(grid_product(x, y, <text:s/>1, 1, CONSECUTIVE), ans)</text:p>
      <text:p text:style-name="P1"><text:tab/><text:tab/><text:tab/>if x - CONSECUTIVE &gt;= -1 <text:s text:c="3"/>and y + CONSECUTIVE &lt;= height:</text:p>
      <text:p text:style-name="P1"><text:tab/><text:tab/><text:tab/><text:tab/>ans = max(grid_product(x, y, -1, 1, CONSECUTIVE), ans)</text:p>
      <text:p text:style-name="P1"><text:tab/>return str(ans)</text:p>
      <text:p text:style-name="P1"/>
      <text:p text:style-name="P1"/>
      <text:p text:style-name="P1">def grid_product(ox, oy, dx, dy, n):</text:p>
      <text:p text:style-name="P1"><text:tab/>result = 1</text:p>
      <text:p text:style-name="P1"><text:tab/>for i in range(n):</text:p>
      <text:p text:style-name="P1"><text:tab/><text:tab/>result *= GRID[oy + i * dy][ox + i * dx]</text:p>
      <text:p text:style-name="P1"><text:tab/>return result</text:p>
      <text:p text:style-name="P1"/>
      <text:p text:style-name="P1"/>
      <text:p text:style-name="P1">GRID = [</text:p>
      <text:p text:style-name="P1"><text:tab/>[ 8, 2,22,97,38,15, 0,40, 0,75, 4, 5, 7,78,52,12,50,77,91, 8],</text:p>
      <text:p text:style-name="P1"><text:tab/>[49,49,99,40,17,81,18,57,60,87,17,40,98,43,69,48, 4,56,62, 0],</text:p>
      <text:p text:style-name="P1"><text:tab/>[81,49,31,73,55,79,14,29,93,71,40,67,53,88,30, 3,49,13,36,65],</text:p>
      <text:p text:style-name="P1"><text:tab/>[52,70,95,23, 4,60,11,42,69,24,68,56, 1,32,56,71,37, 2,36,91],</text:p>
      <text:p text:style-name="P1"><text:tab/>[22,31,16,71,51,67,63,89,41,92,36,54,22,40,40,28,66,33,13,80],</text:p>
      <text:p text:style-name="P1"><text:tab/>[24,47,32,60,99, 3,45, 2,44,75,33,53,78,36,84,20,35,17,12,50],</text:p>
      <text:p text:style-name="P1"><text:tab/>[32,98,81,28,64,23,67,10,26,38,40,67,59,54,70,66,18,38,64,70],</text:p>
      <text:p text:style-name="P1"><text:tab/>[67,26,20,68, 2,62,12,20,95,63,94,39,63, 8,40,91,66,49,94,21],</text:p>
      <text:p text:style-name="P1"><text:tab/>[24,55,58, 5,66,73,99,26,97,17,78,78,96,83,14,88,34,89,63,72],</text:p>
      <text:p text:style-name="P1"><text:tab/>[21,36,23, 9,75, 0,76,44,20,45,35,14, 0,61,33,97,34,31,33,95],</text:p>
      <text:p text:style-name="P1"><text:tab/>[78,17,53,28,22,75,31,67,15,94, 3,80, 4,62,16,14, 9,53,56,92],</text:p>
      <text:p text:style-name="P1"><text:tab/>[16,39, 5,42,96,35,31,47,55,58,88,24, 0,17,54,24,36,29,85,57],</text:p>
      <text:p text:style-name="P1"><text:tab/>[86,56, 0,48,35,71,89, 7, 5,44,44,37,44,60,21,58,51,54,17,58],</text:p>
      <text:p text:style-name="P1"><text:tab/>[19,80,81,68, 5,94,47,69,28,73,92,13,86,52,17,77, 4,89,55,40],</text:p>
      <text:p text:style-name="P1"><text:tab/>[ 4,52, 8,83,97,35,99,16, 7,97,57,32,16,26,26,79,33,27,98,66],</text:p>
      <text:p text:style-name="P1"><text:tab/>[88,36,68,87,57,62,20,72, 3,46,33,67,46,55,12,32,63,93,53,69],</text:p>
      <text:p text:style-name="P1"><text:tab/>[ 4,42,16,73,38,25,39,11,24,94,72,18, 8,46,29,32,40,62,76,36],</text:p>
      <text:p text:style-name="P1"><text:tab/>[20,69,36,41,72,30,23,88,34,62,99,69,82,67,59,85,74, 4,36,16],</text:p>
      <text:p text:style-name="P1"><text:tab/>[20,73,35,29,78,31,90, 1,74,31,49,71,48,86,81,16,23,57, 5,54],</text:p>
      <text:p text:style-name="P1"><text:tab/>[ 1,70,54,71,83,51,54,69,16,92,33,48,61,43,52, 1,89,19,67,48],</text:p>
      <text:p text:style-name="P1">]</text:p>
      <text:p text:style-name="P1"><text:soft-page-break/>CONSECUTIVE = 4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40</text:p>
      <text:p text:style-name="P1"/>
      <text:p text:style-name="P1"/>
      <text:p text:style-name="P1"/>
      <text:p text:style-name="P1"/>
      <text:p text:style-name="P1"/>
      <text:p text:style-name="P1"/>
      <text:p text:style-name="P1">import sys</text:p>
      <text:p text:style-name="P1">if sys.version_info.major == 2:</text:p>
      <text:p text:style-name="P1"><text:tab/>range = xrange</text:p>
      <text:p text:style-name="P1"/>
      <text:p text:style-name="P1"/>
      <text:p text:style-name="P1">def compute():</text:p>
      <text:p text:style-name="P1"><text:tab/>s = "".join(str(i) for i in range(1, 1000000))</text:p>
      <text:p text:style-name="P1"><text:tab/>ans = 1</text:p>
      <text:p text:style-name="P1"><text:tab/>for i in range(7):</text:p>
      <text:p text:style-name="P1"><text:tab/><text:tab/>ans *= int(s[10**i - 1]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43</text:p>
      <text:p text:style-name="P1"/>
      <text:p text:style-name="P1"/>
      <text:p text:style-name="P1"/>
      <text:p text:style-name="P1"/>
      <text:p text:style-name="P1"/>
      <text:p text:style-name="P1"/>
      <text:p text:style-name="P1">import itertools</text:p>
      <text:p text:style-name="P1"/>
      <text:p text:style-name="P1"/>
      <text:p text:style-name="P1">def compute():</text:p>
      <text:p text:style-name="P1"><text:tab/>ans = sum(int("".join(map(str, num)))</text:p>
      <text:p text:style-name="P1"><text:tab/><text:tab/>for num in itertools.permutations(list(range(10)))</text:p>
      <text:p text:style-name="P1"><text:tab/><text:tab/>if is_substring_divisible(num))</text:p>
      <text:p text:style-name="P1"><text:tab/>return str(ans)</text:p>
      <text:p text:style-name="P1"/>
      <text:p text:style-name="P1"/>
      <text:p text:style-name="P1">DIVISIBILITY_TESTS = [2, 3, 5, 7, 11, 13, 17]</text:p>
      <text:p text:style-name="P1"/>
      <text:p text:style-name="P1">def is_substring_divisible(num):</text:p>
      <text:p text:style-name="P1"><text:tab/>return all((num[i + 1] * 100 + num[i + 2] * 10 + num[i + 3]) % p == 0</text:p>
      <text:p text:style-name="P1"><text:tab/><text:tab/>for (i, p) in enumerate(DIVISIBILITY_TESTS))</text:p>
      <text:p text:style-name="P1"/>
      <text:p text:style-name="P1"/>
      <text:p text:style-name="P1">if __name__ == "__main__":</text:p>
      <text:p text:style-name="P1"><text:tab/>print(compute())</text:p>
      <text:p text:style-name="P1"><text:soft-page-break/></text:p>
      <text:p text:style-name="P1"/>
      <text:p text:style-name="P1"/>
      <text:p text:style-name="P1"><text:span text:style-name="T2">Solution to Project Euler problem</text:span> 12</text:p>
      <text:p text:style-name="P1"/>
      <text:p text:style-name="P1">import eulerlib, itertools</text:p>
      <text:p text:style-name="P1"/>
      <text:p text:style-name="P1">def compute():</text:p>
      <text:p text:style-name="P1"><text:tab/>triangle = 0</text:p>
      <text:p text:style-name="P1"><text:tab/>for i in itertools.count(1):</text:p>
      <text:p text:style-name="P1"><text:tab/><text:tab/>triangle += i <text:s/>This is the ith triangle number, i.e. num = 1 + 2 + ... + i = i * (i + 1) / 2</text:p>
      <text:p text:style-name="P1"><text:tab/><text:tab/>if num_divisors(triangle) &gt; 500:</text:p>
      <text:p text:style-name="P1"><text:tab/><text:tab/><text:tab/>return str(triangle)</text:p>
      <text:p text:style-name="P1"/>
      <text:p text:style-name="P1">Returns the number of integers in the range [1, n] that divide n.</text:p>
      <text:p text:style-name="P1"/>
      <text:p text:style-name="P1">def num_divisors(n):</text:p>
      <text:p text:style-name="P1"><text:tab/>end = eulerlib.sqrt(n)</text:p>
      <text:p text:style-name="P1"><text:tab/>result = sum(2</text:p>
      <text:p text:style-name="P1"><text:tab/><text:tab/>for i in range(1, end + 1)</text:p>
      <text:p text:style-name="P1"><text:tab/><text:tab/>if n % i == 0)</text:p>
      <text:p text:style-name="P1"><text:tab/>if end**2 == n:</text:p>
      <text:p text:style-name="P1"><text:tab/><text:tab/>result -= 1</text:p>
      <text:p text:style-name="P1"><text:tab/>return result</text:p>
      <text:p text:style-name="P1"/>
      <text:p text:style-name="P1">if __name__ == "__main__":</text:p>
      <text:p text:style-name="P1"><text:tab/>print(compute())</text:p>
      <text:p text:style-name="P1"/>
      <text:p text:style-name="P1"/>
      <text:p text:style-name="P1"><text:span text:style-name="T2">Solution to Project Euler problem</text:span>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uters are fast, so we can implement this solution directly without any clever math.</text:p>
      <text:p text:style-name="P1">def compute():</text:p>
      <text:p text:style-name="P1"><text:tab/>ans = sum(x for x in range(1000) if (x % 3 == 0 or x % 5 == 0)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0</text:p>
      <text:p text:style-name="P1"/>
      <text:p text:style-name="P1"/>
      <text:p text:style-name="P1"/>
      <text:p text:style-name="P1"/>
      <text:p text:style-name="P1"/>
      <text:p text:style-name="P1"/>
      <text:p text:style-name="P1">import sys</text:p>
      <text:p text:style-name="P1">if sys.version_info.major == 2:</text:p>
      <text:p text:style-name="P1"><text:soft-page-break/><text:tab/>range = xrange</text:p>
      <text:p text:style-name="P1"/>
      <text:p text:style-name="P1"/>
      <text:p text:style-name="P1">def compute():</text:p>
      <text:p text:style-name="P1"><text:tab/>As stated in the problem, 1 = 1^5 is excluded.</text:p>
      <text:p text:style-name="P1"><text:tab/>If a number has at least n &gt;= 7 digits, then even if every digit is 9,</text:p>
      <text:p text:style-name="P1"><text:tab/>n * 9^5 is still less than the number (which is at least 10^n).</text:p>
      <text:p text:style-name="P1"><text:tab/>ans = sum(i for i in range(2, 1000000) if i == fifth_power_digit_sum(i))</text:p>
      <text:p text:style-name="P1"><text:tab/>return str(ans)</text:p>
      <text:p text:style-name="P1"/>
      <text:p text:style-name="P1"/>
      <text:p text:style-name="P1">def fifth_power_digit_sum(n):</text:p>
      <text:p text:style-name="P1"><text:tab/>return sum(int(c)**5 for c in str(n)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26</text:p>
      <text:p text:style-name="P1"/>
      <text:p text:style-name="P1"/>
      <text:p text:style-name="P1"/>
      <text:p text:style-name="P1"/>
      <text:p text:style-name="P1"/>
      <text:p text:style-name="P1"/>
      <text:p text:style-name="P1">import itertools</text:p>
      <text:p text:style-name="P1"/>
      <text:p text:style-name="P1"/>
      <text:p text:style-name="P1">def compute():</text:p>
      <text:p text:style-name="P1"><text:tab/>ans = max(range(1, 1000), key=reciprocal_cycle_len)</text:p>
      <text:p text:style-name="P1"><text:tab/>return str(ans)</text:p>
      <text:p text:style-name="P1"/>
      <text:p text:style-name="P1"/>
      <text:p text:style-name="P1">def reciprocal_cycle_len(n):</text:p>
      <text:p text:style-name="P1"><text:tab/>seen = {}</text:p>
      <text:p text:style-name="P1"><text:tab/>x = 1</text:p>
      <text:p text:style-name="P1"><text:tab/>for i in itertools.count():</text:p>
      <text:p text:style-name="P1"><text:tab/><text:tab/>if x in seen:</text:p>
      <text:p text:style-name="P1"><text:tab/><text:tab/><text:tab/>return i - seen[x]</text:p>
      <text:p text:style-name="P1"><text:tab/><text:tab/>else:</text:p>
      <text:p text:style-name="P1"><text:tab/><text:tab/><text:tab/>seen[x] = i</text:p>
      <text:p text:style-name="P1"><text:tab/><text:tab/><text:tab/>x = x * 10 % n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e do a straightforward sum thanks to Python's built-in arbitrary precision integer type.</text:p>
      <text:p text:style-name="P1">def compute():</text:p>
      <text:p text:style-name="P1"><text:tab/>return str(sum(NUMBERS))[ : 10]</text:p>
      <text:p text:style-name="P1"/>
      <text:p text:style-name="P1"/>
      <text:p text:style-name="P1">NUMBERS = [</text:p>
      <text:p text:style-name="P1"><text:tab/>37107287533902102798797998220837590246510135740250,</text:p>
      <text:p text:style-name="P1"><text:tab/>46376937677490009712648124896970078050417018260538,</text:p>
      <text:p text:style-name="P1"><text:tab/>74324986199524741059474233309513058123726617309629,</text:p>
      <text:p text:style-name="P1"><text:tab/>91942213363574161572522430563301811072406154908250,</text:p>
      <text:p text:style-name="P1"><text:tab/>23067588207539346171171980310421047513778063246676,</text:p>
      <text:p text:style-name="P1"><text:tab/>89261670696623633820136378418383684178734361726757,</text:p>
      <text:p text:style-name="P1"><text:tab/>28112879812849979408065481931592621691275889832738,</text:p>
      <text:p text:style-name="P1"><text:tab/>44274228917432520321923589422876796487670272189318,</text:p>
      <text:p text:style-name="P1"><text:tab/>47451445736001306439091167216856844588711603153276,</text:p>
      <text:p text:style-name="P1"><text:tab/>70386486105843025439939619828917593665686757934951,</text:p>
      <text:p text:style-name="P1"><text:tab/>62176457141856560629502157223196586755079324193331,</text:p>
      <text:p text:style-name="P1"><text:tab/>64906352462741904929101432445813822663347944758178,</text:p>
      <text:p text:style-name="P1"><text:tab/>92575867718337217661963751590579239728245598838407,</text:p>
      <text:p text:style-name="P1"><text:tab/>58203565325359399008402633568948830189458628227828,</text:p>
      <text:p text:style-name="P1"><text:tab/>80181199384826282014278194139940567587151170094390,</text:p>
      <text:p text:style-name="P1"><text:tab/>35398664372827112653829987240784473053190104293586,</text:p>
      <text:p text:style-name="P1"><text:tab/>86515506006295864861532075273371959191420517255829,</text:p>
      <text:p text:style-name="P1"><text:tab/>71693888707715466499115593487603532921714970056938,</text:p>
      <text:p text:style-name="P1"><text:tab/>54370070576826684624621495650076471787294438377604,</text:p>
      <text:p text:style-name="P1"><text:tab/>53282654108756828443191190634694037855217779295145,</text:p>
      <text:p text:style-name="P1"><text:tab/>36123272525000296071075082563815656710885258350721,</text:p>
      <text:p text:style-name="P1"><text:tab/>45876576172410976447339110607218265236877223636045,</text:p>
      <text:p text:style-name="P1"><text:tab/>17423706905851860660448207621209813287860733969412,</text:p>
      <text:p text:style-name="P1"><text:tab/>81142660418086830619328460811191061556940512689692,</text:p>
      <text:p text:style-name="P1"><text:tab/>51934325451728388641918047049293215058642563049483,</text:p>
      <text:p text:style-name="P1"><text:tab/>62467221648435076201727918039944693004732956340691,</text:p>
      <text:p text:style-name="P1"><text:tab/>15732444386908125794514089057706229429197107928209,</text:p>
      <text:p text:style-name="P1"><text:tab/>55037687525678773091862540744969844508330393682126,</text:p>
      <text:p text:style-name="P1"><text:tab/>18336384825330154686196124348767681297534375946515,</text:p>
      <text:p text:style-name="P1"><text:tab/>80386287592878490201521685554828717201219257766954,</text:p>
      <text:p text:style-name="P1"><text:tab/>78182833757993103614740356856449095527097864797581,</text:p>
      <text:p text:style-name="P1"><text:tab/>16726320100436897842553539920931837441497806860984,</text:p>
      <text:p text:style-name="P1"><text:tab/>48403098129077791799088218795327364475675590848030,</text:p>
      <text:p text:style-name="P1"><text:tab/>87086987551392711854517078544161852424320693150332,</text:p>
      <text:p text:style-name="P1"><text:tab/>59959406895756536782107074926966537676326235447210,</text:p>
      <text:p text:style-name="P1"><text:tab/>69793950679652694742597709739166693763042633987085,</text:p>
      <text:p text:style-name="P1"><text:tab/>41052684708299085211399427365734116182760315001271,</text:p>
      <text:p text:style-name="P1"><text:tab/>65378607361501080857009149939512557028198746004375,</text:p>
      <text:p text:style-name="P1"><text:tab/>35829035317434717326932123578154982629742552737307,</text:p>
      <text:p text:style-name="P1"><text:tab/>94953759765105305946966067683156574377167401875275,</text:p>
      <text:p text:style-name="P1"><text:tab/>88902802571733229619176668713819931811048770190271,</text:p>
      <text:p text:style-name="P1"><text:tab/>25267680276078003013678680992525463401061632866526,</text:p>
      <text:p text:style-name="P1"><text:tab/>36270218540497705585629946580636237993140746255962,</text:p>
      <text:p text:style-name="P1"><text:tab/>24074486908231174977792365466257246923322810917141,</text:p>
      <text:p text:style-name="P1"><text:tab/>91430288197103288597806669760892938638285025333403,</text:p>
      <text:p text:style-name="P1"><text:tab/>34413065578016127815921815005561868836468420090470,</text:p>
      <text:p text:style-name="P1"><text:tab/>23053081172816430487623791969842487255036638784583,</text:p>
      <text:p text:style-name="P1"><text:tab/>11487696932154902810424020138335124462181441773470,</text:p>
      <text:p text:style-name="P1"><text:tab/>63783299490636259666498587618221225225512486764533,</text:p>
      <text:p text:style-name="P1"><text:soft-page-break/><text:tab/>67720186971698544312419572409913959008952310058822,</text:p>
      <text:p text:style-name="P1"><text:tab/>95548255300263520781532296796249481641953868218774,</text:p>
      <text:p text:style-name="P1"><text:tab/>76085327132285723110424803456124867697064507995236,</text:p>
      <text:p text:style-name="P1"><text:tab/>37774242535411291684276865538926205024910326572967,</text:p>
      <text:p text:style-name="P1"><text:tab/>23701913275725675285653248258265463092207058596522,</text:p>
      <text:p text:style-name="P1"><text:tab/>29798860272258331913126375147341994889534765745501,</text:p>
      <text:p text:style-name="P1"><text:tab/>18495701454879288984856827726077713721403798879715,</text:p>
      <text:p text:style-name="P1"><text:tab/>38298203783031473527721580348144513491373226651381,</text:p>
      <text:p text:style-name="P1"><text:tab/>34829543829199918180278916522431027392251122869539,</text:p>
      <text:p text:style-name="P1"><text:tab/>40957953066405232632538044100059654939159879593635,</text:p>
      <text:p text:style-name="P1"><text:tab/>29746152185502371307642255121183693803580388584903,</text:p>
      <text:p text:style-name="P1"><text:tab/>41698116222072977186158236678424689157993532961922,</text:p>
      <text:p text:style-name="P1"><text:tab/>62467957194401269043877107275048102390895523597457,</text:p>
      <text:p text:style-name="P1"><text:tab/>23189706772547915061505504953922979530901129967519,</text:p>
      <text:p text:style-name="P1"><text:tab/>86188088225875314529584099251203829009407770775672,</text:p>
      <text:p text:style-name="P1"><text:tab/>11306739708304724483816533873502340845647058077308,</text:p>
      <text:p text:style-name="P1"><text:tab/>82959174767140363198008187129011875491310547126581,</text:p>
      <text:p text:style-name="P1"><text:tab/>97623331044818386269515456334926366572897563400500,</text:p>
      <text:p text:style-name="P1"><text:tab/>42846280183517070527831839425882145521227251250327,</text:p>
      <text:p text:style-name="P1"><text:tab/>55121603546981200581762165212827652751691296897789,</text:p>
      <text:p text:style-name="P1"><text:tab/>32238195734329339946437501907836945765883352399886,</text:p>
      <text:p text:style-name="P1"><text:tab/>75506164965184775180738168837861091527357929701337,</text:p>
      <text:p text:style-name="P1"><text:tab/>62177842752192623401942399639168044983993173312731,</text:p>
      <text:p text:style-name="P1"><text:tab/>32924185707147349566916674687634660915035914677504,</text:p>
      <text:p text:style-name="P1"><text:tab/>99518671430235219628894890102423325116913619626622,</text:p>
      <text:p text:style-name="P1"><text:tab/>73267460800591547471830798392868535206946944540724,</text:p>
      <text:p text:style-name="P1"><text:tab/>76841822524674417161514036427982273348055556214818,</text:p>
      <text:p text:style-name="P1"><text:tab/>97142617910342598647204516893989422179826088076852,</text:p>
      <text:p text:style-name="P1"><text:tab/>87783646182799346313767754307809363333018982642090,</text:p>
      <text:p text:style-name="P1"><text:tab/>10848802521674670883215120185883543223812876952786,</text:p>
      <text:p text:style-name="P1"><text:tab/>71329612474782464538636993009049310363619763878039,</text:p>
      <text:p text:style-name="P1"><text:tab/>62184073572399794223406235393808339651327408011116,</text:p>
      <text:p text:style-name="P1"><text:tab/>66627891981488087797941876876144230030984490851411,</text:p>
      <text:p text:style-name="P1"><text:tab/>60661826293682836764744779239180335110989069790714,</text:p>
      <text:p text:style-name="P1"><text:tab/>85786944089552990653640447425576083659976645795096,</text:p>
      <text:p text:style-name="P1"><text:tab/>66024396409905389607120198219976047599490197230297,</text:p>
      <text:p text:style-name="P1"><text:tab/>64913982680032973156037120041377903785566085089252,</text:p>
      <text:p text:style-name="P1"><text:tab/>16730939319872750275468906903707539413042652315011,</text:p>
      <text:p text:style-name="P1"><text:tab/>94809377245048795150954100921645863754710598436791,</text:p>
      <text:p text:style-name="P1"><text:tab/>78639167021187492431995700641917969777599028300699,</text:p>
      <text:p text:style-name="P1"><text:tab/>15368713711936614952811305876380278410754449733078,</text:p>
      <text:p text:style-name="P1"><text:tab/>40789923115535562561142322423255033685442488917353,</text:p>
      <text:p text:style-name="P1"><text:tab/>44889911501440648020369068063960672322193204149535,</text:p>
      <text:p text:style-name="P1"><text:tab/>41503128880339536053299340368006977710650566631954,</text:p>
      <text:p text:style-name="P1"><text:tab/>81234880673210146739058568557934581403627822703280,</text:p>
      <text:p text:style-name="P1"><text:tab/>82616570773948327592232845941706525094512325230608,</text:p>
      <text:p text:style-name="P1"><text:tab/>22918802058777319719839450180888072429661980811197,</text:p>
      <text:p text:style-name="P1"><text:tab/>77158542502016545090413245809786882778948721859617,</text:p>
      <text:p text:style-name="P1"><text:tab/>72107838435069186155435662884062257473692284509516,</text:p>
      <text:p text:style-name="P1"><text:tab/>20849603980134001723930671666823555245252804609722,</text:p>
      <text:p text:style-name="P1"><text:tab/>53503534226472524250874054075591789781264330331690,</text:p>
      <text:p text:style-name="P1">]</text:p>
      <text:p text:style-name="P1"/>
      <text:p text:style-name="P1"/>
      <text:p text:style-name="P1">if __name__ == "__main__":</text:p>
      <text:p text:style-name="P1"><text:soft-page-break/><text:tab/>print(compute())</text:p>
      <text:p text:style-name="P1"/>
      <text:p text:style-name="P1"><text:span text:style-name="T2">Solution to Project Euler problem</text:span> 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uters are fast, so we can implement this solution directly without any clever math.</text:p>
      <text:p text:style-name="P1">def compute():</text:p>
      <text:p text:style-name="P1"><text:tab/>ans = max(i * j</text:p>
      <text:p text:style-name="P1"><text:tab/><text:tab/>for i in range(100, 1000)</text:p>
      <text:p text:style-name="P1"><text:tab/><text:tab/>for j in range(100, 1000)</text:p>
      <text:p text:style-name="P1"><text:tab/><text:tab/>if str(i * j) == str(i * j)[ : : -1]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</text:p>
      <text:p text:style-name="P1"/>
      <text:p text:style-name="P1"/>
      <text:p text:style-name="P1">By the fundamental theorem of arithmetic, every integer n &gt; 1 has a unique factorization as a product of prime numbers.</text:p>
      <text:p text:style-name="P1">In other words, the theorem says that n = p_0 * p_1 * ... * p_{m-1}, where each p_i &gt; 1 is prime but not necessarily unique.</text:p>
      <text:p text:style-name="P1">Now if we take the number n and repeatedly divide out its smallest factor (which must also be prime), then the last</text:p>
      <text:p text:style-name="P1">factor that we divide out must be the largest prime factor of n. For reference, 600851475143 = 71 * 839 * 1471 * 6857.</text:p>
      <text:p text:style-name="P1">def compute():</text:p>
      <text:p text:style-name="P1"><text:tab/>n = 600851475143</text:p>
      <text:p text:style-name="P1"><text:tab/>while True:</text:p>
      <text:p text:style-name="P1"><text:tab/><text:tab/>p = smallest_prime_factor(n)</text:p>
      <text:p text:style-name="P1"><text:tab/><text:tab/>if p &lt; n:</text:p>
      <text:p text:style-name="P1"><text:tab/><text:tab/><text:tab/>n //= p</text:p>
      <text:p text:style-name="P1"><text:tab/><text:tab/>else:</text:p>
      <text:p text:style-name="P1"><text:tab/><text:tab/><text:tab/>return str(n)</text:p>
      <text:p text:style-name="P1"/>
      <text:p text:style-name="P1"/>
      <text:p text:style-name="P1">Returns the smallest factor of n, which is in the range [2, n]. The result is always prime.</text:p>
      <text:p text:style-name="P1">def smallest_prime_factor(n):</text:p>
      <text:p text:style-name="P1"><text:tab/>assert n &gt;= 2</text:p>
      <text:p text:style-name="P1"><text:tab/>for i in range(2, eulerlib.sqrt(n) + 1):</text:p>
      <text:p text:style-name="P1"><text:tab/><text:tab/>if n % i == 0:</text:p>
      <text:p text:style-name="P1"><text:soft-page-break/><text:tab/><text:tab/><text:tab/>return i</text:p>
      <text:p text:style-name="P1"><text:tab/>return n <text:s/>n itself is prime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3</text:p>
      <text:p text:style-name="P1"/>
      <text:p text:style-name="P1"/>
      <text:p text:style-name="P1"/>
      <text:p text:style-name="P1"/>
      <text:p text:style-name="P1"/>
      <text:p text:style-name="P1"/>
      <text:p text:style-name="P1">import fractions</text:p>
      <text:p text:style-name="P1"/>
      <text:p text:style-name="P1"/>
      <text:p text:style-name="P1">def compute():</text:p>
      <text:p text:style-name="P1"><text:tab/>Consider an arbitrary fraction n/d:</text:p>
      <text:p text:style-name="P1"><text:tab/> <text:s/>Let n = 10 * n1 + n0 be the numerator.</text:p>
      <text:p text:style-name="P1"><text:tab/> <text:s/>Let d = 10 * d1 + d0 be the denominator.</text:p>
      <text:p text:style-name="P1"><text:tab/>As stated in the problem, we need 10 &lt;= n &lt; d &lt; 100.</text:p>
      <text:p text:style-name="P1"><text:tab/>We must disregard trivial simplifications where n0 = d0 = 0.</text:p>
      <text:p text:style-name="P1"><text:tab/></text:p>
      <text:p text:style-name="P1"><text:tab/>Now, a simplification with n0 = d0 is impossible because:</text:p>
      <text:p text:style-name="P1"><text:tab/> <text:s/>n1 / d1 = n / d = (10*n1 + n0) / (10*d1 + n0).</text:p>
      <text:p text:style-name="P1"><text:tab/> <text:s/>n1 * (10*d1 + n0) = d1 * (10*n1 + n0).</text:p>
      <text:p text:style-name="P1"><text:tab/> <text:s/>10*n1*d1 + n1*n0 = 10*d1*n1 + d1*n0.</text:p>
      <text:p text:style-name="P1"><text:tab/> <text:s/>n1*n0 = d1*n0.</text:p>
      <text:p text:style-name="P1"><text:tab/> <text:s/>n1 = d1.</text:p>
      <text:p text:style-name="P1"><text:tab/> <text:s/>This implies n = d, which contradicts the fact that n &lt; d.</text:p>
      <text:p text:style-name="P1"><text:tab/>Similarly, we cannot have a simplification with n1 = d1 for the same reason.</text:p>
      <text:p text:style-name="P1"><text:tab/></text:p>
      <text:p text:style-name="P1"><text:tab/>Therefore we only need to consider the cases where n0 = d1 or n1 = d0.</text:p>
      <text:p text:style-name="P1"><text:tab/>In the first case, check that n1/d0 = n/d;</text:p>
      <text:p text:style-name="P1"><text:tab/>in the second case, check that n0/d1 = n/d.</text:p>
      <text:p text:style-name="P1"><text:tab/>numer = 1</text:p>
      <text:p text:style-name="P1"><text:tab/>denom = 1</text:p>
      <text:p text:style-name="P1"><text:tab/>for d in range(10, 100):</text:p>
      <text:p text:style-name="P1"><text:tab/><text:tab/>for n in range(10, d):</text:p>
      <text:p text:style-name="P1"><text:tab/><text:tab/><text:tab/>n0 = n % 10</text:p>
      <text:p text:style-name="P1"><text:tab/><text:tab/><text:tab/>n1 = n // 10</text:p>
      <text:p text:style-name="P1"><text:tab/><text:tab/><text:tab/>d0 = d % 10</text:p>
      <text:p text:style-name="P1"><text:tab/><text:tab/><text:tab/>d1 = d // 10</text:p>
      <text:p text:style-name="P1"><text:tab/><text:tab/><text:tab/>if (n1 == d0 and n0 * d == n * d1) or (n0 == d1 and n1 * d == n * d0):</text:p>
      <text:p text:style-name="P1"><text:tab/><text:tab/><text:tab/><text:tab/>numer *= n</text:p>
      <text:p text:style-name="P1"><text:tab/><text:tab/><text:tab/><text:tab/>denom *= d</text:p>
      <text:p text:style-name="P1"><text:tab/>return str(denom // fractions.gcd(numer, denom)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9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Computers are fast, so we can implement a brute-force search to directly solve the problem.</text:p>
      <text:p text:style-name="P1">def compute():</text:p>
      <text:p text:style-name="P1"><text:tab/>PERIMETER = 1000</text:p>
      <text:p text:style-name="P1"><text:tab/>for a in range(1, PERIMETER + 1):</text:p>
      <text:p text:style-name="P1"><text:tab/><text:tab/>for b in range(a + 1, PERIMETER + 1):</text:p>
      <text:p text:style-name="P1"><text:tab/><text:tab/><text:tab/>c = PERIMETER - a - b</text:p>
      <text:p text:style-name="P1"><text:tab/><text:tab/><text:tab/>if a * a + b * b == c * c:</text:p>
      <text:p text:style-name="P1"><text:tab/><text:tab/><text:tab/><text:tab/>It is now implied that b &lt; c, because we have a &gt; 0</text:p>
      <text:p text:style-name="P1"><text:tab/><text:tab/><text:tab/><text:tab/>return str(a * b * c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32</text:p>
      <text:p text:style-name="P1"/>
      <text:p text:style-name="P1"/>
      <text:p text:style-name="P1"/>
      <text:p text:style-name="P1"/>
      <text:p text:style-name="P1"/>
      <text:p text:style-name="P1"/>
      <text:p text:style-name="P1">import eulerlib</text:p>
      <text:p text:style-name="P1"/>
      <text:p text:style-name="P1"/>
      <text:p text:style-name="P1">def compute():</text:p>
      <text:p text:style-name="P1"><text:tab/>For contradiction suppose a candidate (x, y, z) has z &gt;= 10000.</text:p>
      <text:p text:style-name="P1"><text:tab/>Then x*y consumes at least 5 digits. With the 4 (or fewer) remaining digits, even the</text:p>
      <text:p text:style-name="P1"><text:tab/>upper bound of x=99 and y=99 produces a product of x*y &lt; 10000, which is unequal to z.</text:p>
      <text:p text:style-name="P1"><text:tab/>Therefore we need the product z &lt; 10000 to be able to find possible x and y values.</text:p>
      <text:p text:style-name="P1"><text:tab/>ans = sum(i for i in range(1, 10000) if has_pandigital_product(i))</text:p>
      <text:p text:style-name="P1"><text:tab/>return str(ans)</text:p>
      <text:p text:style-name="P1"/>
      <text:p text:style-name="P1"/>
      <text:p text:style-name="P1">def has_pandigital_product(n):</text:p>
      <text:p text:style-name="P1"><text:tab/>Find and examine all factors of n</text:p>
      <text:p text:style-name="P1"><text:tab/>for i in range(1, eulerlib.sqrt(n) + 1):</text:p>
      <text:p text:style-name="P1"><text:tab/><text:tab/>if n % i == 0:</text:p>
      <text:p text:style-name="P1"><text:tab/><text:tab/><text:tab/>temp = str(n) + str(i) + str(n // i)</text:p>
      <text:p text:style-name="P1"><text:tab/><text:tab/><text:tab/>if "".join(sorted(temp)) == "123456789":</text:p>
      <text:p text:style-name="P1"><text:tab/><text:tab/><text:tab/><text:tab/>return True</text:p>
      <text:p text:style-name="P1"><text:tab/>return False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44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import itertools, sys</text:p>
      <text:p text:style-name="P1">if sys.version_info.major == 2:</text:p>
      <text:p text:style-name="P1"><text:tab/>range = xrange</text:p>
      <text:p text:style-name="P1"/>
      <text:p text:style-name="P1"/>
      <text:p text:style-name="P1">def compute():</text:p>
      <text:p text:style-name="P1"><text:tab/>pentanum = PentagonalNumberHelper()</text:p>
      <text:p text:style-name="P1"><text:tab/>min_d = None <text:s/>None means not found yet, positive number means found a candidate</text:p>
      <text:p text:style-name="P1"><text:tab/>For each upper pentagonal number index, going upward</text:p>
      <text:p text:style-name="P1"><text:tab/>for i in itertools.count(2):</text:p>
      <text:p text:style-name="P1"><text:tab/><text:tab/>pent_i = pentanum.term(i)</text:p>
      <text:p text:style-name="P1"><text:tab/><text:tab/>If the next number down is at least as big as a found difference, then conclude searching</text:p>
      <text:p text:style-name="P1"><text:tab/><text:tab/>if min_d is not None and pent_i - pentanum.term(i - 1) &gt;= min_d:</text:p>
      <text:p text:style-name="P1"><text:tab/><text:tab/><text:tab/>break</text:p>
      <text:p text:style-name="P1"><text:tab/><text:tab/></text:p>
      <text:p text:style-name="P1"><text:tab/><text:tab/>For each lower pentagonal number index, going downward</text:p>
      <text:p text:style-name="P1"><text:tab/><text:tab/>for j in range(i - 1, 0, -1):</text:p>
      <text:p text:style-name="P1"><text:tab/><text:tab/><text:tab/>pent_j = pentanum.term(j)</text:p>
      <text:p text:style-name="P1"><text:tab/><text:tab/><text:tab/>diff = pent_i - pent_j</text:p>
      <text:p text:style-name="P1"><text:tab/><text:tab/><text:tab/>If the difference is at least as big as a found difference, then stop testing lower pentagonal numbers</text:p>
      <text:p text:style-name="P1"><text:tab/><text:tab/><text:tab/>if min_d is not None and diff &gt;= min_d:</text:p>
      <text:p text:style-name="P1"><text:tab/><text:tab/><text:tab/><text:tab/>break</text:p>
      <text:p text:style-name="P1"><text:tab/><text:tab/><text:tab/>elif pentanum.is_term(pent_i + pent_j) and pentanum.is_term(diff):</text:p>
      <text:p text:style-name="P1"><text:tab/><text:tab/><text:tab/><text:tab/>min_d = diff <text:s/>Found a smaller difference</text:p>
      <text:p text:style-name="P1"><text:tab/>return str(min_d)</text:p>
      <text:p text:style-name="P1"/>
      <text:p text:style-name="P1"/>
      <text:p text:style-name="P1">Provides memoization for generating and testing pentagonal numbers.</text:p>
      <text:p text:style-name="P1">class PentagonalNumberHelper(object):</text:p>
      <text:p text:style-name="P1"><text:tab/>def __init__(self):</text:p>
      <text:p text:style-name="P1"><text:tab/><text:tab/>self.term_list = [0]</text:p>
      <text:p text:style-name="P1"><text:tab/><text:tab/>self.term_set = set()</text:p>
      <text:p text:style-name="P1"><text:tab/></text:p>
      <text:p text:style-name="P1"><text:tab/>def term(self, x):</text:p>
      <text:p text:style-name="P1"><text:tab/><text:tab/>assert x &gt; 0</text:p>
      <text:p text:style-name="P1"><text:tab/><text:tab/>while len(self.term_list) &lt;= x:</text:p>
      <text:p text:style-name="P1"><text:tab/><text:tab/><text:tab/>n = len(self.term_list)</text:p>
      <text:p text:style-name="P1"><text:tab/><text:tab/><text:tab/>term = (n * (n * 3 - 1)) &gt;&gt; 1</text:p>
      <text:p text:style-name="P1"><text:tab/><text:tab/><text:tab/>self.term_list.append(term)</text:p>
      <text:p text:style-name="P1"><text:tab/><text:tab/><text:tab/>self.term_set.add(term)</text:p>
      <text:p text:style-name="P1"><text:tab/><text:tab/>return self.term_list[x]</text:p>
      <text:p text:style-name="P1"><text:tab/></text:p>
      <text:p text:style-name="P1"><text:tab/>def is_term(self, y):</text:p>
      <text:p text:style-name="P1"><text:tab/><text:tab/>assert y &gt; 0</text:p>
      <text:p text:style-name="P1"><text:tab/><text:tab/>while self.term_list[-1] &lt; y:</text:p>
      <text:p text:style-name="P1"><text:tab/><text:tab/><text:tab/>n = len(self.term_list)</text:p>
      <text:p text:style-name="P1"><text:tab/><text:tab/><text:tab/>term = (n * (n * 3 - 1)) &gt;&gt; 1</text:p>
      <text:p text:style-name="P1"><text:tab/><text:tab/><text:tab/>self.term_list.append(term)</text:p>
      <text:p text:style-name="P1"><text:tab/><text:tab/><text:tab/>self.term_set.add(term)</text:p>
      <text:p text:style-name="P1"><text:tab/><text:tab/>return y in self.term_set</text:p>
      <text:p text:style-name="P1"><text:soft-page-break/></text:p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4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f compute():</text:p>
      <text:p text:style-name="P1"><text:tab/>MOD = 10**10</text:p>
      <text:p text:style-name="P1"><text:tab/>ans = sum(pow(i, i, MOD) for i in range(1, 1001)) % MOD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implement this solution in a straightforward way thanks to Python's built-in arbitrary precision integer type.</text:p>
      <text:p text:style-name="P1">def compute():</text:p>
      <text:p text:style-name="P1"><text:tab/>n = 2**1000</text:p>
      <text:p text:style-name="P1"><text:tab/>ans = sum(int(c) for c in str(n)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f compute():</text:p>
      <text:p text:style-name="P1"><text:tab/>LIMIT = 28124</text:p>
      <text:p text:style-name="P1"><text:tab/>divisorsum = [0] * LIMIT</text:p>
      <text:p text:style-name="P1"><text:tab/>for i in range(1, LIMIT):</text:p>
      <text:p text:style-name="P1"><text:tab/><text:tab/>for j in range(i * 2, LIMIT, i):</text:p>
      <text:p text:style-name="P1"><text:tab/><text:tab/><text:tab/>divisorsum[j] += i</text:p>
      <text:p text:style-name="P1"><text:soft-page-break/><text:tab/>abundantnums = [i for (i, x) in enumerate(divisorsum) if x &gt; i]</text:p>
      <text:p text:style-name="P1"><text:tab/></text:p>
      <text:p text:style-name="P1"><text:tab/>expressible = [False] * LIMIT</text:p>
      <text:p text:style-name="P1"><text:tab/>for i in abundantnums:</text:p>
      <text:p text:style-name="P1"><text:tab/><text:tab/>for j in abundantnums:</text:p>
      <text:p text:style-name="P1"><text:tab/><text:tab/><text:tab/>if i + j &lt; LIMIT:</text:p>
      <text:p text:style-name="P1"><text:tab/><text:tab/><text:tab/><text:tab/>expressible[i + j] = True</text:p>
      <text:p text:style-name="P1"><text:tab/><text:tab/><text:tab/>else:</text:p>
      <text:p text:style-name="P1"><text:tab/><text:tab/><text:tab/><text:tab/>break</text:p>
      <text:p text:style-name="P1"><text:tab/></text:p>
      <text:p text:style-name="P1"><text:tab/>ans = sum(i for (i, x) in enumerate(expressible) if not x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49</text:p>
      <text:p text:style-name="P2"/>
      <text:p text:style-name="P1"/>
      <text:p text:style-name="P1"/>
      <text:p text:style-name="P1"/>
      <text:p text:style-name="P1"/>
      <text:p text:style-name="P1"/>
      <text:p text:style-name="P1">import eulerlib</text:p>
      <text:p text:style-name="P1"/>
      <text:p text:style-name="P1"/>
      <text:p text:style-name="P1">def compute():</text:p>
      <text:p text:style-name="P1"><text:tab/>LIMIT = 10000</text:p>
      <text:p text:style-name="P1"><text:tab/>isprime = eulerlib.list_primality(LIMIT - 1)</text:p>
      <text:p text:style-name="P1"><text:tab/>for base in range(1000, LIMIT):</text:p>
      <text:p text:style-name="P1"><text:tab/><text:tab/>if isprime[base]:</text:p>
      <text:p text:style-name="P1"><text:tab/><text:tab/><text:tab/>for step in range(1, LIMIT):</text:p>
      <text:p text:style-name="P1"><text:tab/><text:tab/><text:tab/><text:tab/>a = base + step</text:p>
      <text:p text:style-name="P1"><text:tab/><text:tab/><text:tab/><text:tab/>b = a + step</text:p>
      <text:p text:style-name="P1"><text:tab/><text:tab/><text:tab/><text:tab/>if <text:s text:c="4"/>a &lt; LIMIT and isprime[a] and has_same_digits(a, base) \</text:p>
      <text:p text:style-name="P1"><text:tab/><text:tab/><text:tab/><text:tab/> <text:s text:c="2"/>and b &lt; LIMIT and isprime[b] and has_same_digits(b, base) \</text:p>
      <text:p text:style-name="P1"><text:tab/><text:tab/><text:tab/><text:tab/> <text:s text:c="2"/>and (base != 1487 or a != 4817):</text:p>
      <text:p text:style-name="P1"><text:tab/><text:tab/><text:tab/><text:tab/><text:tab/>return str(base) + str(a) + str(b)</text:p>
      <text:p text:style-name="P1"><text:tab/>raise RuntimeError("Not found")</text:p>
      <text:p text:style-name="P1"/>
      <text:p text:style-name="P1"/>
      <text:p text:style-name="P1">def has_same_digits(x, y):</text:p>
      <text:p text:style-name="P1"><text:tab/>return sorted(str(x)) == sorted(str(y))</text:p>
      <text:p text:style-name="P1"/>
      <text:p text:style-name="P1"/>
      <text:p text:style-name="P1">if __name__ == "__main__":</text:p>
      <text:p text:style-name="P1"><text:tab/>print(compute())</text:p>
      <text:p text:style-name="P1"/>
      <text:p text:style-name="P1"><text:span text:style-name="T2">Solution to Project Euler problem</text:span> 5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mport fractions</text:p>
      <text:p text:style-name="P1"/>
      <text:p text:style-name="P1"/>
      <text:p text:style-name="P1">The smallest number n that is evenly divisible by every number in a set {k1, k2, ..., k_m}</text:p>
      <text:p text:style-name="P1">is also known as the lowest common multiple (LCM) of the set of numbers.</text:p>
      <text:p text:style-name="P1">The LCM of two natural numbers x and y is given by LCM(x, y) = x * y / GCD(x, y).</text:p>
      <text:p text:style-name="P1">When LCM is applied to a collection of numbers, it is commutative, associative, and idempotent.</text:p>
      <text:p text:style-name="P1">Hence LCM(k1, k2, ..., k_m) = LCM(...(LCM(LCM(k1, k2), k3)...), k_m).</text:p>
      <text:p text:style-name="P1">def compute():</text:p>
      <text:p text:style-name="P1"><text:tab/>ans = 1</text:p>
      <text:p text:style-name="P1"><text:tab/>for i in range(1, 21):</text:p>
      <text:p text:style-name="P1"><text:tab/><text:tab/>ans *= i // fractions.gcd(i, ans)</text:p>
      <text:p text:style-name="P1"><text:tab/>return str(ans)</text:p>
      <text:p text:style-name="P1"/>
      <text:p text:style-name="P1"/>
      <text:p text:style-name="P1">if __name__ == "__main__":</text:p>
      <text:p text:style-name="P1"><text:tab/>print(compute(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3:59:02.161582192</meta:creation-date>
    <dc:date>2020-09-22T02:14:50.366622186</dc:date>
    <meta:editing-duration>PT11M4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6" meta:paragraph-count="1710" meta:word-count="11956" meta:character-count="106231" meta:non-whitespace-character-count="94112"/>
  </office:meta>
</office:document-meta>
</file>